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style:line-height-at-least="0.2361in"/>
      <style:text-properties style:font-name="Heiti TC Light" fo:font-size="12.0pt" fo:background-color="#868686"/>
    </style:style>
    <style:style style:name="P5" style:family="paragraph" style:parent-style-name="Standard">
      <style:paragraph-properties fo:margin-bottom="0.1667in"/>
      <style:text-properties style:font-name="Heiti TC Light" fo:font-size="12.0pt" fo:background-color="#ececec"/>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color="#052726"/>
    </style:style>
    <style:style style:name="T4" style:family="text">
      <style:text-properties fo:color="#032726"/>
    </style:style>
    <style:style style:name="TableColumn1" style:family="table-column">
      <style:table-column-properties style:column-width="3.4625in" style:rel-column-width="32767*"/>
    </style:style>
  </office:automatic-styles>
  <office:body>
    <office:text>
      <text:p text:style-name="P1"><text:span text:style-name="T1">陳真   |  2019.10.31 11:06   |   </text:span><text:a xlink:type="simple" xlink:href="http://palinfo.habago.org/Entry?Command=Information_PrintForum&amp;iPage=1#FORUM38040"><text:span text:style-name="T2">#</text:span></text:a></text:p>
      <text:p text:style-name="P2"><text:span text:style-name="T1">卡韓政變 (191)：普通常識為何如此不普通？<text:line-break/><text:line-break/>陳真 2019.10. 31.<text:line-break/><text:line-break/><text:line-break/>差不多25年前，也就是1994-1995年左右。有一天，途經某家郵局，看到十幾個像流氓那樣的人，開著一輛民進黨的宣傳車(我那時已經退黨)，在某家郵局面前，把擴音器開到最大音量，高聲叫罵一些固定台詞，例如 "咱台灣郎、伊外省郎如何如何" 之類，一邊叫罵三字經，一邊丟雞蛋，郵局嚇得把整個鐵門拉下來，停止營業。帶頭者我認識，不但認識，而且曾經是負責整我的一個國民黨特務。但是，這混蛋搖身一變，居然變成民進黨戰將。<text:line-break/><text:line-break/>我在那個圈子許多年，對於這類選舉伎倆，向來非常反感，厭惡到極點。但是，這類講究衝撞抗爭、展現 "勇敢的台灣人精神" 之選舉伎倆向來卻十分有效。果然，這個由藍轉綠的國民黨特務，後來就代表民進黨，當選了中央民意代表。<text:line-break/><text:line-break/>民進黨這樣一種文化，歷久彌新，花樣層出不窮，至今依舊有效。比方說，時序進入九零年代，隨著政治開放，各種所謂社運早已全面變質，成為黨的附隨組織，變成一種個人政治權位的晉身階與敲門磚；執行方法類似，強調為國為民，強調所謂理想，然後抗爭，唱高調，包圍這個，包圍那個，然後知名度有了，就投入選舉或成為黨工，宣稱說是為了人民決定做出更大的犧牲奉獻，宣稱 "台灣不能輸"，捨我其誰，我不入地獄，誰入地獄。<text:line-break/><text:line-break/>總之就是抓緊各種曝光機會，最好能成為政治或 "社運" 明星，然後就是權位在握，吃香喝辣，上下其手，雞犬昇天，一家都是董事長，一家都是民意代表，一家都是大官小官。然後呢，然後就是把所有過去自己所批評的一切醜陋行徑，全部變本加厲做一遍，或是把過去自己所要求的各種理想，以一種更惡劣更卑鄙的方式一一糟蹋一遍。為什麼呢？因為 "台灣不能輸"，因為萬惡的共匪隨時要傷害我們，因為台灣要獨立。<text:line-break/><text:line-break/>台灣的政治表面上好像很複雜，其實不然，就跟好萊塢電影一樣，演來演去全是套公式，什麼時候該哭該笑、該吶喊該抗爭，全有著一番固定套路。而且，吃喝路徑往往採師徒制，只要跟對了師父，很快就能輪到你當董事長，輪到你上台救國救民愛台灣。想不到，原來抗爭也能有錢賺。<text:line-break/><text:line-break/>底下這個視頻我曾經貼過：<text:line-break/><text:line-break/>https://bit.ly/2VCDi3x<text:line-break/><text:line-break/>這個美國人講得很對，香港那樣一種暴動，倘若發生在美國，肯定會使用 "幾萬倍以上的武力"，"射出幾千倍以上的子彈"，不知道要打死多少條人命。但是，異常溫和的港警，卻反而被世界主流媒體給抹黑成魔鬼惡警似的，甚至連 "反人道戰爭罪行" 的指控都有，非常荒唐。<text:line-break/><text:line-break/>在台灣，荒謬行徑更是青出於藍，只要是 "自己人"，隨便你怎麼搞都行，不但無罪，說不定還有錢賺，而且會把你宣傳成民主鬥士、民族英雄，培植成 "政治明星"，說你是 "社運領袖"。可是，如果抗議者是異己，那你最好就皮繃緊一點，人渣黨總是會想方設法整你。這就是台灣的所謂民主法治。<text:line-break/><text:line-break/>我並不是現在才明白這些無恥的政治套路，而是將近三十年前就明白了。明白它，其實一點都不難，畢竟它不是什麼不為外人所知的秘密陰謀，而是不斷就是公然一直都這麼幹的陽謀。人們之所以很難明白，也許是因為他其實根本不在乎。如果你真的在乎一個東西，你很快就能明白一切清清楚楚呈現在你眼前的每件事情。<text:line-break/><text:line-break/>這裏有一段視頻，強烈推薦，拜託花個十分鐘把它看完：<text:line-break/><text:line-break/>https://bit.ly/34fzSXj<text:line-break/><text:line-break/>火鍋大王並沒有說出什麼特別或不可思議的事，事實上他講的全是普通常識，但卻顯得如此不普通而幾乎不為人所知。<text:line-break/><text:line-break/>在這視頻中，你可以看看比方說所謂老牌民主自由國家--英國，是怎麼個民主自由法，是如何壓制言論，是如何殘民以逞、是如何把其他族群當芻狗。另外可參見我寫的這篇：<text:line-break/><text:line-break/>https://bit.ly/2JBV5ms<text:line-break/><text:line-break/>理解這些常識有什麼難？需要什麼智商？人們之所以對於常識如此陌生或誤解之深，也許是因為他其實並不是真的在乎這一切。<text:line-break/><text:line-break/>==============<text:line-break/>太陽花學運國賠案 14人獲賠逾百萬 警界喊不服<text:line-break/><text:line-break/>2019年10月31日<text:line-break/><text:line-break/>中國時報【王己由、陳鴻偉、林偉信、張穎齊、張理國╱台北報導】<text:line-break/><text:line-break/>5年多前太陽花學運期間，群眾占領行政院衍生324驅離案，前立委周倪安等29人前年提出國賠訴訟，要求台北市政府和台北市警局賠償838萬多元。台北地院審理後，法官認為警察帶警械執行驅離勤務合法，但造成民眾受傷，手段違反比例原則，昨判決北市警局賠償周倪安等14人111萬1570元；另15人國賠求償駁回。<text:line-break/><text:line-break/>警界喊不服，基層警嗆，下次請法官一起上街執勤。<text:line-break/><text:line-break/>多名法界人士則感嘆，太陽花學運浪費許多社會資源，成就特定的「政治明星」，如今國家又要為當年闖立法院的抗議者負擔精神慰撫金及醫藥費用，這樣的司法判決如何讓庶民信服。</text:span></text:p>
      <text:p text:style-name="P1"><text:span text:style-name="T1">懷軒   |  2019.10.31 05:37   |   </text:span><text:a xlink:type="simple" xlink:href="http://palinfo.habago.org/Entry?Command=Information_PrintForum&amp;iPage=1#FORUM38039"><text:span text:style-name="T2">#</text:span></text:a></text:p>
      <text:p text:style-name="P3"><text:span text:style-name="T1">我是「貓咪的主人」懷軒叔叔。<text:line-break/><text:line-break/>最近為了生活工作繁忙水深火熱，實在抽不出空，釋放阿桑傑的T恤製作應該要到11月底才有辦法開始進行。為了不要增加陳真或巴勒網email群組的負擔，我想有意參與的人請直接寄email給我，註明尺寸、數量。由於還沒開始製作，無法確認單價與運費。但我必須知道大約數量到時才能知道製作單價，所以希望有意參與的人告知數量及尺寸。本誠信原則，別晃點我。我只會收取製作費用及運費，沒有工資，也不會賺一毛錢。運費的部分比較尷尬，我應該會訂一個規則，若運費有餘，全數捐給巴勒網作為運作經費，到時會將明細交給良哲。可接受的人才發email給我。<text:line-break/><text:line-break/>我的email是：art104@gmail.com，來信告知數量尺寸的朋友我會建立一個email群組，最後確認的單價與運費也會在email群組公布，有任何訊息也會再發給各位。<text:line-break/><text:line-break/>謝謝。<text:line-break/><text:line-break/>懷軒</text:span></text:p>
      <text:p text:style-name="P1"><text:span text:style-name="T1">陳真   |  2019.10.31 02:59   |   </text:span><text:a xlink:type="simple" xlink:href="http://palinfo.habago.org/Entry?Command=Information_PrintForum&amp;iPage=1#FORUM38038"><text:span text:style-name="T2">#</text:span></text:a></text:p>
      <text:p text:style-name="P2"><text:span text:style-name="T1">這是準備要發的傳單。<text:line-break/><text:line-break/>================<text:line-break/>釋放阿桑吉<text:line-break/><text:line-break/>紀念若雪巴勒斯坦資訊網<text:line-break/><text:line-break/>2019. 10. 31.<text:line-break/><text:line-break/><text:line-break/>朱利安·阿桑吉 (Julian Paul Assange)：澳洲人，出生於 1971年7月3日；2006年創辦「維基解密」，曾公布各國機密檔案及政要信件與電報等高達數千萬筆。其中包括美國在阿富汗與伊拉克的侵略戰爭檔案與美軍屠殺記者及平民百姓之相關影像與記錄，同時也包括大量美軍虐囚與酷刑及其無數難以想像之政治醜聞、謊言與操弄及發動戰爭與暴亂，例如金援及武裝各地恐怖份子，包括 ISIS、烏克蘭新納粹組織及敘利亞反對勢力等等等，藉以製造動亂與發動內戰，姦殺擄掠，為所欲為；數百萬人喪命，數千萬人淪為難民，無數血腥罪行，泯滅天良，罄竹難書。<text:line-break/><text:line-break/>相較之下，維基解密所揭露之其它醜聞，可說微不足道，例如柯林頓及希拉蕊家族受賄數千萬美元，例如美國中情局 (CIA) 長年資助與培植香港所謂「民主派人士」，一手策畫「佔中」等各種動亂。<text:line-break/><text:line-break/>阿桑吉相信：國家等級之暴行與諸多不義，往往透過層層謊言與機密，在黑暗處運作，因此，「透明」將可使整個為惡體制與組織崩盤或減少作惡。<text:line-break/><text:line-break/>阿桑吉也因此成為美國頭號獵捕對象，希拉蕊一度企圖下令暗殺，CIA 並多次密謀綁架。阿桑吉因之被迫長年四處躲藏，居無定所，每天換旅館、換地方睡覺。<text:line-break/><text:line-break/>2010年，在倫敦被捕。2012年，於保釋期間，進入厄瓜多駐英大使館尋求政治庇護，柯利亞（Rafael Correa）總統予以批准，從此展開長達七年不見天日、形同軟禁但相對安全保命的日子。<text:line-break/><text:line-break/>2013年，成功協助另一名吹哨者史諾登 (Edward Snowden) 逃亡俄國。<text:line-break/><text:line-break/>2017年，透過選舉舞弊，厄瓜多政權易主，由親美的莫雷諾（Lenin Moreno）當選總統。「維基解密」揭露莫雷諾貪腐集團之各項貪瀆醜聞，進一步激怒當權者。莫雷諾政府要求阿桑吉停止揭密美國及厄瓜多新政府，並以撤銷政治庇護要脅，但阿桑吉堅不妥協。<text:line-break/><text:line-break/>2019年4月11日，厄瓜多政府召來英國警察，進入大使館逮捕阿桑吉。美國旋即提出引渡要求，並以十七項間諜罪提出控告；罪名若成立，將監禁至死或處死。<text:line-break/><text:line-break/>近日，在美國主導下，召開引渡法庭。英國前駐烏茲別克共和國大使Craig Murray 出庭旁聽，翌日為文指控這是一場由美國一手操控之司法假戲，並認同「聯合國酷刑特別調查專員」梅爾澤 (Nils Melzer) 的看法，相信阿桑吉遭到酷刑。(全文見：https://bit.ly/2BXfQVn)<text:line-break/><text:line-break/>年少時候的阿桑吉曾如此寫道：<text:line-break/><text:line-break/>「每一次我們目擊不義之事，總是不為所動，無異於訓練我們的品格變得被動且習於袖手旁觀，以至於失去了保衛自我以及保護我們所愛的人的能力。...如果人生只能活一回，那就讓我們充份運用每一分力，大膽去冒險吧。儘管我總是努力想逃避，但世上苦難之聲卻依舊揮之不去。有一天，當我老了，也許我將在工作坊裏捏陶瓷自娛，享受在夏夜裏跟學生們的對談，從而對苦難絲毫不在意。但現在的我，確實在意。」<text:line-break/><text:line-break/>毫無疑問，阿桑吉是這個黑暗時代的一盞明燈，他的勇氣、善良與絕頂聰明，我們永遠不會忘記。我們打算每個月至少來一趟 AIT 靜站，直到阿桑吉獲釋，或直到他的生命成為過去。</text:span></text:p>
      <text:p text:style-name="P1"><text:span text:style-name="T1">陳真   |  2019.10.31 00:46   |   </text:span><text:a xlink:type="simple" xlink:href="http://palinfo.habago.org/Entry?Command=Information_PrintForum&amp;iPage=1#FORUM38037"><text:span text:style-name="T2">#</text:span></text:a></text:p>
      <text:p text:style-name="P3"><text:span text:style-name="T1">巴勒網有個內部群組，有時候一些事情會透過 EMAIL討論，如果有人要加入這群組，寫信告訴我一聲：emirchen@gmail.com 我再請阿忠把你的 email加入。<text:line-break/><text:line-break/>這兩天群組在講服裝的事，巴勒網想自己製作中文 "釋放阿桑吉" 的T恤，如果有人也有興趣購買我們自己做的衣服，也請跟我說，或是在這留言板上說一聲(包括大約尺寸)，因為還沒決定要製作幾件。假若數量能多一些，製作成本也許會比較低。</text:span></text:p>
      <text:p text:style-name="P1"><text:span text:style-name="T1">吳聲志   |  2019.10.30 22:13   |   </text:span><text:a xlink:type="simple" xlink:href="http://palinfo.habago.org/Entry?Command=Information_PrintForum&amp;iPage=1#FORUM38035"><text:span text:style-name="T2">#</text:span></text:a></text:p>
      <text:p text:style-name="P2"><text:span text:style-name="T1"><text:line-break/>謝謝陳真的說明<text:line-break/>我了解了<text:line-break/>感謝<text:line-break/>聲志</text:span></text:p>
      <text:p text:style-name="P1"><text:span text:style-name="T1">陳真   |  2019.10.30 20:14   |   </text:span><text:a xlink:type="simple" xlink:href="http://palinfo.habago.org/Entry?Command=Information_PrintForum&amp;iPage=1#FORUM38032"><text:span text:style-name="T2">#</text:span></text:a></text:p>
      <text:p text:style-name="P3"><text:span text:style-name="T1">謝謝聲志，<text:line-break/><text:line-break/>我們的活動不用報名就能參加，來去自由，不用有任何壓力。<text:line-break/><text:line-break/>新的AIT 我們都沒去過，在內湖站下車後，據說還得步行15分鐘。<text:line-break/><text:line-break/>至於現場該怎麼站，就到時候再看狀況而定。原則上以不觸法為原則，亦即兩個人在禁制區內，其他人在禁制區外。所謂禁制區就是建築物50公尺內。<text:line-break/><text:line-break/>理論上，AIT是民間機構，因為台美之間並無官方關係，所以，就法論法來說，它根本不應該是禁制區。不過，台灣是這樣，法律向來因人而異，對付異己是一套，對付 "自己人" 又是另一套。而且，法律 "彈性" 很大，隨便當權者怎麼解釋都行。<text:line-break/><text:line-break/>民進黨動員的大腸花，連立法院行政院都能佔領、破壞，然後獲得表揚與歌頌，載入教科書繼續美化。但是，我們站在AIT或什麼以色列辦公室等等這些民間機構外，即便只是小貓兩三隻一動也不動地站著，根本不構成集遊法的基本定義，照樣抓起來移送法辦。<text:line-break/><text:line-break/>不管是黨外或民進黨，過去都強烈反對集遊法，並且倡導 "惡法非法" 的說法，主張大家不應遵守，應該反抗到底；過去總是說集會遊行法傷害人權多麼巨大。可是，當民進黨自己掌權時，卻反而比舊國民黨更凶狠，更嚴苛。<text:line-break/><text:line-break/>如果大家決定統統都要站在所謂禁制區內，我其實也不反對，但是我們很可能馬上就會被警方逮捕。<text:line-break/><text:line-break/>我不知道有幾個人會來參加，目前知道的大概就五、六個吧。<text:line-break/><text:line-break/>我和學姊今天早上去弄了八塊板子，上面是阿桑吉的這張圖：<text:line-break/><text:line-break/>https://wikileaks.shop/<text:line-break/><text:line-break/>修亮姐另外會準備幾張文字板。應該夠用。<text:line-break/><text:line-break/>我希望可以每個月一次，站到阿桑吉獲釋或死掉。今年是巴勒網站樁第 12 個年頭。</text:span></text:p>
      <text:p text:style-name="P1"><text:span text:style-name="T1">吳聲志   |  2019.10.30 18:00   |   </text:span><text:a xlink:type="simple" xlink:href="http://palinfo.habago.org/Entry?Command=Information_PrintForum&amp;iPage=1#FORUM38031"><text:span text:style-name="T2">#</text:span></text:a></text:p>
      <text:p text:style-name="P2"><text:span text:style-name="T1">大家好 ：<text:line-break/><text:line-break/>想參與周六（11/2）聲援阿桑吉的靜站，<text:line-break/>之前有緣來到這個留言版，<text:line-break/>本來想參與11月份聲援巴勒斯坦的靜站，<text:line-break/>昨日看見了聲援阿桑吉的留言，<text:line-break/>希望也能參與<text:line-break/>感謝<text:line-break/>聲志 10/30<text:line-break/></text:span></text:p>
      <text:p text:style-name="P1"><text:span text:style-name="T1">陳真   |  2019.10.30 17:56   |   </text:span><text:a xlink:type="simple" xlink:href="http://palinfo.habago.org/Entry?Command=Information_PrintForum&amp;iPage=1#FORUM38030"><text:span text:style-name="T2">#</text:span></text:a></text:p>
      <text:p text:style-name="P3"><text:span text:style-name="T1">卡韓政變 (190)：我這一生，竟然創立了兩個骯髒黨<text:line-break/><text:line-break/>陳真 2019.10. 30.<text:line-break/><text:line-break/><text:line-break/>我這一生，竟然創立了兩個骯髒黨：<text:line-break/><text:line-break/>一個是既不民主、更不進步的民進黨，外號叫人渣黨，由一群藍綠雜交的人渣政客及御用文人組成，貪污腐敗，吃相非常難看且可恥，臭不可聞。<text:line-break/><text:line-break/>另一個是政治上很綠但普世價值上卻烏七媽黑的所謂 "綠黨"，掛羊頭賣狗肉，充當人渣黨的走狗。<text:line-break/><text:line-break/>我真是很看不起這些人渣，貪婪窩囊，齷齪下流，很沒出息，整天就是透過炒作仇中反華騙吃騙喝。<text:line-break/><text:line-break/>===================<text:line-break/><text:line-break/>【Yahoo論壇／廖元豪】為了選舉，不惜把臺灣媳婦硬說成中國孕婦<text:line-break/><text:line-break/>2019年10月30日<text:line-break/><text:line-break/>作者：廖元豪 / 國立政治大學法學院副教授<text:line-break/><text:line-break/>韓國瑜的移民政策政見，要將「未納保懷孕新移民納入全民健保」。這個立意良善而且合理的措施，居然在綠黨以及部分網友的口中，被刻意扭曲成了完全不同的「中國孕婦納健保」，進而惹來「浪費健保資源」的批評。從此可以看出，政治上的「謠言」有多麼可怕。依照民進黨政府最近動輒辦人的習慣，是否該將綠黨以及這些傳播錯誤訊息的人，依社維法移送法辦？<text:line-break/><text:line-break/>一般人看到「中國孕婦來臺就納健保」這個標題，一定會嚇一大跳：「中國孕婦」為什麼可以納保？他們和我們有什麼關係？一般外籍或大陸人士要居留六個月才能納保，他們為什麼可以立即享用健保？綠黨臉書傳播的這個網路謠言，最惡劣之處就是把「臺灣媳婦」說成是與臺灣無關的「中國孕婦」！<text:line-break/><text:line-break/>事實上，韓國瑜的政策是將「新移民」納入全民健保，而不是「中國孕婦」！也就是要保障「外籍配偶」與「大陸配偶」。新移民立委林麗蟬委員也指出，二者身分天差地遠。之所以要有「新移民納保」的政策，是因為依現行全民健康保險法第九條的規定，他們必須要在臺灣居留「六個月以上」才能參加全民健保。但實際上有許多來自東南亞或中國大陸的婚姻移民，他們來臺時，肚子裡已經懷了「臺灣之子」；或是來臺不久後就懷孕。這時，無論是產檢或是生產，都需要醫療照護。如果不能參加健保，那花費極高，會使得他們經濟負擔加重，甚至減少產檢次數以避免花費。<text:line-break/><text:line-break/>舉例來說，一位越南籍的新移民，來臺灣時已經懷孕四個月。那她入境並辦理居留之後，不但要產檢、照護，而且會在「無健保」的時候就要生產。如果沒有健保，他們怎麼「生得起」？<text:line-break/><text:line-break/>全民健康保險法之所以對外籍或大陸人士有「六個月」的緩衝期，原本是要確定這些人是否會長期居住在臺灣，藉以排除那種「短期來臺只為了享受健保」的人。然而，對於婚姻移民，這根本不是問題。他們與臺灣人合法結婚，而且入境之前，還要在我國駐外代表處或是國境線上接受面談。新移民之所以稱為「移民」，就表示他們真的是要以臺灣為家，在此長住，以斯土為其安身立命之處。更何況他們肚子裡有著「臺灣之子」，當然是正港臺灣人。根本不需要再等六個月才能確定他們的「共同生活」意圖！<text:line-break/><text:line-break/>誠如張善政所做的回應：這些妄加批評的人，難道沒看到，這些懷孕的新移民，是「臺灣孩子的母親」？他們也是臺灣人的另一半，是「臺灣媳婦」！剛來臺灣的新移民，若無法加入健保，傷害的是我們臺灣的家庭，我們的親人，甚至可能是我們的下一代。有眼睛的人都看得到，人家推動的是「懷孕新移民加入健保」，卻能睜眼說瞎話，惡搞成「中國孕婦納健保」，這是何等居心？<text:line-break/><text:line-break/>我們臺灣是個充滿溫情的地方，絕大部分臺灣人既有愛心又體貼，必然把「臺灣媳婦」與「臺灣之子」當成自己人來看待，而不會為了政治意識型態或選舉競爭而造謠霸凌。全世界的綠黨都與弱勢站在一起，促進社會平等。怎麼在臺灣卻發表這種扭曲真實，排外歧視的言論？為了選舉，要打擊韓國瑜，討厭國民黨，但無論如何也不該犧牲新移民。<text:line-break/><text:line-break/>(餘略。全文見：https://bit.ly/2PBQhBD)</text:span></text:p>
      <text:p text:style-name="P1"><text:span text:style-name="T1">陳真   |  2019.10.30 10:05   |   </text:span><text:a xlink:type="simple" xlink:href="http://palinfo.habago.org/Entry?Command=Information_PrintForum&amp;iPage=1#FORUM38029"><text:span text:style-name="T2">#</text:span></text:a></text:p>
      <text:p text:style-name="P2"><text:span text:style-name="T1">早上起床，小孩一睜開眼睛就突然問我說：把拔，你會不會被警察抓走啊？<text:line-break/><text:line-break/>我說：為什麼我會被警察抓走？<text:line-break/><text:line-break/>小孩說：你不是要去台北？<text:line-break/><text:line-break/>我：對啊。妳知道我去台北做什麼？<text:line-break/><text:line-break/>小孩：你要去救阿桑吉啊。<text:line-break/><text:line-break/>我：哇！怎麼連這個妳也知道？馬麻告訴妳的對不對？<text:line-break/><text:line-break/>小孩得意地笑：不對。<text:line-break/><text:line-break/>我：那妳是看到客廳地上有一些牌子對不對？<text:line-break/><text:line-break/>小孩笑而不答。<text:line-break/><text:line-break/>送她上幼兒園途中。她又問我：把拔，修亮阿姨和阿忠叔叔也都會去救阿桑吉對不對？<text:line-break/><text:line-break/>我說：哇！妳怎麼連這些也知道？<text:line-break/><text:line-break/>小孩：貓咪的主人也會去嗎？<text:line-break/><text:line-break/>我：誰是貓咪的主人？<text:line-break/><text:line-break/>小孩：懷軒叔叔。<text:line-break/><text:line-break/>我：這星期我不知道，但他以後也是會來。<text:line-break/><text:line-break/>我：那妳知道還有誰會來嗎？<text:line-break/><text:line-break/>小孩：不知道。<text:line-break/><text:line-break/>我：還有一個是...世...世...主...<text:line-break/><text:line-break/>小孩歡呼：世主阿姨！<text:line-break/><text:line-break/>小孩：我們的朋友都要去救阿桑吉對不對？<text:line-break/><text:line-break/>我：沒有哦，只有很少的人會來，不是每一個。<text:line-break/><text:line-break/>小孩：為什麼？<text:line-break/><text:line-break/>我：什麼為什麼？<text:line-break/><text:line-break/>小孩：為什麼有些人不來啊？<text:line-break/><text:line-break/>我：每個人有他自己的想法，又不是說大家都一定要去做一樣的事。<text:line-break/><text:line-break/>我：那妳知道阿桑吉為什麼被美國抓去嗎？<text:line-break/><text:line-break/>小孩：因為他報導了壞人做壞事。<text:line-break/><text:line-break/>我：哇，這是誰教妳的？妳怎麼會連這個也知道？太厲害了，是馬麻教妳的對不對？<text:line-break/><text:line-break/>小孩神祕微笑：不對。<text:line-break/><text:line-break/>我：沒有人教妳，妳怎麼會知道？<text:line-break/><text:line-break/>小孩：是你教我的。<text:line-break/><text:line-break/>我：我有教妳？<text:line-break/><text:line-break/>小孩點頭。<text:line-break/><text:line-break/>我：我沒有教妳。妳都有在偷聽我和馬麻講話對不對？<text:line-break/><text:line-break/>小孩笑而不答。<text:line-break/><text:line-break/>小孩：警察為什麼要來抓你們啊？<text:line-break/><text:line-break/>我：妳是說，我們去救阿桑吉是好事，為什麼也會被警察抓嗎？<text:line-break/><text:line-break/>小孩點點頭。<text:line-break/><text:line-break/>我：不是每件好事都是合法的。<text:line-break/><text:line-break/>小孩：什麼是合法？<text:line-break/><text:line-break/>我：合法就是規定應該遵守的事。<text:line-break/><text:line-break/>小孩：警察為什麼要幫壞人？<text:line-break/><text:line-break/>我：警察沒有幫壞人，他們只是在執行法律，維持秩序。警察是在幫大家。<text:line-break/><text:line-break/>小孩：秩序是什麼？<text:line-break/><text:line-break/>我：秩序就是讓大家都可以好好生活好好工作，所以警察比我們還辛苦。<text:line-break/><text:line-break/>小孩：我們都在做好事對不對？<text:line-break/><text:line-break/>我：對，但是好事也可能是不合法的事。比方說不可以偷東西，可是，如果有個小孩快餓死了，他們家很窮，他的把拔馬麻為了救他們的小孩，是不是就只好去偷東西給小孩吃？警察就會來抓他，因為偷東西是不對的，但是有時候我們只好去做不對的事，因為有更重要的事應該做。<text:line-break/><text:line-break/>說完，就快到了幼兒園。<text:line-break/><text:line-break/>我問說：妳看過阿桑吉的照片嗎？<text:line-break/><text:line-break/>小孩：沒有。<text:line-break/><text:line-break/>我：馬麻昨天沒有拿給妳看嗎？<text:line-break/><text:line-break/>小孩：沒有。<text:line-break/><text:line-break/>我：那妳明天就可以看到了。我和馬麻等一下要去把阿桑吉的照片印出來。<text:line-break/><text:line-break/>小孩歡呼：耶！我要看我要看！<text:line-break/><text:line-break/>幼兒園老師走過來了，問說：什麼事這麼開心啊！<text:line-break/><text:line-break/>小孩笑而不答。<text:line-break/><text:line-break/>幼兒園老師：來！自己揹書包。跟把拔說再見。<text:line-break/><text:line-break/>小孩轉頭，一邊走進教室，一邊不斷對我做出飛吻手勢，大喊：把拔再見。</text:span></text:p>
      <text:p text:style-name="P1"><text:span text:style-name="T1">陳真   |  2019.10.29 20:00   |   </text:span><text:a xlink:type="simple" xlink:href="http://palinfo.habago.org/Entry?Command=Information_PrintForum&amp;iPage=1#FORUM38028"><text:span text:style-name="T2">#</text:span></text:a></text:p>
      <text:p text:style-name="P3"><text:span text:style-name="T1">這法官是英國人。<text:line-break/><text:line-break/>人們大多順服主流，聽命行事，古往今來，盡皆如此，倒也不一定是所謂 "壞人"。正直行事者，畢竟是極少數。</text:span></text:p>
      <text:p text:style-name="P1"><text:span text:style-name="T1">李念淨   |  2019.10.29 08:32   |   </text:span><text:a xlink:type="simple" xlink:href="http://palinfo.habago.org/Entry?Command=Information_PrintForum&amp;iPage=1#FORUM38027"><text:span text:style-name="T2">#</text:span></text:a></text:p>
      <text:p text:style-name="P2"><text:span text:style-name="T1">美國這個法官神態好像納粹黨的Roland Freisler，害人無數。</text:span></text:p>
      <text:p text:style-name="P4">陳真   |  2019.10.29 06:03   |   <text:a xlink:type="simple" xlink:href="http://palinfo.habago.org/Entry?Command=Information_PrintForum&amp;iPage=1#FORUM38026"><text:span text:style-name="T3">#</text:span></text:a></text:p>
      <text:p text:style-name="P5">我在譯者前言中加入了幾段，同時也改了一些贅字。轉載請以此版為準。 <text:line-break/><text:line-break/>陳真 <text:line-break/><text:line-break/>============== <text:line-break/>獵殺阿桑吉之法庭實錄 <text:line-break/><text:line-break/>作者：Craig Murray <text:line-break/><text:line-break/>作者簡介：英國前外交官，解職後，轉為政治活動家、人權活動家與吹哨者。2002年至2004年期間，擔任英國駐烏茲別克共和國大使，因揭露卡里莫夫政府 (Karimov) 的侵犯人權行為，與英國外交部上司發生衝突，遭到撤職。 <text:line-break/><text:line-break/>譯者：陳真 <text:line-break/><text:line-break/>發表日期：2019年10月22日 <text:line-break/><text:line-break/>出處：https://bit.ly/2p9nZ6F <text:line-break/><text:line-break/>譯者前言： <text:line-break/><text:line-break/>個人身心俱疲之餘，我花了兩個深夜的時間翻譯這文章。翻譯本身不難，翻譯以外的狀況卻很難。許多時候，我不知道如何說出心裏話。我想借用阿桑吉的一些話來說我心中肺腑。 <text:line-break/><text:line-break/>早在阿桑吉年少時期，就因駭入警方電腦而被捕： <text:line-break/><text:line-break/>「聯邦警察一共從我在墨爾本近郊的房子裏取走六十三件物品。我呆立街上看著他們的離去，那是個既黑暗又溫暖的十月天夜晚，連蟋蟀都出來了，我覺得自己彷彿被捲入了一道斷層... <text:line-break/><text:line-break/>在審判前，我就知道文學能使事物清明。那段時間，我正在讀索忍尼辛的作品《第一層地獄》(The First Circle)，它明白揭露了許多事，讓我了解到同理心的價值，同時也給了我力量。我從孩童時期就喜歡閱讀，明白書本所帶來的樂趣，而這一本書恰恰使我看透自己內心的困境。如果有一本書可以讓你覺得不再孤單，那麼，對我來說，這一本就是了。...我以為我總是努力於行動，但是，在等待出庭的那幾年裏，我卻感到失落。然而，哪裏有失落，哪裏就有可能長出力量的種子。」    <text:line-break/><text:line-break/>「每一次我們目擊不義之事，卻總是不為所動，無非就等於訓練我們的品格變得被動且習於袖手旁觀，以至於失去了保衛自我以及保護我們所愛的人的能力。...如果人生只能活一回，那就讓我們充份運用每一分力，大膽去冒險吧。儘管我總是努力想逃避，世上苦難之聲卻依舊揮之不去。有一天，當我老了，也許我將在工作坊裏捏陶瓷自娛，享受在夏夜裏跟學生們的對談，從而對苦難絲毫不在意。但現在的我，確實在意。」 <text:line-break/><text:line-break/>在阿桑吉的自傳裏，卷頭語引用了《小王子》作者Antoine de Saint-Exupéry 的一段話： <text:line-break/><text:line-break/>「如果你想要建造一艘船，無須聚集一群人去撿拾木頭，也不用分派他們各項任務與工作，你只須讓他們渴慕無盡的大海。」 <text:line-break/><text:line-break/>接著是第一章，標題是「孤獨」。阿桑吉描述了2010 年12月7日他在英國被捕入獄的情況。他寫道： <text:line-break/><text:line-break/>「我的律師正在外面加班熬夜，努力想辦法把我弄出去。但是，他們的世界與我之間卻好似光年那般遙遠。當我在牢房裏踱步繞圈時，開始對『孤獨』這詞的意義跟實質，有了全新的感受。」 <text:line-break/><text:line-break/>「我認為自己是幸運的，因為我生在一個對周遭事物充滿好奇與疑問的環境裏。我想，總有一天，我會碰到我的敵人，他們因為我想要追求真相而憎恨我。人們在互相指責聲中有時會忘了自己是誰，但我非常清楚知道自己是誰。我的名字叫朱利安·阿桑吉。」 <text:line-break/><text:line-break/> 「有人說，『過去』是另一個國度。可是，『未來』又何嘗不是？隨著載運我的英國警車之加速前進，我彷彿能更清楚看見這個世界。」<text:line-break/><text:line-break/> 「在這個值得紀念的日子裏，我被獄方要求登記私人物品，算起來也只有一支筆和兩百五十英鎊。王爾德曾經在1895年被移送到跟我同一所監獄--Wandsworth 監獄。當他發現自己的背心不見時，創造了一場『高尚的混亂』。他對獄卒說：『讓禱告寬恕我沸騰的情緒吧。』我絕不會說我像王爾德，對我自己可憐的背心我倒也不想多提了，但是，這位愛爾蘭佬的心中難道就沒有火氣？我的律師總擔心我會在王爾德的監獄裏抑鬱消沉。我不敢確定自己是否會這樣，但是，王爾德的精神以及他對抗偏見的方式，始終深植我心。」 <text:line-break/><text:line-break/>「那天下午六點左右，我步出法庭，我立刻聽到群眾的加油喝采聲，並且看到一大群記者與攝影師。當時天色已晚，還下著大雪，能見度大約只有三公尺。周遭慢慢靜了下來，我站在那裏，心裏想著該說些什麼。在這個本該慶賀的時刻，我有一堆人想要感謝，但一想到在這個世界上還有很多人，我就默然了。他們不但身陷囹圄，被孤獨地囚禁著，既不曾被媒體認識，也沒有人願意幫他們支付假釋金，更沒有什麼新聞價值。可是，白雪如花，難道不能軟化這一切？這個念頭當下清楚浮現，我凝視著白雪照耀，想到我能站在法院階梯上目睹這美麗的雪景，心裏想著：這真是一趟很漫長的旅行。」 <text:line-break/><text:line-break/>本文： <text:line-break/><text:line-break/>昨天，目睹了在英國西敏寺法院公審阿桑吉的過程，我感到極度震驚。整個審判過程的每一項決定竟如此草率，對於阿桑吉律師團隊的訴求，庭方沒有任何辯駁；法官甚至連假裝一下聆聽訴求也懶得演出。 <text:line-break/><text:line-break/>在我出席這項公然缺乏公正程序的審判之初，我首先注意到阿桑吉的身心狀況，我很驚訝他竟變得如此消瘦，頭髮稀疏，急遽蒼老；尤其是舉步艱難，更是之前從沒見過的狀況。自從今年四月被捕以來，他已足足瘦了十五公斤。 <text:line-break/><text:line-break/>但是，更讓人驚恐的不是他的外觀，而是他的心智退化。他很顯然連回答姓名與生日都感到困惑遲疑。我稍後會提及他在庭訊終結時的談話之重要性，但他的言語表達與思緒集中卻似乎遭遇極大的困難。 <text:line-break/><text:line-break/>在這之前，我對於外界傳聞阿桑吉遭到與刑求無異的身心虐待時，我總是不太相信；即便是「聯合國酷刑特別調查專員」梅爾澤 (Nils Melzer) 這麼說，我依舊半信半疑；對於人們說阿桑吉可能遭到某種藥物注射，我更是不敢相信。可是，當我昨天目擊整個狀況，我已經完全相信阿桑吉確實遭到酷刑。 <text:line-break/><text:line-break/>我過去擔任英國駐烏茲別克共和國大使時，曾經參與幾樁遭受極度殘酷的刑求受害人調查。我也曾經和獅子山共和國及其他一些國家的受害者共事過。因此，我可以很負責任地告訴大家：阿桑吉恰恰就是表現出跟那些酷刑受害人一模一樣的症狀，包括意識與思緒的混亂、行使自由意志的困難，以及人為製造之所謂「習得性」(learned) 的無助感與絕望。 <text:line-break/><text:line-break/>阿桑吉的律師團隊成員曾經跟我說，他們很擔心阿桑吉的生命恐怕撐不到整個引渡庭訊的結束。我過去不太相信，但我現在不但相信，而且為此感到驚恐無比。 <text:line-break/><text:line-break/>在昨天的庭訊中，所有人都親眼看到了：我們這個時代最傑出的一位記者，最偉大的一個異議人士，竟然就在世人眼前，被這個國家活活刑求至瀕臨死亡。看著我的好朋友阿桑吉，這麼一位我個人生平所見思考最敏捷、最擅於訴說的思想家，竟然被糟蹋到成為一個步履蹣跚語無倫次的「廢人」(wreck)，我真是很難承受這樣的事實。 <text:line-break/><text:line-break/>然而，美國的律師代表們，特別是這位冷血的承審法官芭拉瑟 (Vanessa Baraitser)，卻迫不及待想加入這場獵殺阿桑吉的血腥遊戲中。法官芭拉瑟告訴阿桑吉說：「如果你聽不懂我們現在在做什麼，沒關係，你的律師等一下也許可以告訴我們到底你是怎麼了？」問題是：當一個眾所公認的天才，能力卓越，遭受如此巨大的罪名指控，如今卻連庭訊在做些什麼都搞不清楚，究竟何以致之？卻完全無法引起這位法官絲毫的關切。 <text:line-break/><text:line-break/>阿桑吉的罪名十分明確，那就是被美國控告和美軍上等兵曼寧 (Chelsea Manning) 共同發布美國在伊拉克和阿富汗的戰爭檔案及一些國務院電報。這些罪名與瑞典政府及所謂性侵案毫無關係，跟2016年的美國總統選舉也根本無關，這麼清楚明白的一個事實，主流媒體卻故意裝蒜，總是故意往絲毫不相干的事情上大作文章。 <text:line-break/><text:line-break/>昨天的庭訊，基本上就是決定何時把阿桑吉引渡美國的前期作業，爭議關鍵在於阿桑吉要求更多時間準備證據；辯護律師據此提出抗告，主張政治案件應排除在引渡條約的適用範圍之外，因此應該先有個程序審，以判定此一案例是否適用引渡條約。 <text:line-break/><text:line-break/>阿桑吉的辯護團隊要求更多時間做準備，此一要求極其合理，卻也令人吃驚。因為，辯護律師竟然難以獲准進入監獄中與阿桑吉碰面，並且不被允許轉交任何文件給他，直到一周前才放行。而且，阿桑吉在獄中幾乎無法使用電腦，他的所有相關記錄與文件亦全數被美國透過厄瓜多政府沒收，以致於他根本沒有任何資料可供法庭佐證。 <text:line-break/><text:line-break/>另一方面，阿桑吉的辯護律師指出，他們需要時間和西班牙馬德里法庭連繫，以便取得一些至關重要的有利證據。該證據將指出：美國中情局 (CIA) 透過收買西班牙一家公司叫做UC Global，直接下令監控阿桑吉在厄瓜多大使館的一舉一動，甚至監聽阿桑吉和他的律師們之間理當有權守密的談話。(譯者按：該公司的主任於今年八月因為此案被西班牙政府逮捕。) 中情局的非法監控，打從2010年便開始如火如荼地進行。在任何案件中，光是這樣一些非法政治活動，就足以使引渡要求打從一開始就被駁回。我同時也很意外地發現，中情局提供給庭上一些關於這個西班牙案子的資料，裏頭竟然也有我和阿桑吉的高清版談話光碟。 <text:line-break/><text:line-break/>西班牙法庭將提供給辯護團隊有關美國中情局密謀綁架阿桑吉的證據，這將足以使美國喪失引渡要求之適法性，因為它很清楚地表明：阿桑吉倘若被引渡美國，將會遭受不當對待。阿桑吉的辯護律師對法官清楚解釋了這些證據之根本重要性。問題是，西班牙的案子仍在進行之中，相關證據仍無法完全核實，因此要求引渡審訊的日期應該往後延。 <text:line-break/><text:line-break/>但是，美方律師代表詹姆士·路易斯(James Lewis) 強烈反對任何延遲，反對給被告更多時間做準備，並且強烈反對關於引渡本身是否具有適法性的分案訴求。承審法官芭拉瑟片面聽取美方的要求，專斷地決定明年2月25日為引渡審訊日期，並表明將不會有任何改變。她休庭了十分鐘，僅僅同意雙方針對證據呈堂截止日做出協議。 <text:line-break/><text:line-break/>美方代表原本只有三人，庭訊進行一半之際卻又冒出兩人，公然坐在律師席的後方。美方律師忙進忙出和這兩位美國代表討論如何因應關於證據呈堂日期的協議。阿桑吉的律師表明，就專業上來說，倘若引渡庭訊日期訂在明年二月，他們將很難有充份時間準備證據，不過，如果法官堅持如此，他們也只好儘可能配合。 <text:line-break/><text:line-break/>美方律師代表路易斯的助理一聽到這些話，便立即衝向後方座位上，請示那兩位美國代表的意見。路易斯清楚地告訴法官說「我們正在聽取坐在後面的那些美國人的意見」。你應注意到一點：他們並不是聽取美國司法部長辦公室的意見，而是接收美國駐英大使館的指令。最後，雙方達成協議在兩個月內提供證據 (辯護一方原先是要求最少需要三個月的時間)，前提是二月的庭訊日期將不會改變。芭拉瑟法官批准了美方代表的所有要求。 <text:line-break/><text:line-break/>現在的問題是，這明明是一齣鬧劇，我們為何還要枯坐法庭？美國政府下達指令給律師代表，然後再由他來傳遞各項指示給法官，做出所謂「法律決定」。這場荒唐戲碼要怎麼演，整個過程完全是由美國一手操控。 <text:line-break/><text:line-break/>我相信，那天坐在法庭內的觀審民眾，沒有一個人會相信這是一個真正的法庭，也沒有人會相信法官芭拉瑟對於被告阿桑吉的要求曾有一絲絲的考量；當她看著阿桑吉時，表情總是充滿不屑、不耐且語帶嘲諷。可是，當她轉頭面向美方代表時，便又立即變得親切細心且溫柔。 <text:line-break/><text:line-break/>整個引渡時程，其實純粹就是完全配合華盛頓方面的指令。除了積極排除西班牙法庭對於中情局非法活動之證據，藉以進一步打壓被告之外，為何非得趕在明年二月前引渡，十分耐人尋味。 <text:line-break/><text:line-break/>承審法官芭拉瑟完全不給任何理由就否定了引渡適法性的分案訴求。我猜，她可能沒法清楚記住美國到底給了她哪些指令。然而，根據英、美之間的引渡條約第四條規定 (全文請見：https://bit.ly/2Pn57eV)，政治案件應被排除在引渡範圍之外。阿桑吉所被控告的罪名，如果不是政治案件，什麼是政治案件？ <text:line-break/><text:line-break/>當然，並不是所有政治案件都可以被排除，比方說涉及謀殺元首、政要或使用暴力、綁架等手段製造大規模傷亡等等，仍然適用引渡條約。但阿桑吉的罪名哪一點與此有關？因此，針對引渡適法性的爭議進行另案裁判是完全必要且合理的作法，法官卻對此根本不予理會而斷然否決。 <text:line-break/><text:line-break/>也許有些人會想知道法庭內究竟還發生了哪些狀況？我可以大致說說。例如，美國律師代表路易斯一度站起來嗆聲說：庭上不應該再容許被告浪費大家的時間講一堆廢話，被告一方倘若有什麼意見要說的話，就應該在開庭之前以書面陳述；庭上應「立即停止討論，逕行表決」(guillotine should be applied。作者強調這是美方代表路易斯的談話原文)，不應該再讓被告有案情表述及提供證人的機會；給他五小時就已經夠多了。 <text:line-break/><text:line-break/>其實，阿桑吉的辯護律師原先是要求應該比表定之五天更多的時間來陳述案情，但是美方代表路易斯卻反駁說整個庭審必須在兩天內結束。法官聽了之後說，在程序上，她目前無法針對此事進行裁定，但是稍後就會依據各項證據來處理。 <text:line-break/><text:line-break/>(作者說：我早就預料到，法官肯定會依照美方代表的指示來縮短原有的審訊時程。) <text:line-break/><text:line-break/>接著，法官果然做出結論說，明年二月的引渡庭訊不但將如期舉行，而且審訊地點將會從現在這個較為開放且旁人容易接近的司敏寺法院，改為英國專門審理重罪恐怖份子、戒備森嚴的貝爾馬塞 (Belmarsh) 法院。該法院隸屬阿桑吉目前被囚禁的貝爾馬塞監獄。這所監獄專門囚禁英國最為惡名昭彰的恐怖份子，擁有最高等級的安全戒備。屆時，法院將僅僅開放六個座位給社會大眾。此舉之目的昭然若揭，為的就是避人耳目，以免類似芭拉瑟法官之醜態重現，一如你現在所閱讀的法庭真相。我自己到時候恐怕也不一定能親臨現場。 <text:line-break/><text:line-break/>這回的開庭，因為數以百計的善良人民在法庭外聚集聲援阿桑吉，官方的如意算盤似乎受到了一點干擾，因此，他們當下決定把下回的開庭地點改為旁人極難接近的貝爾馬塞監獄法院。根據我擔任外交官多年的經驗，我非常確定，庭訊進行到一半才進來的那兩個受到武裝保護的美國人，他們的臨時出現，肯定是因為庭外抗議人潮眾多，使得美國產生疑慮。下回開庭改為貝爾馬塞監獄法院，有可能就是美國的決定。 <text:line-break/><text:line-break/>阿桑吉的辯護團隊，強烈反對改變開庭地點的決定，主要是因為貝爾馬塞監獄法院並沒有會議室可供討論，而且律師極難接近被告當事人。芭拉瑟法官卻毫不遲疑地駁回被告律師的意見，臉上竟還帶著一抹相當詭異的神祕微笑。 <text:line-break/><text:line-break/>庭訊尾聲，芭拉瑟法官命令阿桑吉起立，詢問他是否了解整個庭訊過程在做些什麼。阿桑吉說他不是很清楚，因為他覺得自己當下無法思考。阿桑吉當時看起來意識顯然有點錯亂，稍後方才回神，並略微挺直了身子說道： <text:line-break/><text:line-break/>「我不認為這個庭審過程是公平的。美國這個超級大國，為了這一刻，準備了十年，而我卻連過去自己寫的一些東西都無法取得。以我當下的處境，我什麼事也做不了，而美國這些傢伙卻有著無限的資源。」 <text:line-break/><text:line-break/>阿桑吉顯然費了很大的力氣才能說出這番話，他的聲調旋即變得微弱，意識趨於混亂而且語無倫次。他提到那些揭發黑幕的吹哨者及一些出版商，竟然統統被標示為人民公敵，他還提到說自己和心理師的幾次會面中，自己的幾名小孩的DNA被竊取，藉以監控等等。 <text:line-break/><text:line-break/>對此，我並不是要說阿桑吉哪裏說錯了，但他顯然已經無法適當表達，更不用說清楚陳述想法。眼前這個阿桑吉，已經不是原來的阿桑吉，他病得很重。目擊這一幕，對我而言，猶如椎心之痛。然而，芭拉瑟法官對此不但毫無一絲同情與關切，而且很刻薄地說：「如果他 (指阿桑吉) 根本不知道現在是怎麼一回事，那就讓他的律師想辦法跟他解釋吧。」說完便宣告退庭。 <text:line-break/><text:line-break/>聆聽整個庭訊的過程，讓我非常挫折。毫無疑問，眼前並沒有任何真正的法律程序，完全就是國家暴力赤裸裸的展現，完全就是美國一手操控的司法傀儡戲。阿桑吉就像被關在一個防彈玻璃後方的小盒子裏，而我及其他大約三十幾位旁聽者，則擠壓在另一個有著更多阻隔的盒子中，我不知道以阿桑吉當時的身心狀況是否能看見我或其他朋友，我甚至不確定他是否還能認得任何人。 <text:line-break/><text:line-break/>在貝爾馬塞監獄裏，阿桑吉每天單獨囚禁23小時，一天只能有45分鐘的放風時間。每當他要出來外面活動時，他所經過的每個走廊就會完全淨空，所有房間全部上鎖，避免在這遭受嚴密監控的短短45分鐘的運動時間中他和任何人有任何接觸。這樣一個專門關押犯下重罪之恐怖份子的慘無人道監獄，實在沒有任何一絲理由必須以這樣一種不人道的方式，對待一個僅僅只是等候開庭審理的記者。 <text:line-break/><text:line-break/>許多年來，我不斷記錄並且抗議英國越來越傾向於威權統治的國家力量，對此我並不陌生。但是，對於眼前這樣一種如此公然進行、毫無遮掩而且極度嚴重的侵犯人權罪行，我依然感到極為震驚。一些人發起運動，要求政府及媒體停止透過一個又一個的謊言妖魔化阿桑吉。如今，阿桑吉卻在世人面前被公然緩慢地謀殺，並且對他揭露政府惡行之義舉進行司法制裁，而這一切可怕的遭遇，卻從未從所謂「自由」社會中得到任何協助。 <text:line-break/><text:line-break/>最後，我想說的是：除非阿桑吉能夠在短時間內獲釋，否則他將被摧毀。如果一個國家可以幹出這樣的事，阿桑吉之後，誰是下一個？</text:p>
      <text:p text:style-name="P6">陳真   |  2019.10.28 09:05   |   <text:a xlink:type="simple" xlink:href="http://palinfo.habago.org/Entry?Command=Information_PrintForum&amp;iPage=1#FORUM38025"><text:span text:style-name="T3">#</text:span></text:a></text:p>
      <text:p text:style-name="P7">後台決定： <text:line-break/><text:line-break/>那就從這個月(即本周六) 開始，以後每個月都去AIT，直到阿桑吉獲釋。 <text:line-break/><text:line-break/>現場以不違反集遊法為原則，亦即兩人舉牌，其他人則在禁制區外或四處走動發傳單之類。當然，若打算要違法，我可以當 "一次" 帶頭者，一般是帶頭者才會負刑責。 <text:line-break/><text:line-break/>牌子方面，就等修亮回覆，要不就是我和學姊自己弄。 <text:line-break/><text:line-break/>AIT新址面積很大，手機要帶著，方便連絡。</text:p>
      <text:p text:style-name="P6">陳真   |  2019.10.28 09:05   |   <text:a xlink:type="simple" xlink:href="http://palinfo.habago.org/Entry?Command=Information_PrintForum&amp;iPage=1#FORUM38025"><text:span text:style-name="T3">#</text:span></text:a></text:p>
      <text:p text:style-name="P5">後台決定： <text:line-break/><text:line-break/>那就從這個月(即本周六) 開始，以後每個月都去AIT，直到阿桑吉獲釋。 <text:line-break/><text:line-break/>現場以不違反集遊法為原則，亦即兩人舉牌，其他人則在禁制區外或四處走動發傳單之類。當然，若打算要違法，我可以當 "一次" 帶頭者，一般是帶頭者才會負刑責。 <text:line-break/><text:line-break/>牌子方面，就等修亮回覆，要不就是我和學姊自己弄。 <text:line-break/><text:line-break/>AIT新址面積很大，手機要帶著，方便連絡。</text:p>
      <text:p text:style-name="P6">陳真   |  2019.10.28 03:34   |   <text:a xlink:type="simple" xlink:href="http://palinfo.habago.org/Entry?Command=Information_PrintForum&amp;iPage=1#FORUM38024"><text:span text:style-name="T3">#</text:span></text:a></text:p>
      <text:p text:style-name="P7">實在是累到不行，匆忙寫就，先貼出來，但我還沒回頭自己看一遍，所以請大家先別轉貼，等我明天自己看過一遍後再說。 <text:line-break/><text:line-break/>陳真 <text:line-break/>=========== <text:line-break/><text:line-break/>獵殺阿桑吉之法庭實錄  <text:line-break/><text:line-break/>作者：Craig Murray <text:line-break/><text:line-break/>作者簡介：英國前外交官，解職後，轉為政治活動家、人權活動家與吹哨者。2002年至2004年期間，擔任英國駐烏茲別克共和國大使，因揭露卡里莫夫政府 (Karimov) 的侵犯人權行為，與英國外交部上司發生衝突，遭到撤職。 <text:line-break/><text:line-break/>譯者：陳真 <text:line-break/><text:line-break/>發表日期：2019年10月22日 <text:line-break/><text:line-break/>出處：https://www.craigmurray.org.uk/archives/2019/10/assange-in-court/ <text:line-break/><text:line-break/>譯者前言： <text:line-break/><text:line-break/>個人身心俱疲之餘，我花了兩個深夜的時間翻譯這文章。翻譯本身不難，翻譯以外的狀況卻很難。許多時候，我不知道如何說出心裏話。我想借用阿桑吉的話來說我心中肺腑。 <text:line-break/><text:line-break/>在他的自傳裏，卷頭語引用了《小王子》作者Antoine de Saint-Exupéry 的一句話： <text:line-break/><text:line-break/>「如果你想要建造一艘船，無須聚集一群人去撿拾木頭，也不用分派他們各項任務與工作，你只須讓他們渴慕無盡的大海。」 <text:line-break/><text:line-break/>接著是第一章，標題是「孤獨」。阿桑吉描述了2010 年12月7日他在英國被捕入獄的情況。他寫道： <text:line-break/><text:line-break/>「我的律師正在外面加班熬夜，努力想辦法把我弄出去。但是，他們的世界與我之間卻好似光年那般遙遠。當我在牢房裏踱步繞圈時，開始對『孤獨』這詞的意義跟實質，有了全新的感受。」 <text:line-break/><text:line-break/>「我認為自己是幸運的，因為我生在一個對周遭事物充滿好奇與疑問的環境裏。我想，總有一天，我會碰到我的敵人，他們因為我想要追求真相而憎恨我。人在互相指責聲中有時會忘了自己是誰，但是我非常清楚知道我是誰。我的名字叫朱利安·阿桑吉。」 <text:line-break/><text:line-break/> 「有人說，『過去』是另一個國度。可是，『未來』又何嘗不是？隨著載運我的英國警車之加速前進，我彷彿能更清楚看見這個世界。」<text:line-break/><text:line-break/>「在這個值得紀念的日子裏，我被獄方要求登記私人物品，算起來也只有一支筆和兩百五十英鎊。王爾德曾經在1895年被移送到跟我同一所監獄--Wandsworth 監獄。當他發現自己的背心不見時，創造了一場『高尚的混亂』。他對獄卒說：『讓禱告寬恕我沸騰的情緒吧。』我絕不會說我像王爾德，對我自己可憐的背心我倒也不想多提了，但是，這位愛爾蘭佬的心中難道就沒有火氣？我的律師總擔心我會在王爾德的監獄裏抑鬱消沉。我不敢確定自己是否會這樣，但是，王爾德的精神以及他對抗偏見的方式，始終深植我心。」 <text:line-break/><text:line-break/>「那天下午六點左右，我步出法庭，我立刻聽到群眾的加油喝采聲，並且看到一大群記者與攝影師。當時天色已晚，還下著大雪，能見度大約只有三公尺。周遭慢慢靜了下來，我站在那裏，心裏想著該說些什麼。在這個本該慶賀的時刻，我有一堆人想要感謝，但一想到在這個世界上還有很多人，我就默然了。他們不但身陷囹圄，被孤獨地囚禁著，既不曾被媒體認識，也沒有人願意幫他們支付假釋金，更沒有什麼新聞價值。可是，白雪如花，難道不能軟化這一切？這個念頭當下清楚浮現，我凝視著白雪照耀，想到我能站在法院階梯上目睹這美麗的雪景，心裏想著：這真是一趟很漫長的旅行。」 <text:line-break/><text:line-break/>本文： <text:line-break/><text:line-break/>昨天，目睹了在英國西敏寺法院公審阿桑吉的過程，我感到極度震驚。整個審判過程的每一項決定竟如此草率，對於阿桑吉法律團隊的訴求，庭方沒有任何辯駁；法官甚至連假裝一下聆聽訴求也懶得演出。 <text:line-break/><text:line-break/>在我出席這項公然缺乏公正程序的審判之初，我首先注意到阿桑吉的身心狀況，我很驚訝他竟變得如此消瘦，頭髮稀疏，急遽蒼老，而且舉步艱難，這更是之前從來沒有過的狀況。自從今年四月被捕以來，他已足足瘦了十五公斤。 <text:line-break/><text:line-break/>但是，更讓人驚恐的不是他的外觀，而是他的心智退化。他很顯然連回答姓名與生日都感到困惑遲疑。我稍後會提及他在庭訊終結時的談話之重要性，但他的言語表達與思緒集中卻似乎遭遇極大的困難。 <text:line-break/><text:line-break/>在這之前，我對於外界傳聞阿桑吉遭到與刑求無異的身心虐待時，我總是不太相信；即便是「聯合國酷刑特別調查專員」梅爾澤 (Nils Melzer)  這麼說，我依舊半信半疑；對於人們說阿桑吉可能遭到某種藥物注射，我更是不敢相信。可是，當我昨天目擊整個狀況，我已經完全相信阿桑吉確實遭到酷刑。 <text:line-break/><text:line-break/>我過去擔任英國駐烏茲別克共和國大使時，曾經參與幾樁遭受極度殘酷的刑求受害人調查，我也曾經和獅子山共和國及其他一些國家的受害者共事過，我可以很負責任地告訴大家：阿桑吉恰恰就是表現出跟那些酷刑受害人一模一樣的症狀，包括意識與思緒的混亂、行使自由意志的困難，以及人為製造之所謂「習得性」(learned) 的無助感與絕望。 <text:line-break/><text:line-break/>阿桑吉的法律團隊成員曾經跟我說，他們很擔心阿桑吉的生命恐怕撐不到整個引渡庭訊的結束，我過去不太相信，但我現在不但相信，而且為此感到驚恐無比。 <text:line-break/><text:line-break/>在昨天的庭訊中，所有人都親眼看到了：我們這個時代最傑出的一位記者，最偉大的一個異議人士，竟然就在世人的眼前，被這個國家活活刑求至瀕臨死亡。看著我的好朋友阿桑吉，這麼一位我個人生平所見思考最敏捷、最擅於訴說的思想家，竟然被糟蹋到成為一個步履蹣跚語無倫次的「廢人」(wreck)，我真是很難承受這樣的事實。 <text:line-break/><text:line-break/>然而，美國的律師代表們，特別是這位冷血的承審法官芭拉瑟 (Vanessa Baraitser)，卻迫不及待想加入這場獵殺阿桑吉的血腥遊戲中。法官芭拉瑟告訴阿桑吉說：「如果你聽不懂我們現在在做什麼，沒關係，你的律師等一下也許可以告訴我們到底你是怎麼了？」問題是：當一個眾所公認的天才，能力卓越，遭受如此巨大的罪名指控，如今卻連庭訊在做什麼都搞不清楚，究竟何以致之？卻完全無法引起這位法官絲毫的關切。 <text:line-break/><text:line-break/>阿桑吉的罪名其實十分明確，那就是被美國控告和美軍上等兵曼寧 (Chelsea Manning) 共同發布美國在伊拉克和阿富汗的戰爭檔案及一些國務院電報。這些罪名與瑞典政府及所謂性侵案毫無關係，跟2016年的美國總統選舉也根本無關，這麼清楚明白的一個事實，主流媒體卻故意裝蒜，故意往絲毫不相干的事情上大作文章。 <text:line-break/><text:line-break/>昨天的庭訊基本上就是決定何時把阿桑吉引渡美國的前期作業，爭議關鍵在於阿桑吉要求更多時間準備證據；辯護律師據此提出抗告，主張政治案件應排除在引渡條約的適用範圍之外，因此應該先有個程序審，判定此一案例是否適用英美之間的引渡條約。 <text:line-break/><text:line-break/>阿桑吉的辯護團隊要求更多時間做準備，此一要求極其合理，卻也令人吃驚。因為，辯護律師竟然很難進入監獄中與阿桑吉碰面，並且不被允許轉交任何文件給他，直到一周前才放行。而且，阿桑吉在獄中幾乎無法使用電腦，他的所有相關記錄與文件亦全數被美國透過厄瓜多政府沒收，以致於他根本沒有任何資料可供法庭佐證。 <text:line-break/><text:line-break/>另一方面，阿桑吉的辯護律師指出，他們需要時間和西班牙馬德里法庭連繫，以便取得一項至關重要的有利證據。該證據將指出：美國中情局 (CIA) 透過收買西班牙一家公司叫做UC Global，直接下令監控阿桑吉在厄瓜多大使館的一舉一動，甚至監聽阿桑吉和他的律師們之間理當有權守密的談話。(譯者按：該公司的主任於今年八月因為此案被西班牙政府逮捕。) 中情局的非法監控，打從2010年便開始如火如荼地進行。在任何案件中，光是這樣一些非法政治活動，就足以使引渡要求打從一開始就被駁回。我同時也很意外地發現，中情局提供給庭上一些關於這個西班牙案子的資料，裏頭竟然也有我和阿桑吉的高清版談話光碟。 <text:line-break/><text:line-break/>西班牙法庭將提供給辯護團隊有關美國中情局密謀綁架阿桑吉的證據，這將足以使美國喪失引渡要求之適法性，因為它很清楚地表明：阿桑吉倘若被引渡美國，將會遭受不當對待。阿桑吉的辯護律師對法官清楚解釋了這些證據之根本重要性。問題是，西班牙的案子仍在進行之中，相關證據仍無法完全核實，因此要求引渡審訊的日期應該往後延。 <text:line-break/><text:line-break/>但是，美方律師代表詹姆士·路易斯(James Lewis) 強烈反對任何延遲，反對給被告更多時間做準備，並且強烈反對關於引渡本身是否具有適法性的分案訴求。承審法官芭拉瑟片面聽取美方的要求，專斷地決定明年2月25日為引渡審訊日期，並表明將不會有任何改變。她休庭了十分鐘，僅僅同意雙方針對證據呈堂截止日做出協議。 <text:line-break/><text:line-break/>美方代表原本只有三人，庭訊進行一半之際卻又冒出兩人，就公然坐在律師席的後方。美方律師忙進忙出和這兩位美國代表討論如何因應關於證據呈堂日期的協議。阿桑吉的律師表明，就專業上來說，倘若引渡庭訊日期訂在明年二月，他們將很難有充份時間準備證據，不過，如果法官堅持如此，他們也只好儘可能配合。 <text:line-break/><text:line-break/>美方律師代表路易斯的助理一聽到這些話，便立即衝向後方座位上，請示那兩位美國代表的意見。路易斯清楚地告訴法官說「我們正在聽取坐在後面的那些美國人的意見」。你應注意到一點：他們並不是聽取美國司法部長辦公室的意見，而是接收美國駐英大使館的指令。最後，雙方達成協議在兩個月內提供證據 (辯護一方原先是要求最少需要三個月的時間)，前提是二月的庭訊日期將不會改變。芭拉瑟法官批准了美方代表的所有要求。 <text:line-break/><text:line-break/>現在的問題是，這明明是一齣鬧劇，我們為何還要枯坐法庭？美國政府下達指令給律師代表，然後再由他來傳遞各項指示給法官，做出所謂「法律決定」。這場荒唐戲碼要怎麼演，整個過程完全是由美國一手操控。 <text:line-break/><text:line-break/>我相信，那天坐在法庭內的觀審民眾，沒有一個人會相信這是一個真正的法庭，也沒有人會相信法官芭拉瑟對於被告阿桑吉的要求曾有一絲絲的考量；當她看著阿桑吉時，表情總是充滿不屑、不耐且語帶嘲諷。可是，當她轉頭面向美方代表時，便又立即變得親切細心且溫柔柔。  <text:line-break/><text:line-break/>整個引渡時程，其實純粹就是完全配合華盛頓方面的指令。除了積極排除西班牙法庭對於中情局非法活動之證據，藉以進一步打壓被告之外，為何非得趕在明年二月前引渡，十分耐人尋味。 <text:line-break/><text:line-break/>承審法官芭拉瑟完全不給任何理由就否定了引渡適法性的分案訴求。我猜，她可能沒法清楚記住美國到底給了她哪些指令。然而，根據英、美之間的引渡條約第四條規定 (全文請見：https://bit.ly/2Pn57eV)，政治案件得被排除在引渡範圍之外。阿桑吉所被控告的罪名，如果不是政治案件，什麼是政治案件？ <text:line-break/><text:line-break/>當然，並不是所有政治案件都可以被排除，比方說涉及謀殺元首、政要或使用暴力、綁架等手段製造大規模傷亡等等，仍然適用引渡條約。但阿桑吉的罪名哪一點與此有關？因此，針對引渡適法性的爭議進行另案裁判是完全必要且合理的作法，法官卻對此根本不予理會而斷然否決。 <text:line-break/><text:line-break/>也許有些人會想知道法庭內究竟還發生了哪些狀況？我可以大致說說。例如，美國律師代表 路易斯一度站起來嗆聲說：庭上不應該再容許被告浪費大家的時間講一堆廢話，被告一方倘若有什麼意見要說的話，就應該在開庭前統統以書面陳述；庭上應該「立即停止討論，逕行表決」(guillotine should be applied。作者強調這是美方代表路易斯的談話原文)，不應該再讓被告有案情表述及提供證人的機會，給他五小時就夠多了。 <text:line-break/><text:line-break/>其實，阿桑吉的辯護律師原先是要求應該比表定之五天更多的時間來陳述案情，但是美方代表路易斯卻反駁說整個庭審必須在兩天內結束。法官聽了之後說，在程序上，她目前無法針對此事進行裁定，但是稍後就會依據各項證據來處理。 <text:line-break/><text:line-break/>(作者說：我早就預料到，法官肯定會依照美方代表的指示來縮短原有的審訊時程。) <text:line-break/><text:line-break/>接著，法官果然做出結論說，明年二月的引渡庭訊不但將如期舉行，而且審訊地點將會從現在這個較為開放且旁人容易接近的司敏寺法院，改為英國專門審理重罪恐怖份子、戒備森嚴的貝爾馬塞 (Belmarsh) 法院。該法院隸屬阿桑吉目前被囚禁的貝爾馬塞監獄。這所監獄專門囚禁英國最為惡名昭彰的恐怖份子，擁有最高等級的安全戒備。屆時，法院將僅僅開放六個座位給社會大眾。此舉之目的昭然若揭，為的就是避人耳目，以免類似芭拉瑟法官之醜態重現，一如你現在所閱讀的法庭真相。我自己到時候恐怕也不一定能親臨現場。 <text:line-break/><text:line-break/>這回的開庭，因為數以百計的善良人民在法庭外聚集聲援阿桑吉，官方的如意算盤似乎受到了一點干擾，因此，他們當下決定把下回的開庭地點改為旁人極難接近的貝爾馬塞監獄法院。根據我擔任外交官多年的經驗，我非常確定，庭訊進行到一半才進來的那兩個受到武裝保護的美國人，他們的臨時出現，肯定是因為庭外抗議人潮之多，使得美國產生疑慮。下回開庭改為貝爾馬塞監獄法院，有可能就是美國的決定。 <text:line-break/><text:line-break/>阿桑吉的辯護團隊，強烈反對改變開庭地點的決定，主要是因為貝爾馬塞監獄法院並沒有會議室可供討論，而且極難接近被告當事人。芭拉瑟法官毫不遲疑地駁回被告律師的意見，臉上竟還帶著一抹相當詭異的神祕微笑。  <text:line-break/><text:line-break/>庭訊尾聲，芭拉瑟法官命令阿桑吉起立，詢問他是否了解整個庭訊過程在做什麼。阿桑吉說他不是很清楚，因為他覺得自己當下無法思考。阿桑吉當時看起來意識顯然有點錯亂，稍後方才回神，並且略微挺直了身子說道： <text:line-break/><text:line-break/>「我不認為這個庭審過程是公平的。美國這個超級大國，為了這一刻，準備了十年，而我卻連過去自己寫的一些東西都無法取得。以我當下的處境，我什麼事也做不了，而美國這些傢伙卻有著無限的資源。」 <text:line-break/><text:line-break/>阿桑吉顯然費了很大的力氣才能說出這番話，他的聲調旋即變得微弱，意識越來越混亂而語無倫次。他提到那些揭發黑幕的吹哨者及一些出版商，竟然統統被標示為人民公敵，他還提到說自己和心理師的幾次會面中，自己幾個小孩的DNA被竊取，藉以監控等等等。 <text:line-break/><text:line-break/>對此，我並不是要說阿桑吉哪裏說錯了，但他顯然已經無法適當表達，更不用說清楚陳述想法。眼前這個阿桑吉，已經不是原來的阿桑吉。他病得很重。目擊這一幕，對我而言，猶如椎心之痛。然而，芭拉瑟法官對此不但毫無一絲同情與關切，而且很刻薄地說：「如果他 (指阿桑吉) 根本不知道現在是怎麼一回事，那就讓他的律師想辦法跟他解釋吧。」說完便宣告退庭。 <text:line-break/><text:line-break/>聆聽整個庭訊的過程，讓我非常挫折。毫無疑問，眼前並沒有任何真正的法律程序，完全就是國家暴力赤裸裸的展現，完全就是美國一手操控的司法傀儡戲。阿桑吉就像被關在一個防彈玻璃後面的小盒子裏，而我及其他大約三十幾位旁聽者，則擠壓在另一個有著更多阻隔的盒子中，我不知道以阿桑吉當時的身心狀況是否能看見我或看見其他朋友，我甚至不確定他是否還能認得任何人。 <text:line-break/><text:line-break/>在貝爾馬塞監獄裏，阿桑吉每天被單獨囚禁23小時，一天只能有45分鐘的放風時間。每當他要出來外面活動時，他所經過的每個走廊就會完全淨空，所有房間全部上鎖，避免在這遭受嚴密監控的短短45分鐘的運動時間中他和任何人有任何接觸。這樣一個專門關押犯下重罪之恐怖份子的慘無人道監獄，實在沒有任何一絲理由必須以這樣一種不人道的方式對待一個僅僅只是等候開庭審理的記者。 <text:line-break/><text:line-break/>許多年來，我不斷記錄並且抗議英國越來越傾向威權統治的國家力量，對此我並不陌生。但是，對於眼前這樣一種如此公然進行、毫無遮掩而且極度嚴重的侵犯人權罪行，我依然感到極為震驚。一些人發起運動，要求政府及媒體停止透過一個又一個的謊言妖魔化阿桑吉。如今，阿桑吉卻在世人面前被公然緩慢地謀殺，並且對他揭露政府惡行之義舉進行司法制裁，而這一切可怕的遭遇，卻從未從所謂「自由」社會中得到任何協助。 <text:line-break/><text:line-break/>最後，我想說的是：除非阿桑吉能夠在短時間內獲釋，否則他將被摧毀。如果一個國家可以幹出這樣的事，阿桑吉之後，誰是下一個？</text:p>
      <text:p text:style-name="P6">陳真   |  2019.10.27 23:05   |   <text:a xlink:type="simple" xlink:href="http://palinfo.habago.org/Entry?Command=Information_PrintForum&amp;iPage=1#FORUM38023"><text:span text:style-name="T3">#</text:span></text:a></text:p>
      <text:p text:style-name="P5">我和學姊討論過，打算聲援阿桑吉。現在的站樁往往只剩兩三人，我知道我們的所謂聲援無法改變任何既定狀況，但是，如果我們凡事都要這麼想，其實生活中除了吃喝拉撒之外，沒有一事值得做。 <text:line-break/><text:line-break/>目前，我和阿忠算是每次站樁必到，風雨無阻。因此，想問阿忠的意見如何？我是想直接去AIT站。如果阿忠不反對，那就從這周六改為AIT (內湖的那一個), 牌子則一律舉 "釋放阿桑吉 Free Assange" (中文在下，英文在上)。 <text:line-break/><text:line-break/>想麻煩修亮製作大約6個牌子 (有可能會有更多人嗎？)。不知道修亮方便否？技術問題是如果修亮可以做，如何交給我或阿忠？另一個作法是，學姊說她可以找時間自己寫牌子，那就由我周六直接帶去現場就可。 <text:line-break/><text:line-break/>到AIT站樁有兩個問題，一是距離較遠且據說人煙稀少，不過這比較不是問題，因為既然是有一定的訴求，過路人多或少就不管它了。 <text:line-break/><text:line-break/>第二個問題是集遊法。如果只有我和阿忠，這理論上不違法，因為集遊法規範人數是三人(含)以上。不過，抓不抓人當然說不準。以前的經驗即使一個人還是照抓不誤，不過，一旦移送法辦，應該還是都會不起訴。 <text:line-break/><text:line-break/>如果現場超過三人，也許可以兩個人舉牌，其他人就發傳單，四處遊走，或是其他人就退到禁制區外面。這理論上也不違法。 <text:line-break/><text:line-break/>或者是，大家如果想要以身試法，來幾個就站幾個，我也不反對。後果代價就是坐牢或易科罰金。印象中，集遊法頂多就是一年刑期。 <text:line-break/><text:line-break/>觸法比較壯烈，但是代價其實很大，比方說我若坐牢，我工作的醫院馬上得開天窗，沒有醫生看診。偏鄉醫院要找到醫生願意來工作基本上不是很容易，對病患無法交待。我工作的醫院有兩名醫生，但我的門診量佔了絕大部份，另一個醫生是兼職，無法獨自應付那麼多病患。 <text:line-break/><text:line-break/>若是採易科罰金，大概就是損失個幾萬元，不過是一罪一罰。意思是說，去站幾次就幾個案子，金額依舊可觀。而且，累犯不一定可以易科罰金。 <text:line-break/><text:line-break/>還有一種比較溫和的作法，就是照樣在師大老地方站，以宣傳為主，而非直接去AIT抗議。 <text:line-break/><text:line-break/>我對阿桑吉被捕的事，心裏很恨。但我知道，很多事情久久長長，大家得憑自身當下能夠付出多少代價來決定作為，來日方長。 <text:line-break/><text:line-break/>不知道阿忠及其他人意見如何？ <text:line-break/><text:line-break/>陳真  <text:line-break/><text:line-break/>2019. 10. 27. <text:line-break/><text:line-break/>P.S.: 我把這信也貼上留言板，看看有無其他人的想法。如果能做到比方說每周六固定兩人、在不違法的狀況下去AIT站，當然最好。同樣的作法我們曾經做過，而且也成功堅持到戰爭結束我們才停止。不過，以我們目前的人力狀況，恐怕有點難。 <text:line-break/><text:line-break/>另外還有一點，我們站樁都是周六， AIT其實是不上班的。當然，上不上班意義不大，禁制區是不分上下班的。依過去的經驗，AIT 或以色列辦事處通常反應都很激烈，他們很不爽大家去抗議，即使不是上班時間。 <text:line-break/><text:line-break/>曾經有一段時間，我一個人經常去舊的 AIT 門口站，像尊銅像一樣站在那裏，既不礙事，也不擋路，裏頭的 AIT 警衛照樣還是會出來大小聲，甚至威脅恐嚇說私下會以暴力對付你。西方所謂 "民主國家" 通常就是這樣，畢竟國家就是國家，國家對付異己往往就跟黑道沒兩樣，沒有什麼民不民主之分。 <text:line-break/><text:line-break/>當國家容許你這樣那樣時，並不是因為它很民主，而是因為它知道你所做的，對它們根本沒有絲毫影響。一旦有一絲絲絲絲絲絲影響，國家是絕不會跟你客氣的。比方說英國，不是它媽的什麼老牌民主國家嗎？在英國抗議，代價之慘重，大約是台灣的100 倍。台灣和香港的警察，應該是金氏記錄認證全世界最溫和有禮最謙卑的警察。題外話。</text:p>
      <text:p text:style-name="P6">隆誌   |  2019.10.26 11:19   |   <text:a xlink:type="simple" xlink:href="http://palinfo.habago.org/Entry?Command=Information_PrintForum&amp;iPage=1#FORUM38022"><text:span text:style-name="T3">#</text:span></text:a></text:p>
      <text:p text:style-name="P7"><text:line-break/>看了一週的新聞下來，真的可以理解為何台灣的法遵，在WEF的排名會遠遠落後香港，跟台灣人天天嘲笑人治社會的大陸差不多。</text:p>
      <text:p text:style-name="P6">怡靜   |  2019.10.25 20:51   |   <text:a xlink:type="simple" xlink:href="http://palinfo.habago.org/Entry?Command=Information_PrintForum&amp;iPage=1#FORUM38021"><text:span text:style-name="T3">#</text:span></text:a></text:p>
      <text:p text:style-name="P5">我英文程度還可以，但中文畢竟是我的母語，可能的話我還是比較喜歡閱讀中文，很遺憾，在中文世界（尤其是在鬼島上）要找到像樣的有關國際事務的相關新聞或評論很困難。 <text:line-break/><text:line-break/>Assange受審的新聞，中文世界原本就不奢望，西方主流媒體也半斤八兩，刻意忽視。大家也別忘了Chelsea Manning，當初提供資料給維基解密揭發美軍濫殺無辜，（這是其中一支解密的影片 https://youtu.be/5rXPrfnU3G0 ） <text:line-break/>2017年歐巴馬特赦她，日前因為拒絕在法庭上作證對抗Assange和維基解密被關押中。 <text:line-break/><text:line-break/>關於Assange受審，英國前外交官Craig Murray 寫了一篇見證記 <text:line-break/><text:line-break/>Assange in Court <text:line-break/>https://www.craigmurray.org.uk/archives/2019/10/assange-in-court/ <text:line-break/></text:p>
      <text:p text:style-name="P6">孫從輔   |  2019.10.25 11:18   |   <text:a xlink:type="simple" xlink:href="http://palinfo.habago.org/Entry?Command=Information_PrintForum&amp;iPage=1#FORUM38020"><text:span text:style-name="T3">#</text:span></text:a></text:p>
      <text:p text:style-name="P7">阿桑奇在幾天前出庭了。繁體中文的媒體幾乎沒有報導。本來想第一時間轉載於巴勒網，但看到有關他"數度幾近哽咽"的描述，心裡有種說不出的感覺，就停下來了。這幾天想想，把這些事切實記載下來才是對的。 <text:line-break/><text:line-break/>==== <text:line-break/><text:line-break/>新華網：阿桑奇在倫敦出庭 律師未能說服法官延期引渡聽證 <text:line-break/><text:line-break/>http://www.xinhuanet.com/world/2019-10/23/c_1210321606.htm <text:line-break/><text:line-break/>維基揭秘”網站創始人朱利安·阿桑奇21日出現在倫敦威斯敏斯特地方法院，他的律師小組當天沒有說服法官延期舉行引渡聽證。 <text:line-break/><text:line-break/>　　走入法庭前，阿桑奇向聚集在法庭外的支持者們舉拳致意。他身穿藍色毛衣和夾克，一頭銀髮梳向腦後，看似氣色不錯。 <text:line-break/><text:line-break/>　　美國政府司法部5月向英方正式申請引渡阿桑奇。由於身體狀況欠佳，阿桑奇6月14日以視頻連線方式出席法庭就是否批准引渡舉行的簡短聽證。法庭當時決定，明年2月下旬舉行全面聽證，預期持續5天。 <text:line-break/><text:line-break/>　　阿桑奇的律師小組21日要求延期全面聽證3個月，還說5天不足以完成聽證。阿桑奇的律師馬克·薩默斯說，阿桑奇作辯護需要大量準備時間。薩默斯指認美國政府在阿桑奇受到庇護期間非法監視他。 <text:line-break/><text:line-break/>　　代表美國方面的律師詹姆斯·劉易斯說，美國反對延期聽證。美國政府最初指控阿桑奇與他人“合謀破解國防部電腦密碼”，後追加17項刑事犯罪指控。 <text:line-break/><text:line-break/>　　法官瓦妮薩·巴雷瑟拒絕延期聽證。阿桑奇隨後發言，數度幾近哽咽。他說，雙方不“對等”，美國政府有“無限資源”，而身處獄中的他連律師和應對訴訟的準備材料都不能輕易見到。 <text:line-break/><text:line-break/>　　巴雷瑟說，全面聽證將在鄰近阿桑奇服刑地點的貝爾馬什法院舉行，那裡方便阿桑奇出庭，有更大場地容納媒體記者。 <text:line-break/><text:line-break/>　　厄瓜多爾政府4月11日撤銷對阿桑奇的庇護，他隨即在厄瓜多爾駐英國使館遭警方逮捕，5月1日被判入獄50周，罪名是7年前在保釋期間尋求庇護，違反保釋條例。他目前在倫敦郊區的貝爾馬什監獄服刑。 <text:line-break/><text:line-break/>　　由於雙方可以多次上訴，決定是否批准引渡的法庭審理程序預期持續數月。 <text:line-break/><text:line-break/>　　阿桑奇現年47歲，是澳大利亞人，2006年創建“維基揭秘”網站。這家網站2010年以來曝光大批美國政府機密文件，包括有關阿富汗戰爭和伊拉克戰爭的文件以及對外國領導人的評價，讓美國外交形象受損。瑞典檢察院2010年以涉嫌強姦為由對阿桑奇啟動刑事犯罪調查。阿桑奇當時身處英國，遭英國警方逮捕後否認罪名，2012年在保釋期間進入厄瓜多爾使館。</text:p>
      <text:p text:style-name="P6">陳真   |  2019.10.24 09:56   |   <text:a xlink:type="simple" xlink:href="http://palinfo.habago.org/Entry?Command=Information_PrintForum&amp;iPage=1#FORUM38019"><text:span text:style-name="T3">#</text:span></text:a></text:p>
      <text:p text:style-name="P5">判斷一個事情，就跟臨床做診斷，原理差不多。懷疑是好的，但猜疑卻有點低能。重要的不是你有沒有猜對，而是你做出判斷的方法。 <text:line-break/><text:line-break/>比方說，你不能看到病人咳嗽，就一律把他們當肺癌看待。這樣子一網打盡，當然所有肺癌病人全讓你給找到了，但是，所有不是肺癌的人也全部陪葬，抓去開刀。這樣一種診斷，跟瞎掰沒兩樣，誰都會。 <text:line-break/><text:line-break/>臨床上，你教學生或考年輕醫生，你要的當然不是要看他們有沒有猜對，而是要看他們到底如何思考以及如何評估證據或證詞。 <text:line-break/><text:line-break/>一種好的判斷或診斷，當然是把是說成是，把不是說成不是，而不是統統懷疑，一律開刀。 <text:line-break/><text:line-break/>"阿共仔ㄟ陰謀" 之所以成為一種笑柄，就是因為不管發生什麼事，統統都推給阿共仔ㄟ陰謀。 <text:line-break/><text:line-break/>所謂陰謀論就是這樣，疑神疑鬼東猜西猜，在每個事情後面打問號。猜對了，就很得意；猜錯了，就下回繼續猜。 <text:line-break/><text:line-break/>至於腦殘則剛好相反，他什麼都信，媒體不管餵他什麼，他都說好吃。</text:p>
      <text:p text:style-name="P6">陳真   |  2019.10.24 09:34   |   <text:a xlink:type="simple" xlink:href="http://palinfo.habago.org/Entry?Command=Information_PrintForum&amp;iPage=1#FORUM38018"><text:span text:style-name="T3">#</text:span></text:a></text:p>
      <text:p text:style-name="P7">炤育好， <text:line-break/><text:line-break/>別這麼說，是我才要謹慎。 <text:line-break/><text:line-break/>我把我那文章刪了。其實昨晚一貼就馬上後悔，沒馬上刪是因為太累，不想再開電腦。 <text:line-break/><text:line-break/>除非像李登輝那樣罪大惡極，否則我一般不批評長輩，更何況是七、八十歲的老人。 <text:line-break/><text:line-break/>我一般也不希望讓別人在網路上留下一個不好的記錄，除非那個人你我都根本傷害不了，比方說那些為非作歹的所謂親綠學者們或人渣政客。 <text:line-break/><text:line-break/>另外，搜尋方面，這得問後台專家。但我沒發現問題。不過，我發現有個問題就是：以前寫好文章要貼上時，不需要再重新編排，現在卻需要，因為段落間隔統統不見了，全黏在一起，只能手動重新編排。 </text:p>
      <text:p text:style-name="P6">林炤育   |  2019.10.24 07:41   |   <text:a xlink:type="simple" xlink:href="http://palinfo.habago.org/Entry?Command=Information_PrintForum&amp;iPage=1#FORUM38017"><text:span text:style-name="T3">#</text:span></text:a></text:p>
      <text:p text:style-name="P5">受教，以後會更謹慎看事情。</text:p>
      <text:p text:style-name="P6">蔡亦鸣   |  2019.10.24 06:59   |   <text:a xlink:type="simple" xlink:href="http://palinfo.habago.org/Entry?Command=Information_PrintForum&amp;iPage=1#FORUM38016"><text:span text:style-name="T3">#</text:span></text:a></text:p>
      <text:p text:style-name="P7">巴勒网右上角的搜索似乎出了问题，我试着搜索了好几个关键字，然后出来的内容都和搜索字无关.</text:p>
      <text:p text:style-name="P6">孫從輔   |  2019.10.24 04:42   |   <text:a xlink:type="simple" xlink:href="http://palinfo.habago.org/Entry?Command=Information_PrintForum&amp;iPage=1#FORUM38015"><text:span text:style-name="T3">#</text:span></text:a></text:p>
      <text:p text:style-name="P5">對我而言，與其談論"陰謀"，不如先弄清楚所有的"陽謀"。花功夫對已公開的信息抽絲剝繭，就足以得到可靠的真相。舉例來說，美帝國的宣傳機器究竟是掌握在哪些人手裡 (很陰謀論的問法吧)。有個網站叫 Swiss Propaganda Research ，就以美國外交關係協會 (Council on Foreign Relations, CFR) 相關人士為線索，做了一個詳盡的列表。 <text:line-break/><text:line-break/>網站： https://swprs.org/the-american-empire-and-its-media/ <text:line-break/>圖表： https://swprs.files.wordpress.com/2017/08/cfr-media-network-hdv-spr.png <text:line-break/><text:line-break/>表中的190個人，可不是一群掌握一切卻無人知曉，躲在神秘組織裡策劃著巨大陰謀的人。他們個個都是有頭有臉的人物，他們用陽謀就可以踐踏世間一切，為自己搜括極大私利，還能獲得一大群傻x歌功頌德，哪裡需要陰謀呢。</text:p>
      <text:p text:style-name="P6">陳真   |  2019.10.24 03:26   |   <text:a xlink:type="simple" xlink:href="http://palinfo.habago.org/Entry?Command=Information_PrintForum&amp;iPage=1#FORUM38014"><text:span text:style-name="T3">#</text:span></text:a></text:p>
      <text:p text:style-name="P7">炤育你好， <text:line-break/><text:line-break/>你在 2019.10.20. 貼的那則有關所謂「中華聯合黨」黨主席徐照雄的新聞。你真的相信那些內容？ <text:line-break/>對岸媒體顯然對島內事務相當狀況外，因為，從一個人敘述某個事情的「基本描述方式」，就能知道對方是不是一個外行人。 <text:line-break/><text:line-break/>比方說，底下這一大段報導就很外行，才會這樣胡扯： <text:line-break/><text:line-break/>「徐照雄 23歲當選議員，因反蔣介石獨裁統治被迫流亡海外。 <text:line-break/><text:line-break/>1941年，徐照雄出生在日據時期台南縣城的一個富裕家庭。原籍廈門同安縣，祖上隨鄭成功來到台灣。 <text:line-break/><text:line-break/>蔣介石集團長期的獨裁統治和高壓政策，讓台灣民眾出現反抗意識。...尤其是中南部的台灣出現活躍的黨外運動。 <text:line-break/><text:line-break/>高中畢業後，徐照雄便應徵參加國民黨軍隊服兵役，退役後積極參加黨外運動。23歲那一年，以黨外人士身份投入選舉，以黨外人員身份高票當選台南縣議員，在台南乃至整個台灣引起不小的轟動，極大地鼓舞了 “黨外運動” 的士氣，引起蔣介石當局高度關注和警惕。」 <text:line-break/><text:line-break/>首先，年紀就兜不上。這位「徐主席」如果是1941年出生，23歲當選台南縣議員，那就是1964年。可是，根據議會資料，他是第七屆台南縣議員。第七屆任期是1968年到1973年。也就是說，他至少27歲到32歲，不是23歲。不過，這不是重點。 <text:line-break/><text:line-break/>重點是，在六零年代蔣介石的統治下，哪來什麼「活躍的黨外運動」？哪來什麼「積極參加」黨外活動這碼子事？那時候根本沒有「黨外」這樣一個「群體」，更不用說什麼「活躍」或「積極參與」了。那樣一種陳述，完全違反基本事實，純屬幻想。 <text:line-break/><text:line-break/>你想，彭明敏、謝聰敏和魏廷朝三人於1964年發表的「台灣自救運動宣言」，只不過是一篇不具任何實質意義的「作文」喔，立即抄家滅族，趕盡殺絕，逃的逃，關的關。六零年代，那是一個偶語棄市、文字成獄的年代，一般人幾乎百分之九十九點九九九全是乖巧順民，只有雷震、殷海光、黃華、柏楊、李敖、郭雨新、許世賢等五虎一鳳及蘇東啟等等屈指可數的極少數人，膽敢對蔣家「略有批評」。 <text:line-break/><text:line-break/>真的是連批評都談不上，往往只不過是給一些溫和建言，就會惹來牢獄之災或殺身之禍。比方說「自由中國」之「祝壽專刊」，給蔣介石祝賀六十大壽，順便寫些建言與讚美。這樣也不行哦 (皇帝是你可以隨便讚美的嗎？)，馬上又是一場腥風血雨。 <text:line-break/><text:line-break/>總之，五、六零年代哪來一個可以讓你什麼「積極參與」的黨外「團體」？更不用說什麼「活躍的黨外運動」，那根本不是當時的基本歷史背景。 <text:line-break/><text:line-break/>「人民政協網」這樣一種報導，一看就知道很外行，什麼「徐照雄的當選，在台南乃至整個台灣引起不小的轟動，極大地鼓舞了黨外運動士氣，引起蔣介石當局高度關注和警惕」，真是有夠鬼扯蛋，荒唐透了頂，吹牛也要注意基本時空背景啊。 <text:line-break/><text:line-break/>蔣家哪需要什麼「高度關注和警惕」？管你老幼婦孺，想抓誰就抓誰，哪會鳥你什麼縣議員？真的是太會瞎掰了，要吹捧也要合乎基本事實啊。 <text:line-break/><text:line-break/>難道我能說誰誰誰高中才畢業就資質非凡，在文革時期因為揭發共產黨的腐敗體制及推廣民主自由，引起全中國追求改革開放的人心振奮，讓毛澤東和四人幫很頭痛，視其為眼中釘，處心積慮要扳倒他。我若這樣瞎掰，請問你信嗎？ <text:line-break/><text:line-break/>一直到了七零年代，才有黃信介和康寧祥等黨外人士的出現，「黨外」一詞也才開始慢慢沿用。然而，這位「徐主席」據其自述，早在1970年就去了美國，念書，經營酒店，經營房地產開發公司。1993年，當民進黨已經紅透半邊天，腐化得差不多時，他才回台入黨。也就是說，所謂黨外運動，基本上和「徐主席」無關。 <text:line-break/><text:line-break/>底下這段話也是幻想文，完全不是事實： <text:line-break/><text:line-break/>「因為不滿蔣介石集團的獨裁統治和國民黨官僚系統的腐敗，徐照雄與腐敗官僚體系格格不入。尤其是他對水利公路與橋樑建設工程腐敗問題的揭露，讓他很快成為國民黨當局和利益集團要扳倒的地方重要政治人物之一。不久，針對他的迫害開始上演，罪名是他參與台獨活動。」  <text:line-break/><text:line-break/>真是很會瞎掰，六零年代的島內，哪來什麼「台獨活動」可以讓你參與？ <text:line-break/><text:line-break/>而且，如前所述，那個年代哪有可能什麼「揭發工程腐敗問題」？太荒唐了。那個年代哪有可能讓你去「揭發」什麼？你根本連做什麼的機會也沒有，就會被抓了。 <text:line-break/><text:line-break/>比方說，吾友柏楊先生是1968年被抓去綠島關了將近十年，罪名僅僅是因為他翻譯漫畫時疑似模彷蔣介石的慣用措詞 (「各位軍民同胞們」)，對蔣大不敬，原本要判死刑。 <text:line-break/><text:line-break/>各位懂我的意思嗎？「人民政協網」的報導所描述的狀況，跟那個年代是完全兜不上的。 <text:line-break/><text:line-break/>那時候也沒有黑金體制。誰敢黑金啊？不要命了嗎？跟雷公借膽嗎？哪來什麼「利益集團和官僚腐敗體系」？更不會有什麼你好厲害哦、好勇敢好清廉哦、讓全台灣都振奮、於是成為什麼當局決心要「扳倒」的什麼「重要人物」這回事。瞎掰也不能瞎掰到外太空去啊。 <text:line-break/><text:line-break/>什麼揭弊得罪了國民黨，真是太科幻了。當時哪來什麼「貪腐官僚體系」讓你「格格不入」？真是太會幻想了。蔣家年代，誰敢貪污？蔣家就是皇室，他也不需要貪，因為全台灣都是蔣家的財產。蔣家當然也不允許底下的人貪污。那時候的官員連吹冷氣也不敢，個個比賽看誰最儉樸，最會演戲的就是李登輝。   <text:line-break/><text:line-break/>六零年代，沒有人有任何一點反抗能力，愛抓誰就抓誰，絕對沒有那樣一種純屬虛構的什麼「英雄對抗腐敗蔣家」的好萊塢情節。 <text:line-break/><text:line-break/>別說六零年代，就連七零年代也一樣。白雅燦應該是在七零年代中期亦即1975年左右被判無期徒刑，送往綠島，罪名是他出來參選時，政見之一是要求蔣經國公佈財產。當時沒判他死刑，蔣家已經算是很寬大為懷了。 <text:line-break/><text:line-break/>我們家戲院的一位少年員工，光是不小心把「慶祝總統誕辰」的「總」右邊部首寫錯寫成「糸鬼」，馬上就被抓了。 <text:line-break/><text:line-break/>還有一次，也是六零年代，情治人員拿著一張發黃照片，來我們家戲院逮人，說某位員工的老公跟照片中人「長得很像」。那是三、四十年代的一張老照片，背景是在大陸某個群眾抗議場合，照片中人舉著一個反政府布條。特務說接獲檢舉，說照片中人跟誰的老公長得很像，然後就認定他是「共匪」，抓去拷打。 <text:line-break/><text:line-break/>還有一次，各地區公所慶祝蔣總統誕辰，大家被迫參與慶祝遊行，提著燈籠還是什麼道具給蔣公慶生，遊行活動持續幾小時，我爸的一位朋友在活動結束後覺得很累，隨口自言自語抱怨了一句「提這個什麼死人燈！」，不慎被同事聽見，馬上被人密報，然後就抓走了。 <text:line-break/><text:line-break/>再舉個例子，我有個病人，八十多歲，軍人退伍，之前是孫立人的部屬，在部隊裏常遭到約談，甚至施壓他竄改生日日期，否則會有麻煩。為什麼呢？因為他的生日是10月1日，剛好是中共國慶；長官們怕被牽連，於是強迫他竄改。後來是一位比較有良心的長官挺他，叫他不用改，還跟他說：生日就是母難日，怎麼可以隨便改？時隔半個多世紀，當事人講起這段往事，依舊老淚縱橫。 <text:line-break/><text:line-break/>另外，我還講過一個國中校長，住我們家隔壁，大概是對文字演變與考據很感興趣，上課時教學生說桃子的桃之古字寫法是把「兆」寫在「木」的下面而非右邊。兩天後的凌晨就被一輛吉普車載走了，從此人間消失。他家有個小女孩，可能是她女兒，年紀與我相彷，小學生，在那之後，我常看到她一個人站在門口發呆。 <text:line-break/><text:line-break/>這類例子要多少有多少，我的意思是說，在那個年代哪來什麼「活躍的黨外運動」？更不用說什麼「台獨運動」了，那是要抄家滅族的，例如蘇東啟案。 <text:line-break/><text:line-break/>在那年代，稍有不敬或不慎，就會出事，更不用說天大的絕對禁忌--台獨。哪有可能什麼六零年代就懷疑徐照雄是台獨，準備用台獨來抓他，卻又讓他溜去美國念書。有可能嗎？可能性是零。 <text:line-break/><text:line-break/>在六零年代及七零年代，要是真懷疑你是台獨，你就算有十條命都不夠用。甚至到了八零年代，台獨之絕對禁忌，一樣恐怖到極點。 <text:line-break/><text:line-break/>1987年4月16日，鄭南榕在台北金華國中的黨外集會上，大聲說：「我叫鄭南榕，我主張台灣獨立！」引起政壇軒然大波，民進黨人紛紛互相告誡說「不要中計」，散播耳語說「鄭南榕是外省人，一定是國民黨的爪牙特務，臥底黨外，希望引蛇出洞，然後把大家一網打盡。大家千萬別中計」。 <text:line-break/><text:line-break/>我那時候就在黨外雜誌工作，每天接觸各方人馬，所以我很清楚當時民進黨是如何透過耳語醜化、抹黑鄭南榕，並且與之切割。有的說鄭南榕是特務，有的說鄭南榕不是特務，但他「精神狀況有問題」、「腦子有洞」。 <text:line-break/><text:line-break/>幾個月後，我在高醫的一場史上第一次學生校內非法聚眾演講會上，效法鄭南榕，我說：「請在場的特務們準備好錄音機，我接著要講一些重要的話。」然後，我就說，「我叫陳真，我主張台灣獨立。」講完之後，現場頓時陷入一片混亂，有同學要拉我下來，說「陳真瘋了」。 <text:line-break/><text:line-break/>那是台灣校園第一次有學生主張台獨，那個人就是我，時間是1987年。這事是經過黨外雜誌認證的。 <text:line-break/><text:line-break/>你知道我公開講完那些話之後在幹啥嗎？我當天徹夜不歸，一個人走在黑夜裏，四處游走，直到天亮，心裏反覆不斷只想著一句話：「我的人生真的就要這樣結束了嗎？」 <text:line-break/><text:line-break/>在這前一年，也就是1986年，我參加519反戒嚴綠色行動。出發前幾天，一些黨外同志紛紛來找我，叫我三思，說我應該「留得青山在」，不要輕易犧牲。但我還是決定參加，並留下一封遺書。 <text:line-break/><text:line-break/>現在的人一定很納悶，甚至覺得可笑，只是去抗議，哪需要寫遺書？但事實上，很多參與者都寫下遺書，例如劉峰松老師。為什麼呢？戒嚴時期「聚眾滋事」是死刑罪，而且是「唯一死刑」，沒有更輕的刑責。 <text:line-break/><text:line-break/>更何況，我們的目標是總統府，要去向蔣經國抗議。那是台灣第一次有計畫性的群眾示威。那種恐怖感我能舉個例，比方說，現在如果有幾個北韓人，相約好一起去找金正恩示威，包圍金正恩的辦公室，你覺得這些人活著回來的機率有多大？ <text:line-break/><text:line-break/>我講這些例子是要說，那時是八零年代，尚且如此恐怖，更何況六零年代？有可能會有什麼活躍的「台獨運動」或「黨外運動」讓你去「積極參與」嗎？當然不可能。六零年代的政治背景怎麼會那麼新潮？那些都是九零年代之後的社會狀況了。 <text:line-break/><text:line-break/>我小時候就很喜歡打桌球，家裏陽台有個球桌。小學大約三、四年級時，也就是大約1972-1973左右，蔣介石還活著。有一天，我爸媽去香港買點東西回來賣，順便買了一支球拍給我。 <text:line-break/><text:line-break/>但是，我媽要交給我球拍之前，卻叫我先把家裏所有窗戶全關上，不但關上，而且要扣上，並事先告誡我小聲講話，然後從層層偽裝掩護的包裝盒子中，拿出球拍，很緊張地指著球拍上頭的兩個字給我看。我一看，嚇一大跳！居然寫著「上海」二字，簡單說，這是從「匪區」出來的「匪貨」，光憑這支球拍，就足以讓我們家破人亡。 <text:line-break/><text:line-break/>當我看完「上海」二字後，我媽拿起一把美工刀，把這兩個字用力刮掉，並告誡我不可以對外面任何人說起這件事。並且要我把刮下來的木屑，拿去廁所用馬桶沖掉，沖一次還不夠，還得多沖幾次比較安全，湮滅所謂「叛國資匪」的罪證。 <text:line-break/><text:line-break/>大家懂我的意思吧，六、七零年代怎麼可能會是「人民政協網」這樣一種報導內容？太遠離基本事實。  <text:line-break/><text:line-break/>對岸真的對島內人事物很外行，總是瞎捧一些根本是「虛擬存在」或十分詭異的什麼統派人事物，不知道是真笨還是故意要拿來欺騙大陸同胞，讓大陸同胞產生幻覺，以為島內真有什麼熱烈的擁護祖國勢力。有是有啦，但不熱烈，比方說新黨、勞動黨、統促黨以及一些保釣團體，還有巴勒網。 <text:line-break/><text:line-break/>至於這個什麼中華聯合黨，我是高度存疑的。為什麼呢？因為比方說，我看內政部資料，整個黨的流動現金竟然僅有台幣兩千元，比巴勒網還窮。2014 年整個黨的經費是 2057元；2015年是2059元，增加了2元，就是利息。太離譜了吧。 <text:line-break/><text:line-break/>請看內政部公文： <text:line-break/><text:line-break/>https://www.moi.gov.tw/dca/001/103/A191.pdf  <text:line-break/><text:line-break/>https://www.moi.gov.tw/dca/001/104/A191.pdf   <text:line-break/><text:line-break/>而且，每年的入黨人數是0，沒有黨章，沒有黨綱，沒有活動，沒有行政人員，沒有黨務人員，除了一整年利息所得2 元之外，沒有其它收入，什麼也沒有。這還能叫做「黨」嗎？這應該什麼也不是，純粹一個空殼子吧；僅有的活動就是邀請親友「參訪大陸」。(說不定因為是「黨主席」帶團而接受高規格的接待。) <text:line-break/><text:line-break/>另外，在政治理念上也是前言不罩後語。比方說，1993年，在民進黨開始以光速般的速度急速腐化之際，徐先生從美國回台，加入民進黨。2006年，因為痛恨民進黨貪腐反民主、作威作福「吃相難看」，「扛著民主大旗反民主」，因此轉而投入李登輝所創立之強調急獨的台聯黨。 <text:line-break/><text:line-break/>可是，在其他場合，徐先生卻又說他自始至終反對「去中國化」，說自己從小到大「沒有一天不認為自己是中國人」。可是，民進黨和台聯黨不就是以「去中國化」為第一要務嗎？ <text:line-break/><text:line-break/>2010年，徐先生說他去了一趟大陸之後，發現大陸發展得非常快，讓他的台獨思想頓時崩盤，轉為統派，並且對民進黨與台聯之「去中國化」相當不滿。 <text:line-break/><text:line-break/>可是，令人精神錯亂的是，同樣是2010年的6月25日的「民進新聞」： <text:line-break/><text:line-break/>https://bit.ly/33WXG2d <text:line-break/><text:line-break/>記者蔡金旺卻寫著完全矛盾的內容： <text:line-break/><text:line-break/>【前民進黨永康市黨部主任委員徐照雄，有如蟬蛹，蟄伏泥土底下長達卅餘載，自我潛移默化後，破土蛻化成蟬，展翅翱翔大地。他捫心自問，自已追尋什麼，答案是「理想政治」，他多年的努力，向親朋好友暢述終於達到了理想，也達到了目的。 <text:line-break/><text:line-break/>徐照雄在台灣戒嚴政治統治時期，為追求政治理想，毅然投入參選縣議員，最後竟以高票當選，當時不只轟動一時，更成為國民黨關注的特殊焦點政治人物。他之所以受到矚目，拜他執意於黨外活動所賜。也因此，受到國民黨的迫害，無奈避居美國，前後長達廿多年，在此期間，他仍然持續從事民主運動。 <text:line-break/><text:line-break/>徐照雄出身永康富戶家庭，在封閉的台灣政治體制下，只為追求民主政治，他除了出錢、出力，更不惜犧牲生命，最終目的在於推動台灣獨立建國，並強調：「生為民進黨員，死為民進黨魂」的決心，將把他畢生歷練和時間奉獻給民進黨。 <text:line-break/><text:line-break/>留美財經碩士徐照雄，「不忮、不求」是他為人處事的座右銘，就因他面對人、事、物都心生坦蕩面對，除博得民進黨員的敬愛，也深獲政壇人士的尊敬。】 <text:line-break/><text:line-break/>故事還沒完。隔年，亦即 2011年5月14日的「民進新聞」： <text:line-break/><text:line-break/>https://bit.ly/31yvUre <text:line-break/><text:line-break/>一樣是記者蔡金旺，標題是「台聯黨台南市黨部主委徐照雄推動黨務有成」，對徐先生依然極盡讚美，而徐先生自己也非常滿意自己的政治成就。同一個時空，各種說法完全自相矛盾不是嗎？ <text:line-break/><text:line-break/>記者是這麼寫的： <text:line-break/><text:line-break/>【徐照雄曾擔任前民進黨永康市及玉井鄉黨部主委，現任台聯黨台南市黨部主委，平時又只問耕耘，不問收獲，博得敬重。 <text:line-break/><text:line-break/>徐照雄出身於台南縣永康市大灣的望族後代，(1968年) 於進入社會服務事業有成後，為回饋社會服務百姓，毅然踏入政壇，並獲選擔任台南縣議員，也如願扮演縣民與縣府的溝通橋樑。 <text:line-break/><text:line-break/>後因追求推動民主政治，在戒嚴時代，避免遭受政治迫害，只能無奈避居美國，並在美國繼續進修，也順利取得財經碩士的學位，更在當地創設上興國際開發股份有限公司，並擔任董事長。 <text:line-break/><text:line-break/>他在美國打拼於事業有成後，因心繫台灣，為求回台奉獻一己棉薄之力。默默耕耘協助輔選工作，出錢出力後，不求名、也不求利，更不怨天尤人，反而心胸開懷的認為，自己是「願意做、甘願受」。 <text:line-break/><text:line-break/>徐照雄為人海派，一路走來備極艱辛，但他認為，能替國家、社會、人民做有意義的事，是他的光榮，而被比喻為有如蟬蛹，蟄伏泥土下長達30餘載，自我潛移默化後破土蛻化成蟬，展翅翱翔大地，他捫心自問，自已追求什麼，答案是「理想政治」，今經努力，他開懷向親朋好友暢述，終於達到所追求的理想，也達到目的。】 <text:line-break/><text:line-break/>就在這篇報導之後，不到兩個月的時間，中華聯合黨就成立了。大家看得懂時間順序嗎？一下鐵桿台獨，一下又是鐵桿統派，一下又是鐵桿台獨，一下又變回鐵桿統派，然後就成立了一個現金僅有兩千元台幣的黨，顯然是空殼子的虛擬政黨，惟一活動就是邀請親友參訪大陸。你相信這樣一個黨具有多大的嚴肅性與政治意義嗎？ <text:line-break/><text:line-break/>我浪費時間寫這麼瑣碎的東西，當然不是要討論這位徐主席，我沒聽過這個人，也沒聽過這個黨。我之所以浪費時間寫這些東西，仍然只是想要重申： <text:line-break/><text:line-break/>一，立場或意見不重要。重要的是正直誠信與良善。 <text:line-break/><text:line-break/>二，真實的理解很重要。理解一個事情，理當具有一種整體性，而不是拼拼湊湊，道聽途說。 <text:line-break/><text:line-break/>三，貼東西時，麻煩多想一想再貼，畢竟寫這種澄清文實在很累，但我也不想讓人誤以為我們巴勒網只是看立場辦事而缺乏明辨是非或基本事實的能力。</text:p>
      <text:p text:style-name="P6">陳真   |  2019.10.24 01:40   |   <text:a xlink:type="simple" xlink:href="http://palinfo.habago.org/Entry?Command=Information_PrintForum&amp;iPage=1#FORUM38013"><text:span text:style-name="T3">#</text:span></text:a></text:p>
      <text:p text:style-name="P5">同學， <text:line-break/><text:line-break/>這網站叫神祕學研究不是嗎？我不知道神祕學是什麼東西，但這網站顯然是把神祕學和陰謀論相提並論。 <text:line-break/><text:line-break/>說我「研究過陰謀論」，當然很荒唐啊。政治上，我講的全都是明明白白、清清楚楚毫無疑義的東西，我怎麼會去研究什麼陰謀論？一清二楚的陽謀都罵不完了，哪還需要研究什麼陰謀？ <text:line-break/><text:line-break/>我很無言，誰跟誰都比出某種同樣的手勢，就意味著他們是一夥的祕密組織同志？這會不會太無厘頭了點？(可惜無法當場做民調。相信的人請自己舉手！) <text:line-break/><text:line-break/>邱吉爾不只是傻逼，而且是個無恥下流的戰犯、人渣。華盛頓我就不清楚他有啥特別了。 <text:line-break/><text:line-break/>一個人的素質，怎麼會是看他的權勢大小？ <text:line-break/><text:line-break/>依我看，郭董很可能也是屬於這個傻逼組織，我以後得注意一下他有沒有比出關鍵手勢。感覺郭董氣味跟什麼共濟會很像；穿個小丑裝，裝模作態地搞些儀式，發表些傻逼宣言，巍巍峨峨地講些傻話，弄出一些傻逼手勢、符號...很無言。只能說吃飽太閒。 <text:line-break/><text:line-break/>一個組織是不是傻逼組織，不是看有誰加入，而是看他們加入是想幹啥。 <text:line-break/><text:line-break/>不是也有個什麼高智商組織嗎？我看也是傻逼組織，因為他們恐怕連自己加入那個組織究竟是想要幹嘛也不知道，更不用說什麼高智商或低智商了。一個人如果真的聰慧過人，肯定不會在意什麼智力測驗考了幾分；抬舉、競爭那樣一些分數很蠢不是嗎？一個人如果真的很美，肯定也不會以美貌為榮。通常是美一半或腦子一半的人，會特別在意這些東西。 <text:line-break/><text:line-break/>英國也有一些本土性質的類似組織，很神祕哦，很難加入哦，為啥呢？因為成員個個以為自己與眾不同，高人一等，不弄個神祕組織太暴殄天物了。 <text:line-break/><text:line-break/>還是老話，只能說這些傻逼： <text:line-break/><text:line-break/>一，吃飽太閒。 <text:line-break/><text:line-break/>二，傻孩子，你很主流，你一點都不特別。你想太多了。 <text:line-break/><text:line-break/>三，傻孩子，別再想改造世界了。你那麼主流，你不知道世界早就被你們改造了嗎？</text:p>
      <text:p text:style-name="P6">自強   |  2019.10.23 23:53   |   <text:a xlink:type="simple" xlink:href="http://palinfo.habago.org/Entry?Command=Information_PrintForum&amp;iPage=1#FORUM38012"><text:span text:style-name="T3">#</text:span></text:a></text:p>
      <text:p text:style-name="P7">陳真 <text:line-break/>你提供的短連結 <text:line-break/>https://bit.ly/2MWUOva <text:line-break/>開篇寫 <text:line-break/><text:line-break/>*** <text:line-break/>自從研究陰謀論以來， <text:line-break/>所謂“非主流圈”(alternative news community) <text:line-break/>裡有一派不討論外星人、秘密太空計畫 (SSP)、通靈靈修，只專注在地緣政治 (Geopolitics)， <text:line-break/>致力發掘與報導主流媒體 (如 CNN, BBC) 極力掩蓋的事實 <text:line-break/><text:line-break/>到最後提到你 <text:line-break/><text:line-break/>前一陣子重新發現陳真的網站之後，才發現他對美國雙重標準、 <text:line-break/>骯髒齷齪操縱他國政局甚至顛覆的手法亦知之甚詳，顯然也是研究過陰謀論的清醒人， <text:line-break/>因此我認為他的說法算是給『美國介入操縱台灣政局』提供了間接證據，因為他會提供參考資料， <text:line-break/>不至於信口開河。 <text:line-break/>*** <text:line-break/><text:line-break/>全文並無提到你去研究神秘學 <text:line-break/>除"陰謀論"這個詞以外,看不出那些評語對你不公正 <text:line-break/>是排斥被貼上"陰謀論者"標籤? <text:line-break/><text:line-break/>握手姿勢可以因為拍攝角度和雙方態度出現異樣 <text:line-break/>藏手的官媒擺拍或畫像甚至做成雕像也能用不小心還是碰巧看待嗎?這動作跟挖鼻孔沒有可比性 <text:line-break/>藝人標新立異一些奇特行為可以理解,馬雲也在公開場合做過ok手勢放在眼前 <text:line-break/><text:line-break/>華盛頓邱吉爾影響力夠大吧,夠資格跳脫出甲乙丙嗎?加入你眼中的傻組織為哪樁 <text:line-break/>https://blog.xuite.net/skywalker333/twblog/105917539 <text:line-break/><text:line-break/>https://blog.xuite.net/skywalker333/twblog/105917449 <text:line-break/><text:line-break/>無論如何,謝謝指教</text:p>
      <text:p text:style-name="P6">陳真   |  2019.10.23 08:59   |   <text:a xlink:type="simple" xlink:href="http://palinfo.habago.org/Entry?Command=Information_PrintForum&amp;iPage=1#FORUM38011"><text:span text:style-name="T3">#</text:span></text:a></text:p>
      <text:p text:style-name="P5">之前提到的"The Ultimate Quotable Einstein"，我提供的網址是我點進去之後產生的連結，旁人好像看不到。用書名自行去找就有。</text:p>
      <text:p text:style-name="P6">陳真   |  2019.10.23 01:44   |   <text:a xlink:type="simple" xlink:href="http://palinfo.habago.org/Entry?Command=Information_PrintForum&amp;iPage=1#FORUM38010"><text:span text:style-name="T3">#</text:span></text:a></text:p>
      <text:p text:style-name="P7">(續) <text:line-break/><text:line-break/>"自強" 同學好，剛剛在你提供的網址上，竟然看到我的名字： <text:line-break/><text:line-break/>https://bit.ly/2MWUOva <text:line-break/><text:line-break/>該版 (神祕學研究？) 版主說陳真「也是個研究過陰謀論的清醒人」。我的天啊！我怎麼可能會去研究什麼陰謀學神祕學？我怎麼可能會是那樣的人？太離譜了！ <text:line-break/><text:line-break/>我是外星人的可能性，都遠比我是「陰謀論者」的可能性都還要高出一萬億倍；離我生命最遙遠的一種東西就是瞎掰鬼扯蛋疑神疑鬼。我希望事物理當乾乾淨淨得就像「一等於一」那樣地邏輯純粹。 <text:line-break/><text:line-break/>明天的太陽是否依舊升起，尚且如此不可靠；幾乎無可置疑的數學，尚且無法完備而難以確定，我怎麼可能會花一秒鐘的時間去關注那些憑空瞎掰鬼扯蛋的東西？一個人的理性程度之純粹，如果讓他連自己如何可能得知「一加一等於二」都會感到困惑，他怎麼可能無厘頭到會對那些捕風捉影憑空瞎掰鬼扯蛋的東西感興趣？ <text:line-break/><text:line-break/>對於政治，更不需要陰謀論。陰謀論只會吸引那些無知的局外人，因為當一個人對於某些人事物一無所知時，他就很容易「想太多」，毫無根據地亂猜亂想一通。那就好像有些專業領域的門外漢往往會有一些很奇怪的「見解」一樣，因為當一個人對某種事物一無所知時，他就很容易胡亂推論猜測、捕風捉影。 <text:line-break/><text:line-break/>臨床上或生活中，常會遇到一些「孤狗大學」畢業的高材生，以為搜尋一下網路，看兩篇文字，就能懂得某種專業，往往對醫學或精神醫學充滿幼稚到爆的懷疑與胡亂論斷，儼然一個個「陰謀論者」。為什麼呢？因為他們離某種人事物太生疏太遙遠太無知了，於是就只能訴諸瞎掰幻想鬼扯蛋來理解事情。 <text:line-break/><text:line-break/>陰謀論者往往「知零，卻說無限」，什麼都不懂，卻什麼都敢說，什麼都敢信口胡謅，胡亂猜測。但我不是，我知百知千卻僅說其一。當我僅僅說出我所理解的東西之千百分之一時，我就比較不容易犯錯。我從不輕易做結論；惟有當我對某個想法或事實相當有把握時，才會做出評價。 <text:line-break/><text:line-break/>網路時代，應該很少像我這樣的「古人」；把我說成陰謀論者，真是很荒唐。不如說我是外星人，猜對的機率肯定還要高出許多。</text:p>
      <text:p text:style-name="P6">黄川   |  2019.10.22 21:00   |   <text:a xlink:type="simple" xlink:href="http://palinfo.habago.org/Entry?Command=Information_PrintForum&amp;iPage=1#FORUM38009"><text:span text:style-name="T3">#</text:span></text:a></text:p>
      <text:p text:style-name="P5">感谢陈医生。 <text:line-break/>我所学不精，见笑了。</text:p>
      <text:p text:style-name="P6">陳真   |  2019.10.22 17:16   |   <text:a xlink:type="simple" xlink:href="http://palinfo.habago.org/Entry?Command=Information_PrintForum&amp;iPage=1#FORUM38008"><text:span text:style-name="T3">#</text:span></text:a></text:p>
      <text:p text:style-name="P7">黃川好， <text:line-break/><text:line-break/>你說，「爱因斯坦一个基础理论物理学家，他研究的东西 (與) 原子弹的关系就如牛顿和火箭发射的关系差不多，怎么也轮不到他来背锅。」 <text:line-break/><text:line-break/>這話其實不太對。關係有兩種，一政治，一是科學本身。 <text:line-break/><text:line-break/>政治上的關鍵影響力已是歷史共識，各方文件與研究均一致證實了這一點，亦即：愛因斯坦寫給羅斯福總統的那封信，讓羅斯福決定研發原子彈。 <text:line-break/><text:line-break/>投下兩顆原子彈的隔年，亦即1946年，美國 "時代雜誌" 的封面人物就是愛因斯坦和一朵可怕的彩色蕈狀雲，雲朵上寫著愛因斯坦的著名公式：E=MC平方： <text:line-break/><text:line-break/>https://bit.ly/35KYzwq   <text:line-break/><text:line-break/>至於愛因斯坦之所以沒有參與祕密研發原子彈的曼哈頓計畫，除了這原本就不是他的「主要專業」之外，有這麼一種看法在我看來最具說服力，亦即美國對於愛因斯坦的「忠誠度」存有高度疑慮，包括他長年的和平主義傾向、左傾思維以及以「人」為本 (而非以「美國人」為本) 的政治基本態度，都不可能讓美國信任他。 <text:line-break/><text:line-break/>我相信，研發原子彈只是早晚的事，就算沒有愛因斯坦的那封信，遲早還是會製造出來。但是，歷史畢竟無法重新安排，我們永遠都不可能知道倘若沒有愛因斯坦那封信，二戰將如何結束？我們也無從知道倘若沒有愛因斯坦那封信，原子彈何年才會誕生？ <text:line-break/><text:line-break/>但可確定的是：愛因斯坦在催生原子彈這件事情上，起了關鍵作用。這鍋當然還是得由他第一個來揹。愛因斯坦對於此事也旋即感到後悔與自責，認為自己犯了一項「重大錯誤」，後來便與羅素投入反戰與反核武工作。 <text:line-break/><text:line-break/>至於愛因斯坦與原子彈在「科學上」的關係，當然沒有那麼「直接」，但若要說得雲淡風輕，恐怕也言過其實。 <text:line-break/><text:line-break/>很多人說愛因斯坦是「原子彈之父」。對此，與其說你不認同，倒不如說你究竟是在不認同「什麼」？亦即：當人們說「XX之父」時，究竟意味著「什麼」？然後你也才有可能反對「什麼」不是嗎？ <text:line-break/><text:line-break/>同理，也有很多人說 Alan Turing 是「電腦之父」甚至是「AI--人工智慧之父」，但是，Turing 除了1950年在 "Mind" 哲學期刊上發表了一篇 "Computing Machinery and Intelligence" 之外，他對目前 AI 的發展，又有什麼「直接」貢獻？我懂的 AI 知識說不定比 Turing 都還要多得多，但我不會因此而淡化他在這方面啟發性的貢獻。 <text:line-break/><text:line-break/>技術的應用與開展縱然一日千里，但各種技術背後的基礎思維與定理、原理等等之啟發，恐怕更是一切技術的根本。 <text:line-break/><text:line-break/>當然，我還不至於傻到以為愛因斯坦「發明」了原子彈，但他在原子彈的誕生上，卻起了臨門一腳的作用。這個作用主要是政治上的，但同時也是科學上的。 <text:line-break/><text:line-break/>另外，你說，愛因斯坦說他「寧可當個鐘錶匠」只是缺乏根據的「雞湯文青段子」。這話其實也不對。不過，這事說來話長，寫起來感覺很累，不知從何說起。 <text:line-break/><text:line-break/>首先，我覺得，對於一種人事物的理解理應有各種層次。比方說，在探究問題的方法上，最低的一層恐怕就是孤狗 (google) 了。現代人幾乎都是「孤狗大學」畢業，彷彿只要是「孤狗」上找不到的，就等於不存在。至於理解方式上，有這麼一種理解方式十分「初級」或「低級」，簡單說就是：他對於某種人事物並不具備一種整體且深入的理解，而是把它「零碎化」，把它當成一種彷彿只是一種「純粹單一資料性」的方式去理解。 <text:line-break/><text:line-break/>曾舉過一例，相當經典。有位台灣「名學者」，過去也是留英；他不是念哲學，但對於西方哲學十分著迷。問題是，他對於整個哲學的「學科性」(disciplinarity) 之理解方式基本上就是錯的、荒唐的；他一直把哲學當成一種社會科學理論，一種好像三民主義那樣的條文式理論組合。 <text:line-break/><text:line-break/>記得有一天，我寫了一些有關 metaphor (隱喻) 的想法。我的想法當然就是「我的」想法，而不是一種所有圈內人都聽過的什麼社會科學理論。可是，他看到之後，竟然從我的文章中找到一些關鍵字，然後找到一篇英文期刊論文，跑來問我說是不是就是讀了「這篇」文章才有那些想法？彷彿一個人只要花上幾分鐘，把那篇論文讀過之後，他對於「隱喻」就擁有了跟我同樣的理解程度。 <text:line-break/><text:line-break/>我聽了真是很訝異。「天啊！」我心裏想：「他究竟是怎麼做研究的？」我很想跟他說，「不是不是，沒有人這樣做學問的。我不知道你說的那篇文章，從沒讀過。我的想法並不是從哪一篇文章中學來，而是從數以千計的書籍和文章中所產生出來的。」 <text:line-break/><text:line-break/>各位懂我的意思吧？別說愛因斯坦，就算只是我如此乏善可陳的一個「一般人」，要理解我的某種言行，其實還是得從一種整體且深入的基礎上去理解，而不是只是「孤狗一下」就能做出判斷。 <text:line-break/><text:line-break/>之所以講這些「題外話」，主要是想說，因為個人研究上的關係，我相當熟悉維根斯坦和羅素以及 Kurt Friedrich Gödel (「不完全定理」的提出者，愛因斯坦的知心密友)，而這三人跟愛因斯坦分別都有著某種密切關係，我也因此對愛因斯坦的個人言行思維略有涉獵，略知一、二，對他基本上有著一種相當「整體性」(holistic) 的理解。在這個整體理解的基礎上，或許比較容易理解一些片段話語的意義或可能性。 <text:line-break/><text:line-break/>言歸正傳。簡單說，愛因斯坦究竟有沒有講過「寧可當個鐘錶匠」，就我所知，並無第一手資料。不過，它倒也一點都不是「空穴來風」，更不是你說的什麼「雞湯文青段子」那般不堪。我認為，你之所以會對這句話有所鄙夷，意味著你對愛因斯坦這個「人」似乎有點陌生。 <text:line-break/><text:line-break/>「寧可當個鐘錶匠」這句話的最早出處之一是1965年4月16日的 "New Statesman"。這是一本英國期刊，左傾，主張社會主義，我在英國念書時也曾訂閱；1913年創刊，蕭伯納就是它的創刊編輯之一。  <text:line-break/><text:line-break/>愛因斯坦被引述的1946年 5 月之原始談話是這麼說的：「原子能的釋放，改變了一切--除了我們的思維方式 (our way of thinking) 之外。我們也因此正朝向一種空前的毀滅之路沉淪。解決這問題的關鍵就在於人們的心靈。早知道的話，我寧可當一名鐘錶匠。」 <text:line-break/><text:line-break/>之後，這段話便輾轉引述在無數的文章與書籍中。但是，愛因斯坦究竟是在何種狀況下或哪篇書信或訪談中講過這些話，不得而知。 <text:line-break/><text:line-break/>2012年，一群日本廣島的高中生，組成一個反核武團體，動員各校學生寄出了一千多封信給全世界各地的政治領袖，希望他們能公開表態禁止核武。其中，盧森堡首相 Jean-Claude Juncker 旋即回了信。2017年獲得諾貝爾和平獎的 ican (International Campaign to Abolish Nuclear Weapons) 公開發表了這封信。信件開頭就是引用愛因斯坦的這段話。 <text:line-break/><text:line-break/>不過，事實上，就我的理解，我比較傾向於認為愛因斯坦原文並不是這麼說的；意即這似乎只是一種「轉述」(paraphrase)，它理當是綜合幾次談話的一種「摘要」陳述。但是，這樣一種轉述，其實並沒有扭曲愛因斯坦的心意或想法。 <text:line-break/><text:line-break/>這就如同我的文章中經常提到「維根斯坦說」，其實哪是維根斯坦說的，大多是我說的啦。話雖如此，但我仍然沒有對維根斯坦有任何根本上的扭曲，而只是轉而述之；有些時候甚至是轉成用我自己的話來說，但原始意涵並無太大改變。 <text:line-break/><text:line-break/>今天，我們如果是在寫一種學術論文，自然就不可能如此引用，而是會做出很精確的區分。但是，當我們只是在做一種通俗表達時，「轉述」就夠了，畢竟我們總不可能在巴勒網上每次為了傳達一句話或一個意思，然後因此得寫上幾千字的精確詮釋與說明。 <text:line-break/><text:line-break/>我雖然無法證明愛因斯坦「同時」講出了 "New Statesman" 所刊載之一模一樣的句子，但有許多證據指出他在各種場合與書信中分別做過類似陳述。比方說，在 "Einstein and the Poet" 一書的第 92 頁，愛因斯坦接受當年一位德國詩人、學者 William Hermanns 的訪談，愛因斯坦說： <text:line-break/><text:line-break/>「我完全同意你說的，知識份子從未拯救過世界。我們如果想要改善世界，絕不可能透過科學知識，而是必須透過思想。...我們必須從人們的心靈出發，透過良知，而且也惟有透過良知的價值，才有可能改變世界；而良知恰恰就是表現在人們對於人類無私的付出。」 <text:line-break/><text:line-break/>在另一段訪談中，愛因斯坦還提到：「科學帶來 (毀滅) 的危險，然而真正的問題根源卻在於人類的心靈。我們不可能透過某種機制來改變他人的心靈，我們只能改變自己，並應勇於訴說。」 <text:line-break/><text:line-break/>1954年11月18日，愛因斯坦寫了一封信給美國的一本雙周刊雜誌叫做 "The Reporter"，信裏愛因斯坦如此說道： <text:line-break/><text:line-break/>「如果我仍然還是個年輕人的話，我不會想成為一名科學家或學者或教師，我想當個小販或修水管工人；但願這樣一種最謙卑的生活方式仍然可以在現行的社會底下存在。」有位讀者，是個修水管工人，回信給愛因斯坦說：「我的志向倒是很希望能成為一名學者，而你卻想修水管，要是我們兩人能夠組成一個團隊，應該會相當成功，我們將同時擁有知識與獨立生活。」 <text:line-break/><text:line-break/>其實，早在戰前很多年，愛因斯坦就時常表達類似心聲。比方說，1933年，在倫敦的艾伯特皇家音樂廳 (Royal Albert Hall) 的一場題為「歐洲的危機與希望」的演講中，愛因斯坦再度表達了他想當一名工人的志向，並且向現場聆聽演講的年輕科學家提出建議，建議他們轉行，說大家也許可以考慮去當一名比方說燈塔管理員。 <text:line-break/><text:line-break/>也許你會以為，可能是時局動盪加上盛名之累，以致於愛因斯坦經常表露他對於科學、知識、名氣與智能等等這些東西的貶抑與反感，而且經常想要離群索居，過著一種其所嚮往的「獨立生活」。但我認為，一個人的價值取向與個性，恐怕才是重點。 <text:line-break/><text:line-break/>愛因斯坦曾經寫信給友人說，「當我年輕時，我對人生的一切渴望，無非就只是安靜地坐在某個角落工作，乏人問津，無人聞問。」還有一次，智利有家博物館，寫信要求愛因斯坦寫幾句話給他們，好讓他們供奉在館內供人仰望。愛因斯坦回信拒絕，他說：「你應當明白，我並不是你所認為的那樣一種勢利眼或愛出風頭者，事實上我也沒什麼東西值得人們的關注。」 <text:line-break/><text:line-break/>在這許多方面，你可以看到愛因斯坦和維根斯坦的某種相似性。維根斯坦也是經常叫學生去幹一些「比較老實」的工作，特別喜歡叫大家去當工人，千萬別把哲學當成職業。他自己也曾努力學習俄文，申請移民蘇聯，希望能夠在「人民公社」生活，在農場從事勞力工作。但在過海關之際，俄國官方認出他是著名哲學家，打算安排他去大學任教，維根斯坦拒絕；多年蘊釀之移民俄國夢，旋即破滅。 <text:line-break/><text:line-break/>愛因斯坦也曾經說，「科學，頂多只是一種嗜好 (hobby)」，而不該是一種職業；「人們應該去做一些別的事情來謀生」。(見 "Albert Einstein, Historical and Cultural Perspectives" 第421頁)。 <text:line-break/><text:line-break/>當然，維根斯坦的「心靈雞湯」和愛因斯坦的湯料不太一樣；前者重視勞動價值，而後者卻比較傾向所謂「獨立生活」的某種孤獨。 <text:line-break/><text:line-break/>比方說，愛因斯坦在1933年於倫敦音樂廳的那場演講，他叫在場聽眾--一些年輕科學家，不妨考慮去當燈塔管理員。他的話語其實是有上下文的。愛因斯坦的意思是說： <text:line-break/><text:line-break/>「一個年輕人，倘若他對科學的本質--特別是對於科學的數學或哲學本質感興趣的話，那他為什麼不去當個比方說燈塔管理員呢？事實上，很少有年輕人具有這樣的雄心，即便在他一生最具創造力的年輕歲月中，他也不肯抓住這樣的機會，不肯花一點點時間，安靜不受打擾地好好去思考科學本質的問題。」 <text:line-break/><text:line-break/>我並不是要說這些想法對或錯，而只是要說： <text:line-break/><text:line-break/>一，如果你了解愛因斯坦，就能明白，這就是他對於人生、對於整個世界與人類的問題之基本態度，而不是什麼「文青段子」或「心靈雞湯」。他認為，科學的發展不但無用，而且帶來痛苦與毀滅。維根斯坦在這一點上的態度，更是強烈。他形容自己的整個哲學無非就是要「對抗這樣一種科學潮流」。 <text:line-break/><text:line-break/>就如同愛因斯坦之認為人類的問題只能靠「人們的心靈改造」來改變，維根斯坦也一再這麼說，「哲學的問題只能夠依靠人們的生活方式之改變而解決。」一般研究者略過這些自我思想評價，認為只是無關緊要之「心靈雞湯」，其實大錯特錯。 <text:line-break/><text:line-break/>要深入談這些問題，得寫上好幾百萬字；在此能說的還是那些老話，套句維根斯坦的說法：你不可能理解一句話，除非你理解一整個語言。反過來說也一樣，當你真正理解了一句話，事實上你所理解的是一整個生命。 <text:line-break/><text:line-break/>二，一句話不可能僅僅只是一句話所能產生意義，它得屬於某種脈絡，包括語意的，情境的，乃至於整個生命的。這樣一種「歸屬」，賦予單一話語種種意義的深度與可能性。 <text:line-break/><text:line-break/>我就不再多說了，說不完的。總之，「寧可當個鐘錶匠」那些話，不但不是什麼空穴來風噁心八拉的「文青段子」或「心靈雞湯」，而且恰恰就是愛因斯坦的基本人生態度。我的偶像沈從文也曾經說，如果他不當作家，那他希望能夠在金舖裏工作，一個人安靜地打造首飾，就此過一生。聽他這麼說，我心裏特別感動。 <text:line-break/><text:line-break/>我之所以對於這樣一些話非常有感，無非也是因為我也有著同樣的渴望。直到現在，我仍時常陷入這樣一種幻想 (跟性幻想的方式差不多，很具體，很寫實)：想像我在一個無人巷弄尾端的某個小房子裏，專心修理東西，修完一個零件換下一個；抑或是在寫字，一個字一個字地寫，就這樣一個人的世界，專注而安靜，多麼美好，幾乎連時間的流逝都可遺忘。 <text:line-break/><text:line-break/>我手上有很多有關愛因斯坦的書或文章，其中有一本叫做 "The Ultimate Quotable Einstein"，網路可以看到全書內容，用書名去找就有。1977年初版，再版了很多次，普林斯頓大學出版，六百多頁，約略能看出愛因斯坦的基本個性。 <text:line-break/><text:line-break/>另外，關於共濟會，我的想法是這樣： <text:line-break/><text:line-break/>懷疑精神是好的，但是陰謀論卻往往可笑。曾舉一例，有些人熱愛哲學，彷彿哲學或思想是什麼很了不起的東西。但是，這些人從事思考的方式卻是在每個命題後面直接打問號，以為這就是懷疑精神，以為這就是哲學。但是這樣很腦殘不是嗎？把每個現實問題統統說成背後有著什麼神祕陰謀，這樣誰不會？ <text:line-break/><text:line-break/>就如 Noam Chomsky所說，CIA 最歡迎陰謀論了，因為這會讓人們對於紮實的道德評價與理性批判失去根本上的敬意與信任，以為異議之聲不過就是一丘之貉，全屬道聽途說瞎掰鬼扯蛋。Chomsky 還說「如果數十年後，某些檔案解密，證實陰謀論幾乎全是CIA自己搞出來混淆視聽，我將一點也不會感到驚訝。」 <text:line-break/><text:line-break/>我常說，懷疑是好的，但你不能發神經什麼都要懷疑；當你什麼都懷疑，意味著你什麼也不懷疑，你只是在每個現象或命題背後直接畫上問號，然後毫無根據地講得鬼影幢幢。 <text:line-break/><text:line-break/>至於共濟會，正反之間，得先問說你的說法是「什麼」，然後我也才有可能知道我是否認同或反對。如果說共濟會存在，這個連我也知道，台灣也有一個： <text:line-break/><text:line-break/>https://bit.ly/31CnCP8   <text:line-break/><text:line-break/>你看，很好笑吧，一些吃飽太閒的有錢傻逼，可能好萊塢電影看太多了，自命不凡，把自己裝扮成小丑，裝神弄鬼裝腔作勢搞些聯誼活動。 <text:line-break/><text:line-break/>這樣一個所謂跨國組織，怎麼會是什麼主導世界的陰謀勢力？憑什麼？哪來的同質性？沒有同質性及利害與共，能夠幹些什麼？它主導世界？那麼又是誰來主導這個傻逼組織？ <text:line-break/><text:line-break/>當你要對某種人事物建立起某種連結時，總該有個最基本的說服力吧？總不能說我喜歡挖鼻孔，強尼戴普也喜歡挖鼻孔，不小心被你們都給拍攝到了，然後就說我和強尼戴普之間有著某種企圖毀滅世界的祕密連結。 <text:line-break/><text:line-break/>當我們在某個主流現象的背後直接畫上問號時，至少應該會有八成以上的命中率，畢竟主流事實大多不可信。但是，問題不在這命中的八成，而是在於那失誤的兩成。這在臨床檢驗上叫做「偽陽性」，意即一百個來做癌症篩檢的可疑病人統統說他們全都罹癌。這時候，所有癌症病患當然全抓出來了，問題是，卻有兩成健康病人也跟著陪葬，莫名其妙被抓去開刀做化療。你覺得這樣一種「統統都說有病」的檢驗方式有用嗎？不但沒有用，而且有百害無一利。 <text:line-break/><text:line-break/>更重要的是：當我們在某個主流現象的背後直接畫上問號時，至少應該會有八成以上的命中機率，畢竟主流事實大多不可信。但是，問題不在你命中多少，而是在於你究竟是根據何種理性與經驗法則進行篩檢？ <text:line-break/><text:line-break/>一種檢測或批判或評價之所以可信且有用，恰恰就是在於它所持的理性與經驗法則究竟是什麼，而不是在於毫無內在一致性地亂猜一通；這時候，就算湊巧猜對了，事實上也毫無意義不是嗎？ <text:line-break/><text:line-break/>我強烈懷疑，川普應該是外星人，而且是中國派去美國臥底的外星生物。從他的奇特髮型，我就能看出他很可能不是地球上的生物。誰能反駁說我的陰謀論一定不對呢？問題是：當一個說法根本無從反駁時，並不是因為它很有說服力，而是因為它毫無論點與依據可言。</text:p>
      <text:p text:style-name="P6">黄川   |  2019.10.22 11:45   |   <text:a xlink:type="simple" xlink:href="http://palinfo.habago.org/Entry?Command=Information_PrintForum&amp;iPage=1#FORUM38007"><text:span text:style-name="T3">#</text:span></text:a></text:p>
      <text:p text:style-name="P5">自强网友你好。 <text:line-break/>正史不等于官史，而是一种正规严谨的“读史”态度。下面举个简单例子说明。 <text:line-break/>某官史记载，某年某日，朝廷大臣黄川出资在家乡兴建义学馆舍，广受乡人爱戴云云。 <text:line-break/>翻看该地地方志，记载有某年某日，受黄川资助，召集乡人xxx名，筹集木料多少多少，某乡某里出力最多，颇受赞扬等等等。 <text:line-break/>某村祠堂记载，某年某日，本家义助某朝廷重臣兴学义举，出钱出力名单如下云云。 <text:line-break/>某人家书提及，我本某乡xx人士，祖上家境清寒，幸得义学资助如何如何。 <text:line-break/>如果运气好的话，该地的学馆遗址可能还在。那么，这就是一个非常完整的证据链。地方志，祠堂的记录，家书等等，这些也和官史一样，都是史料而不是野史。 <text:line-break/><text:line-break/>野史则是一种编故事一样的东西，比如你例举的几个链接里，凑一些相似的三角形图案和所谓密语手势，就认为其秘密结社云云。要知道艺人这样以展示自己作为工作一部分的职业，各种各样的服饰和姿势不知凡几，找一些凑出相似的情景并不困难。另外媒体播送相同内容这事，要知道“通稿”之类的东西是广泛存在的，也就是一个编辑写的东西大家一起拿来用，这是现代传媒运作的方式之一，谈不上什么阴谋。更有甚者某些不要脸的，会直接抄袭别人的东西，那你难道能根据发布的内容相似就说被抄袭的受害者和抄袭者是一伙的嘛？ <text:line-break/><text:line-break/>媒体是否被操纵？是。 <text:line-break/>舆论是否有偏见？是。 <text:line-break/>但这必然是一个从上到下都从中受益的体系，一种“光明正大”的阳谋。而不是靠甲乙丙丁聚在一起搞什么神秘仪式就能实现操控的。如果真是这样，问题就会简单的多，一发巡航导弹就能解决问题，然而美国人已经用行动证明，斩首掉某些人挺容易，但离真正解决问题还很遥远，从伊拉克到阿富汗都是如此。台湾的扁家下去了，结果上来的英派之类不是更凶悍么。 <text:line-break/>有点扯远了，抱歉。</text:p>
      <text:p text:style-name="P6">自強   |  2019.10.22 07:18   |   <text:a xlink:type="simple" xlink:href="http://palinfo.habago.org/Entry?Command=Information_PrintForum&amp;iPage=1#FORUM38006"><text:span text:style-name="T3">#</text:span></text:a></text:p>
      <text:p text:style-name="P5">黄川 <text:line-break/>請指出哪部分穿鑿附會,謝謝 <text:line-break/><text:line-break/>野史容易被摻沙子 <text:line-break/>而正史是由當權者所寫,可信度未必就高了 <text:line-break/>真相碎片就藏在兩者之間 <text:line-break/>現在有人整理出來(這邊指網站編輯) <text:line-break/>你可以只看照片,再決定信不信 <text:line-break/><text:line-break/><text:line-break/>這影片比較短,值得一看 <text:line-break/><text:line-break/>媒體已死 <text:line-break/>節目內容簡直是羞辱觀眾智商 <text:line-break/>https://blog.xuite.net/skywalker333/twblog/526914075 <text:line-break/><text:line-break/>這只是冰山一角 <text:line-break/>畢竟整個題目太過龐大</text:p>
      <text:p text:style-name="P6">林炤育   |  2019.10.21 11:52   |   <text:a xlink:type="simple" xlink:href="http://palinfo.habago.org/Entry?Command=Information_PrintForum&amp;iPage=1#FORUM38005"><text:span text:style-name="T3">#</text:span></text:a></text:p>
      <text:p text:style-name="P7">前面那對夫婦拍的長城，畫質很好 <text:line-break/>https://youtu.be/JedpeRYDiOo</text:p>
      <text:p text:style-name="P6">林炤育   |  2019.10.21 11:42   |   <text:a xlink:type="simple" xlink:href="http://palinfo.habago.org/Entry?Command=Information_PrintForum&amp;iPage=1#FORUM38004"><text:span text:style-name="T3">#</text:span></text:a></text:p>
      <text:p text:style-name="P5">有人留言說是沈從文的家鄉 <text:line-break/>https://youtu.be/Vo8_-CVFScs</text:p>
      <text:p text:style-name="P6">黄川   |  2019.10.21 10:46   |   <text:a xlink:type="simple" xlink:href="http://palinfo.habago.org/Entry?Command=Information_PrintForum&amp;iPage=1#FORUM38003"><text:span text:style-name="T3">#</text:span></text:a></text:p>
      <text:p text:style-name="P7">黑太阳731是香港团队借个由头拍限制级猎奇电影。因为大量暴力血腥裸露，在香港被评为三级，18岁以下不得观看。然后在没有评级制度的大陆却公开放映，说实话是很不妥当的。改开初期，香港影视圈给大陆带来了相当多的乱象，比如封神榜，把一堆中国古人拍成了罗马宫廷风。大陆当时河殇派当道，不加甄别，对于这种胡乱拍摄的操作也是一路绿灯。 <text:line-break/><text:line-break/>爱因斯坦的那段原文如下：1954年，爱因斯坦对老朋友林纳斯·鲍林说：“我一生中犯了一个巨大的错误：我签署了那封要求罗斯福总统制造核武器的信。但是犯这个错误是有原因的：德国人制造核武器的危险是存在的。”表达的意思显然是一个科学家不应该去掺合这事，但当时没办法，不然情况会更糟。 <text:line-break/><text:line-break/>至于所谓“早知如此，我寧可當個修錶匠。”除了一些鸡汤文青段子，我没找到出处。另外爱因斯坦一个基础理论物理学家，他研究的东西原子弹的关系就如牛顿和火箭发射的关系差不多，怎么也轮不到他来背锅。 <text:line-break/><text:line-break/>另外提一下“自強”网友，穿凿附会的阴谋论文章真的没什么意义。</text:p>
      <text:p text:style-name="P6">自強   |  2019.10.21 01:47   |   <text:a xlink:type="simple" xlink:href="http://palinfo.habago.org/Entry?Command=Information_PrintForum&amp;iPage=1#FORUM38002"><text:span text:style-name="T3">#</text:span></text:a></text:p>
      <text:p text:style-name="P5">https://blog.xuite.net/skywalker333/twblog/134643528 <text:line-break/>https://blog.xuite.net/tonycjones/twblog/150759664 <text:line-break/>http://www.kunlunce.com/ssjj/guojipinglun/2017-06-09/116595.html <text:line-break/>https://snowlpost.blogspot.com/2018/01/the-secret-group-freemason.html <text:line-break/><text:line-break/>真不曉得誰/哪一邊可以相信,華夏的苦難何時終結? <text:line-break/>唯有..</text:p>
      <text:p text:style-name="P6">蔡亦鸣   |  2019.10.20 14:37   |   <text:a xlink:type="simple" xlink:href="http://palinfo.habago.org/Entry?Command=Information_PrintForum&amp;iPage=1#FORUM38001"><text:span text:style-name="T3">#</text:span></text:a></text:p>
      <text:p text:style-name="P7">李同学就是提到黑太阳那段留言前的李秉叡 <text:line-break/>———————————————————— <text:line-break/>李秉叡 &amp;;#124; 2012.03.26 23:15 &amp;;#124; # <text:line-break/>此人如果知道當年日本在中國、南韓、東南亞地區做了許多亂七八糟的事的話，它火許就不會這麼想了。 <text:line-break/>========================================== <text:line-break/>愛因斯坦的研究間接促成了後來原子彈的製造和使用，原子彈投下日本後他卻相當懊悔，說當初致信羅斯福提議研製原子彈是他「一生中最大的錯誤和遺憾」。他甚至對自己的研究成果感到後悔。「早知如此，我寧可當個修錶匠。」 </text:p>
      <text:p text:style-name="P6">林炤育   |  2019.10.20 06:56   |   <text:a xlink:type="simple" xlink:href="http://palinfo.habago.org/Entry?Command=Information_PrintForum&amp;iPage=1#FORUM38000"><text:span text:style-name="T3">#</text:span></text:a></text:p>
      <text:p text:style-name="P5">他曾是“台獨”鐵桿支持者，如今在“綠地”台南升起了五星紅旗 <text:line-break/>人民政協網 2019-10-19 12:04:08 <text:line-break/><text:line-break/>他先後追隨過陳水扁和李登輝，更曾是民進黨資深黨員和“台獨”鐵桿的支持者。如今，他卻成為“台獨”勢力眼中最“頑固”的“統派先鋒”。他，就是台灣中華聯合黨主席徐照雄。 <text:line-break/><text:line-break/><text:line-break/>23歲當選議員，因反蔣介石獨裁統治被迫“流亡海外” <text:line-break/><text:line-break/>1941年，徐照雄出生在日據時期台南縣城的一個富裕家庭。原籍廈門同安縣，祖上隨鄭成功來到台灣。 <text:line-break/><text:line-break/>徐照雄從小就接受中國傳統文化教育，同時也從書裡看到西式民主、自由。從那時起，對民主和自由的渴望成了這個年輕人內心的一種追求。 <text:line-break/><text:line-break/>然而，徐照雄的年輕時代正趕上蔣介石集團在台灣的反動統治時期。 <text:line-break/><text:line-break/>蔣介石集團長期的獨裁統治和高壓政策，讓台灣民眾內心出現反抗意識。那一時期的民間，尤其是中南部台灣出現活躍的“黨外運動”。 <text:line-break/><text:line-break/>高中畢業後，徐照雄便應徵參加到國民黨軍隊服兵役，退役後積極參加“黨外運動”。23歲那一年，他以黨外人士身份投入台南縣議員選舉，最終以黨外人員身份高票當選台南縣議員。在台南乃至整個台灣引起了不小的轟動，徐照雄的當選極大地鼓舞了“黨外運動”士氣，這也引起蔣介石當局高度關注和警惕。 <text:line-break/><text:line-break/>加上他因為不滿當時蔣介石集團的獨裁統治和國民黨官僚系統的腐敗，剛剛當選議會議員的徐照雄在問政風格上與當時腐敗官僚體系格格不入。尤其是他直接參與對地方水利、公路、橋樑建設工程領域中出現的腐敗問題的揭露，讓他很快成為國民黨當局和利益集團要扳倒的地方重要政治人物之一。不久針對他的迫害開始上演，罪名是他參與“台獨”活動。 <text:line-break/><text:line-break/>在“內部人士”提前提醒下，徐照雄於1970年匆匆離開台灣去了美國。那一年他也上了台當局危險分子“黑名單”，這意味著，他將被列為不得返台人員。 <text:line-break/><text:line-break/>因痛恨國民黨而追隨陳水扁、李登輝，走上“台獨”路 <text:line-break/><text:line-break/>到美國後，徐照雄先是到加州大學攻讀學士學位，畢業後又入美國PCU大學攻讀碩士學位。 <text:line-break/><text:line-break/>回不了台灣的徐照雄，碩士畢業後只能留在美國發展。從最先的打工，到後來搞小型房地產開發，之後又從事酒店業。但無論怎麼忙，他對政治的關注度並沒有因為“流亡”而降低，他時刻關注台灣島內情勢。 <text:line-break/><text:line-break/>不能回台灣，年輕的徐照雄曾把目光轉向祖國大陸。儘管自己和大陸從來沒有交集，但在他心裡，從小讀的教科書裡，大陸就是自己國家的一部分。在友人安排下，1974年，徐照雄帶著某種說不清的期待從美國來到祖國大陸，但很快又返回了美國。徐照雄說，當時大陸“文革”正處在如火如荼的階段，到處都亂哄哄的，他不知道在大陸能幹些什麼。 <text:line-break/><text:line-break/>隨著台灣當局解除黨禁、報禁，引入西方制度，1987年7月15日，蔣經國當局宣布廢除實行了38年的“戒嚴令”。1990年，台灣有關部門也廢除了那份被禁止返台的“黑名單”。當年徐照雄處理了美國生意，帶著家眷返回了闊別20年的家鄉台南縣。 <text:line-break/><text:line-break/>回到台灣的徐照雄，一想到因國民黨迫害而背井離鄉20年，對國民黨的那種恨在內心燃起，加上民進黨一些人不斷做工作，1993年徐照雄加入民進黨陣營。 <text:line-break/><text:line-break/>一入民進黨，徐照雄便出錢、出力,甚至喊出“要推動台灣獨立”。在徐照雄看來，當時台灣反攻大陸已經不可能，而台灣經濟發展已經是“亞洲四小龍”之首，GDP占到整個大陸GDP的40%左右。“既然不可能統一大陸，台灣和大陸之間，又是誰也管不到誰，那就乾脆獨立好了。”此時的徐照雄立場已經“綠化”，追求“台獨”成了他的理想目標。 <text:line-break/><text:line-break/>因為有過議員經歷，徐照雄懂得，民進黨要實現“台獨”，就一定要進入“立法院”、議會、各個公權力機關。但因為民進黨是誕生於草根階層的政黨，在各地基本缺乏組織機構，更沒有強大的資金支持，而台灣選戰打的就是“組織戰”和“資金戰”。為了全力支持民進黨，徐照雄自己出錢，籌備成立民進黨首個在台南縣最大的基層黨部——永康市黨部,該黨部在當時民進黨還沒壯大的情況下，居然擁有黨員1000多人。 <text:line-break/><text:line-break/>徐照雄有打選戰的經驗，為了推動“台獨”，他在台南縣永康黨部4年主委任內，將自己政治經驗，用在對台灣地區領導人選舉、“立委”和縣長改選、縣議員和市長改選的輔選過程中。2000年台灣第一次政黨輪替時，他為陳水扁輔選，結果陳水扁僅在永康地區就取得5萬多張選票，成為全台最大地區性票倉。除了陳水扁外，徐照雄還先後輔選了民進黨提名“立委”，讓一大批“台獨”分子進入台灣公權力機關。 <text:line-break/><text:line-break/>可以說，徐照雄在培養和助力“台獨”勢力發展上曾不遺餘力。 <text:line-break/><text:line-break/>因為反對“去中國化”與“台獨”反目 <text:line-break/><text:line-break/>2007年，因陳水扁連任以來任用了大量貪腐官員，甚至很多人肆意破壞“法紀”，引起民進黨前主席施明德組織的百萬“紅衫軍”討伐。加上陳水扁第二任上台後大肆修改教科書，搞“去中國化”，將台灣人與中國人分離，這引起了徐照雄的不滿。 <text:line-break/><text:line-break/>徐照雄說，自祖上從福建來到台灣，從自己在台灣上學到被迫“流亡”美國，然後再回到台灣，沒有一天他會認為自己不是中國人。 <text:line-break/><text:line-break/>加上陳水扁當局一些人的“吃相難看”，扛著“民主大旗”反民主，已經背離民進黨創黨初衷，引發民怨。為此，徐照雄與民進黨漸行漸遠。 <text:line-break/><text:line-break/>2006年在受到“台聯黨”邀請下，徐照雄離開了民進黨，成為“台聯黨”台南市主委，並任“李登輝之友會”台南總會長。然而，加入“台聯黨”後，徐照雄發現該黨其實和民進黨是一丘之貉，他們也要割裂台灣的中華民族歷史。 <text:line-break/><text:line-break/>於是，2010年他退出了“台聯黨”。 <text:line-break/><text:line-break/>大陸“集中力量辦大事”的體制顛覆他“台獨”觀念 <text:line-break/><text:line-break/>離開“台聯黨”，除了不認同它與民進黨在國族認同上一樣的“去中國化”外，其實還與2010年徐照雄一次廣州之行有關。 <text:line-break/><text:line-break/><text:line-break/>那一年，兩岸大交流和開放大幕雖然已經拉開。但對於台灣島內而言，尤其是“台獨”陣營來說，“反陸”“恐陸”情緒不僅沒有削弱，反而有所增加。還是“台聯黨”重要成員的徐照雄，在一位台商朋友鼓勵下，帶著忐忑的心情“偷偷摸摸”地踏上赴陸考察之旅。 <text:line-break/><text:line-break/>為了謹慎起見，他先從台灣到了澳門，考察回歸後的澳門發展，又從澳門去了廣州。 <text:line-break/><text:line-break/>那一次，他跑了半個廣東省，還坐上了大陸的動車。 <text:line-break/><text:line-break/>“我看到了廣東速度，廣州建設，不要說台灣，即便是美國、日本也有很多方面也趕不上。”徐照雄說，那一次他放棄了幾十年追求“獨”的理念，而“統”則佔據了他的思想。 <text:line-break/><text:line-break/><text:line-break/>幾十年追求的“獨”，如何能在一次短短考察後迅速轉變成“統”？ <text:line-break/><text:line-break/>徐照雄的解釋是，從1990年被允許回到台灣，他看到台灣當時的發展充滿活力和生機，無論島內工業發展，還是縣市鄉鎮的市政建設，一點都不比美國、日本差。“但1990年後的20年間，尤其是2000年台灣引入西方選舉制度後，島內出現首次政黨輪替，國、民兩黨輪流坐莊，從此政黨惡鬥不斷，整個社會陷入停滯。”徐照雄說，而反觀澳門，在回歸後，經濟成倍增長，市民收入翻了好幾倍。 <text:line-break/><text:line-break/>“結合廣州、澳門發展，再回想台灣發展時期（1970到1995年左右），發現都有一個規律：無論大陸還是台灣，最好的發展階段好像都與一黨執政有關。”徐照雄認為，大陸發展之快，社會之穩，應該是大陸政黨制度優勢的原因。 <text:line-break/><text:line-break/>“大陸沒有走西方多黨制之路，而是選擇中國共產黨一黨執政，但同時又建立了有自己特有的政黨制度——中國共產黨領導的多黨合作與政治協商制度。”徐照雄說，這樣的新型政黨制度，可以保證大陸在重大事項決策上，不會出現像西方國家那樣政黨間掣肘，同時又通過政治協商保障決策的科學性和民意的廣泛性。 <text:line-break/><text:line-break/>“這樣的新型政黨制度，體現在決策中的一個特色，就是能夠保障大陸在重大項目上可以集中力量辦大事的體制。”徐照雄認為無論神舟飛天，還是改裝製造第一艘航母，也不管是讓世界驚嘆的“南水北調”，還是青藏鐵路等，都體現了大陸制度優勢造就今天的中國速度、中國道路。 <text:line-break/><text:line-break/><text:line-break/>“看著廣州現代化工業星羅密布，一棟棟摩天大樓拔地而起，各國客商穿梭於廣州深圳間，那一刻讓我感覺到，'台獨'就是一個科幻故事，甚至連夢都不是。我覺得自己追求的那個'台獨'理想夢碎了，開始了自己的反思。”徐照雄說，隨著中國經濟科技軍事等發展，在國際上，中國崛起已經被越來越多的國家接受，中國國際地位不斷上升，“世界上只有一個中國，台灣是中國的一部分”已經成為國際社會共識。看看大陸再回過頭來看台灣，他感嘆，台灣根本沒有“獨立”的本錢、條件；“台獨”口號，只是被投機政客所利用的選舉口號罷了，如果再堅持“台獨”，台灣只能走進一條走不通的死胡同。 <text:line-break/><text:line-break/>五星紅旗在台南“綠地”上升起 <text:line-break/><text:line-break/>徐照雄的這次廣州之行，違背了“台聯黨”兩岸政策，台聯黨中央打算處分他。不過，沒等“台聯黨”處分，他主動辭職，並很快成立了中華聯合黨，該黨宗旨就是促進統一。 <text:line-break/><text:line-break/>廣州之行後的近10年來，徐照雄在兩岸關係上只做兩件事：一是自費組織台灣中南部地區民進黨的“鐵桿”支持者到大陸各地參訪；二是串聯島內統派政黨和團體，共同遏制“台獨”，並在島內宣傳國家統一和“一國兩制”的好處。 <text:line-break/><text:line-break/>自2011年起，徐照雄已經先後完全自費組織14批大約500餘位南台灣地區民眾來大陸參訪。“因為都是民進黨和'台獨'的鐵桿支持者，所以很多人一開始不願意去。”談起第一次組織參訪大陸時的情景，徐照雄用了“費勁”來形容，“負擔他們每個人全程機票、住宿、餐飲等費用還不是難事，最難的是思想動員。” <text:line-break/><text:line-break/>徐照雄說，對於那些一開始不願來大陸參訪的朋友，他抱著同理心去理解——畢竟在台灣，他們自小接受的教育都是國民黨的醜化大陸和“反共”教育，絕大多數沒來過大陸的台灣民眾都或多或少存在“恐共”“恐中”心理，加上有民進黨的組織壓力，所以每次組織參訪都需要做大量工作。 <text:line-break/><text:line-break/>但令徐照雄欣慰的是，在他組織的十幾次參訪團近500人中，有近百位後來又自己來過大陸；還有些人因為經濟原因或者身體原因沒再來過大陸，但他們動員了親戚朋友到大陸看看，這其中就有徐照雄的一位許姓友人。該許姓友人原來是個堅定的“台獨”支持者，曾經說過“到死都不會去大陸”，但來了大陸一趟之後，他居然主動動員他的外甥女和侄子到大陸讀書。 <text:line-break/><text:line-break/>“對台工作不能急，要做思想工作。”徐照雄告訴人民政協報記者，雖然南台灣地區是“台獨”大本營，但我們還要看到，南台灣的人幾乎全部來自大陸，在他們心裡形成的“台獨”理念不是他們原生的，是類似像剛剛去世的“台獨”大佬史明等那些從日本回來的人，在上個世紀90年代，抓住當時台灣中南部地區農民見識少、電視沒普及，以及南台灣地區居住的都是明清時期從大陸過來的福建和廣東人，他們因清政府將台灣割讓給日本，而對祖國存在怨恨的特點，在廣大南台灣地區大規模設置非法的地下電台，鼓吹“台獨”，最終將“台獨”理念深耕基層。 <text:line-break/><text:line-break/>因此，徐照雄認為，解決台灣問題，首要的是解開台灣同胞的心結，而解開心結一個重要方式，就是彼此往來：讓那些對大陸陌生“恐陸”“恐共”的人多去大陸看看，看看大陸社會發展，感受大陸政治經經濟科技成就，增強他們民族自豪感。通過親眼所見揭穿那些“台獨”分子散播的謊言。 <text:line-break/><text:line-break/>促統就要旗幟鮮明，徐照雄說，為了宣傳統一，他在台南黨部升起了五星紅旗。這樣的舉動自然引發民進黨當局的不安和“台獨”分子的“不適”，不僅旗幟經常遭到破壞，台南憲兵隊、警察局、調查局官員也不斷上門“關切”甚至恐嚇、威脅。不過，徐照雄的回應是，“在中國自己的土地上升自己的國旗有什麼可怕的？”</text:p>
      <text:p text:style-name="P6">陳真   |  2019.10.19 01:48   |   <text:a xlink:type="simple" xlink:href="http://palinfo.habago.org/Entry?Command=Information_PrintForum&amp;iPage=1#FORUM37999"><text:span text:style-name="T3">#</text:span></text:a></text:p>
      <text:p text:style-name="P7">卡韓政變 (189)：過去並沒有成為過去 (後記 2) <text:line-break/><text:line-break/>陳真 2019.10. 19. <text:line-break/><text:line-break/><text:line-break/>我經常刻意迴避很多資訊，原因無它，因為我不想讓自己陷入一種對人性感到懷疑、鄙夷的絕望感。比方說，綠媒我是絕對不碰的。島內媒體我只看僅有的兩、三家正常媒體，例如中天電視台及中國時報。 <text:line-break/><text:line-break/>有時候，一些朋友會傳來一些臉書內容，告訴我說誰誰誰很無恥、眛著良心說話。對於這些資訊，我一般也是能避則避。因為，我早就能明白什麼樣的一些人是無恥的，我不太想知道更多如何個無恥法；就如同當我知道哪些雞蛋是臭的，我不會想要每一顆拿來嚐一嚐究竟臭到何種地步。 <text:line-break/><text:line-break/>資訊並不是一種獨立存在的東西，意思是說，同一個東西，卻很可能產生各種意義。為什麼呢？因為它和「你」之間會形成某種關係。這樣一個關係，定義了一種擁有主詞的價值態度。 <text:line-break/><text:line-break/>齊克果有句話這麼說：「世上沒有真理，直到它被我認知。」比方說孝順父母，這話本身是沒有意義的，唯有當它和「我」之間形成某種關係，這話才取得了某種意義。這時候，「資訊」就不再只是一個冰冷的概念或資料，而是有著某種溫度的理解與感受，因為它跟「我」之間「發生了關係」。 <text:line-break/><text:line-break/>許多時候，與其說我們是在談論某個資訊，不如說，我們是在談論這些資訊與「我」的關係以及它所產生的意義。我們並非僅僅只是在講比方說要不要投票給誰或誰有沒有貪污的問題；資訊的意義理當比資訊本身還要大而且大很多，因為它同各種生命之間發生了連結。 <text:line-break/><text:line-break/>我覺得，「活下去」很重要，我不想在絕望中死去。當外在人事物難以依靠，不如靠自己。這意思是說，我理當去依靠那些像太陽一般、大寫的、永恆的東西。在我成長過程中，曾經有著某些「燈塔」，如許正直，彷彿我的人生某種指引與依靠。不料，他們卻一一熄滅了，難道我也要跟著他們一同步入黑暗？ <text:line-break/><text:line-break/>仍然是那些老話：我一直有個希望，憑著這樣一個希望，我決心活了下來。我希望些什麼呢？我希望能夠對那些對於生命、人性、情感和語言感到絕望的年輕生命起到一種作用，讓他們相信，在一片輕薄兒戲、謊言詭詐及貪婪猥瑣中，世上還是有例外。而我自己就是那樣一個絕望的人。我知道，我要不是在絕望中死去，就是必須讓自己成為一個例外。 <text:line-break/><text:line-break/>蘇格拉底說，「我們之所以會犯錯，是因為我們想得還不夠清楚。」這句如同詩一般曖昧的話語，彷彿意味著所謂道德不過就是一種「知識」(epistemological) 題材；亦即簡單說，一個人之所以會犯錯，那肯定是因為他在某些事物上腦殘了或資訊不足；他根本搞不清狀況，以致於使壞或向惡靠攏。 <text:line-break/><text:line-break/>我有一整個書架全是所謂 moral epistemology (道德知識論)方面的書。當年，維根斯坦和 Karl Popper 在劍橋國王學院差點打起架來，就是為了這道問題：「到底倫理問題存不存在？」、「到底有沒有倫理命題這樣一個東西？」如果沒有，我們從何「想清楚」所謂是非對錯？ <text:line-break/><text:line-break/>十二年前回台後，曾有四、五年的時間，我在一些醫院和學校演講，往往圍繞moral epistemology 這個主題。2012年父親過世後，我決定從此走下講台，彷彿某種世界的瓦解，彷彿有些心裏最深處的東西理當同我父母一同埋葬。 <text:line-break/><text:line-break/>moral epistemology 這主題，說難不難，但哲學門外漢估計是不太可能看得懂，就如同維根斯坦的哲學之中，數學哲學是最重要的核心。但這東西一般人來讀，大概就跟閱讀天書一樣不知所云；而moral epistemology 恰恰就是連結到維根斯坦的數學哲學上。許多時候，我真不知道我面對的思想難題究竟是人生還是數學？ <text:line-break/><text:line-break/>要弄懂這些東西，十年寒窗跑不掉。但是，道理儘管抽象，可當它成為一種現實問題時，其實不過就只是在講一加一等於二那樣簡單的一個東西。經濟學也許很難，但買菜、找錢、討價還價卻不難。邏輯也很難，但是講話、思考 make sense 卻不難。 <text:line-break/><text:line-break/>閒言表過，回到通俗面。蘇格拉底那句話：「我們之所以會犯錯，是因為我們想得還不夠清楚。」我自然是不認同的。腦殘或無知也許是道德的一個根源，但即便「知道」是非又如何？套句阿扁的話，林北就是要使壞，要不然你是要怎樣？ <text:line-break/><text:line-break/>我相信很多年輕一代之所以為虎作倀，並非因為壞，而是因為笨。笨如果太難聽，那就說無知吧。也就是說，他們並非故意使壞，而是被蒙蔽，被洗腦，把腦子給洗壞了。不過，另外還有一些人卻非無知，而是純粹無恥。 <text:line-break/><text:line-break/>如本文一開頭所說，我基本上並不是很清楚島內的各種時事之細節，因為我有潔癖，不喜歡骯髒污穢，特別不喜歡去意識到人性陰暗的那一面。因此，很多當下現實中的人事物，我其實是不太清楚的。 <text:line-break/><text:line-break/>在前一篇文章中 (卡韓編號188)，我提到說我前天去外面吃早餐時，看到自由時報大篇幅報導什麼台大學生會及一些綠油油的學者專家「指控」台大怎麼可以「不顧國家安危」、「不顧學生的人身安全」，竟然和大陸的大學進行交流；「指控」說那些學術與文化交流常有「兩岸一家親」或「共創中華民族繁榮」的言論，將會污染台灣學生的思想與心靈，因此務必「堅決反抗中共的思想侵略」，必須「積極揭露校園裏的中共協力者或代理人，揭發其假學術真統戰的真面目」，並且應該「積極立法」，嚴懲所謂「中共在台代理人」，甚至「絕不允許有人為中共講話」，以「捍衛民主自由」。 <text:line-break/><text:line-break/>黨外十年，我聽過一模一樣的話不下一萬次。這些蔣家年代復古的蠢話，十分腦殘可笑，低能到難以想像。但我昨天去吃早餐，又看到自由時報，居然以頭版頭條大幅報導說台灣各大學已經組成什麼「青年抵抗校園統戰聯盟」，其腦殘訴求大約如上所述。 <text:line-break/><text:line-break/>我要說的是，年輕人也許無知，但這些蔣家復古運動的背後那些「學者專家」或所謂「社運團體」，卻非無知，而是無恥。相關名單請見文末。對於這些綠油油的「學者專家」之向來言行不一，我沒什麼好說的；我不相信有人會真的蠢到居然不知道自己每天言行不一。其中最無恥齷齪的就是所謂台灣人權促進會。 <text:line-break/><text:line-break/>33年前 (大約1986年或更早)，我加入台權會，上個世紀末退出。我手上目前還保留著當年最早期的台權會成員通訊錄。每個會員都得放上一張大頭照，載明個人資料與連絡方式及電話等等。因為跟我一樣姓陳，阿扁的照片就排在我旁邊。三十幾年前的台權會比較嚴謹，一開始很強調人權之普世價值與政治中立，企圖避免政治偏頗。因此，政治人物除非在人權方面有所表現，否則並不是你想加入就能加入。阿扁當時是所謂「人權律師」，因此也能加入。那時候的阿扁並無人氣可言，開會或拍照經常晾在一旁，往往一語不發。我那時仍是扁粉，常主動找他講話。 <text:line-break/><text:line-break/>從1986年加入到後來退出，十幾年之間，我其實曾經三進三出台權會。退出又加入，往往是因為「大老們」的請託，邀請我再度加入，甚至都還幫我繳會費。而我之所以一直退出，原因無它，就是因為台權會成立後，很快就失去了人權最基本的核心價值，亦即普世性、中立與獨立性。 <text:line-break/><text:line-break/>簡單說，既然人權是一種價值，那它理當屬於所有人，所有顏色，所有黨派，所有族群，所有宗教，所有種族，所有性別，乃至所有好人與壞人。人權的世界就跟醫療一樣，沒有敵我、好壞或高低之分。一個人不會因為他有錢有勢或屬於某種高貴的政黨顏色，就因此而享有更優先更高貴的人權待遇。 <text:line-break/><text:line-break/>另一方面，人權本身就是目的，獨立存在，而不是任何其它目的的手段，更不是打擊敵人的政治工具。 <text:line-break/><text:line-break/>我第一次退出台權會，大約是在1988年或更早我忘了。記得當時台權會總會正在選舉執委與會長。我沒想到，這樣一些職位，居然也有新潮流與美麗島派系之爭。選舉前夕，開始換票，耳語不斷，甚至抹黑、談條件。我真的很訝異。難道人權工作也要拿來當成一種個人的政治資源與身份頭銜？ <text:line-break/><text:line-break/>那時好像是陳菊當會長或快要當會長，我不是很確定。只記得，有一天，陳菊請我去她家吃飯；記得那是一個月租幾千元的小公寓，附近有個菜市場。吃飯時，我特別提起這些問題，我問說，為什麼台權會只關心所謂政治犯？而且似乎偏向比較有知名度的政治犯？那些不具有政治光環的一般受刑人，在獄中或偵訊階段往往被刑求、毆打與虐待，這些人不是更弱勢、更應受到關注嗎？陳菊怎麼回答我忘了，只記得不久之後我就退出了台權會。 <text:line-break/><text:line-break/>幾年後，我又「被」加入。可是，進入九零年代的台權會更加荒腔走板了，簡直就是把人權當成一種攻擊國民黨的政治工具。於是我又再度聲明退出。1996或1997年我忘了，黃文雄當會長，我又第三度「被」加入，學姊也一同「被」加入。所謂「被」，是說我們並沒有繳會費。我原本以為，黃文雄主持的台權會應當會好一些，但事實卻非如此。 <text:line-break/><text:line-break/>從差不多1998年起，我的潔癖讓我非常不想再聽到有關台權會的任何消息；另一方面，我也不想面對某種對於人的失望。簡單說，想不到，概念原來就只是一種概念，一種好像隨時可以穿上、隨時脫下的身外物；可以做做樣子，可以隨口說說，誰要是對它認真，誰就得心碎；什麼左派啦、草根啦、非武力啦，世界和平啦，弱勢者啦，這個那個啦，全是鬼扯蛋。 <text:line-break/><text:line-break/>而且，凡事都能瞎掰，凡事都是兩套標準；「我黨」所做的一切醜惡行徑全是對的。至於「他黨」明明一點問題也沒有，照樣也能透過修辭，把它無限誇大渲染瞎掰扭曲成天大的罪惡；正所謂「人權，人權，一切罪惡假汝之名以行」。台權會之所謂人權工作，說穿了，始終就只是兩樣東西才是它的真正本質，一是仇中反華反國民黨，二是做為個人權位的晉身階 (我有許多證據可以赤裸裸地證明這一點，但是顧念人之脆弱及昔日友情，姑且不說)。 <text:line-break/><text:line-break/>阿扁當上總統後，我就算刻意不想知道那些一再讓我感到灰心與失望乃至絕望的島內人事物，也變得越來越難。因為，台灣就這麼小的一個島，很多事你就算摀上耳朵，或多或少也會有所聽聞。那時候的台權會，基本上已經徹底成為隸屬綠營的一種「掛人權羊頭賣政治狗肉」的骯髒組織。真的很不要臉！一個人權團體居然所作所為卻是違反人權，專搞政治鬥爭的齷齪行徑。這回的什麼「青年抵抗校園統戰聯盟」，主要發起團體之一就是台權會。 <text:line-break/><text:line-break/>我之前不知道，昨天才知道，原來我在卡韓編號174的文章中所批評的那位沈伯洋先生，居然是台權會的現任副會長，同時也是「中共代理人法案」的主要推手。我的天啊！真是有夠荒唐。這個骯髒組織竟然墮落到這樣一種地步，存心就是做為人渣黨的政治打手！仇中反華，才是它的基本宗旨。三十幾年來，我之所以進三出台權會，就是因為它不斷向政治靠攏，並以東廠自居，以身為政治打手為榮，把人權當成一種政治鬥爭工具及個人權位的晉身階。如今的台權會，可說是臭不可聞。 <text:line-break/><text:line-break/>與其說我懷著憤怒，不如說我是以一種充滿絕望的心在寫東西；那麼多年的歲月，那麼多的折磨，那麼大的各種代價，一切努力與痛苦，到頭來每一件事、每一項努力卻是這樣一種結局。時光河流如此漫長，而人的一生卻不過數十寒暑；我們的生命和一切努力，到頭來似乎就像灑落汪洋的一滴淚水那般微不足道。 <text:line-break/><text:line-break/>這類個人文青囈語，旁人也許聽了噁心彆扭，但它其實並非題外話，反倒是一切問題的核心；畢竟我們不是在作文比賽，我們不是在討論一種僅僅只需要「想清楚」就能完成的東西；光「知道」沒有用，你還得「做到」 ，還得「在乎」才行。 <text:line-break/><text:line-break/>=============== <text:line-break/><text:line-break/>【青年抵抗校園統戰聯盟｜拒絕統戰交流團，共抵抗中國因素】  <text:line-break/><text:line-break/>共同發起：國立臺灣大學學生會、國立臺灣大學研究生協會 <text:line-break/><text:line-break/>學生組織、公民團體串連： <text:line-break/><text:line-break/>台灣師範大學學生會、東吳大學學生會、輔仁大學學生會、東華大學學生會、輔仁大學黑水溝、台灣大學台語文社、台灣大學濁水溪社、全國中學學生權益研究會、交通大學人文社會學系系學會、台灣大學地理系學會、中正大學公共事務研習社、政大野火戰線、台灣學論議題論壇、桃園市高中職學生聯合會 <text:line-break/><text:line-break/>台灣人權促進會、人本教育基金會、民間司法改革基金會、台灣教授協會、台灣北社、台灣親子共學教育促進會、陳文成博士紀念基金會、賴和文教基金會、李江卻台語文教基金會、台灣永社、台灣共生青年協會、建國電影院、台灣國辦公室（持續增加中） <text:line-break/>　 <text:line-break/>學者連署： <text:line-break/>沈伯洋（臺北大學犯罪學研究所助理教授） <text:line-break/>吳叡人（中央研究院台灣史研究所副研究員） <text:line-break/>鄭瑋寧（中央研究院民族學研究所副研究員） <text:line-break/>蕭新煌（中央研究院社會學研究所退休研究員） <text:line-break/>林宗弘（中央研究院社會學研究所研究員） <text:line-break/>曾凡慈（中央研究院社會學研究所助研究員） <text:line-break/>蕭阿勤（中央研究院社會學研究所研究員） <text:line-break/>吳介民（中央研究院社會學研究所研究員） <text:line-break/>張谷銘（中央研究院歷史語言研究所副研究員） <text:line-break/>鄭雅如（中央研究院歷史語言研究所副研究員） <text:line-break/>祝平一（中央研究院歷史語言研究所研究員） <text:line-break/>蘇彥圖（中央研究院法律學研究所副研究員） <text:line-break/>洪子偉（中央研究院歐美研究所副研究員） <text:line-break/>周婉窈（臺灣大學歷史學系教授） <text:line-break/>許雅惠（臺灣大學歷史學系副教授） <text:line-break/>陳東升（臺灣大學社會學系教授） <text:line-break/>何明修（臺灣大學社會學系教授） <text:line-break/>林鶴玲（臺灣大學社會學系教授） <text:line-break/>簡妤儒（臺灣大學社會學系副教授） <text:line-break/>劉華真（臺灣大學社會學系副教授） <text:line-break/>范雲（臺灣大學社會學系副教授） <text:line-break/>吳嘉苓（臺灣大學社會學系教授） <text:line-break/>陳炳煇（臺灣大學機械工程學系教授） <text:line-break/>吳瑞北（臺灣大學電機工程學系教授） <text:line-break/>徐學庸（臺灣大學哲學系教授） <text:line-break/>江文瑜（臺灣大學語言學研究所教授） <text:line-break/>楊信男（臺灣大學物理學系名譽教授） <text:line-break/>王秋森（臺灣大學公共衛生學系名譽教授） <text:line-break/>梁偉立（臺灣大學森林環境暨資源學系系副教授） <text:line-break/>張清溪（臺灣大學經濟學系退休教授） <text:line-break/>陳榮銳（臺灣大學分子與細胞生物學研究所退休教授） <text:line-break/>連韻文（臺灣大學心理學系副教授） <text:line-break/>林耀盛（臺灣大學心理學系教授） <text:line-break/>張之威（臺灣大學凝態中心副研究員） <text:line-break/>周馥儀（臺灣大學歷史學系博士） <text:line-break/>陳芳明（政治大學臺灣文學研究所教授） <text:line-break/>李衣雲（政治大學臺灣史研究所副教授） <text:line-break/>金仕起（政治大學歷史學系副教授） <text:line-break/>黃兆年（政治大學國家發展研究所助理教授） <text:line-break/>黃涵榆（臺灣師範大學英語學系教授） <text:line-break/>陳玉箴（臺灣師範大學台灣語文學系副教授） <text:line-break/>劉定綱（臺灣師範大學台灣語文學系兼任助理教授） <text:line-break/>許佩賢（臺灣師範大學台灣史研究所教授） <text:line-break/>陳延輝（臺灣師範大學政治學研究所退休教授） <text:line-break/>施志汶（臺灣師範大學歷史學系退休副教授） <text:line-break/>吳慎慎（臺北藝術大學藝術與人文教育研究所名譽教授） <text:line-break/>張炳陽（臺北教育大學語文與創作學系教授） <text:line-break/>李易展（陽明大學生物醫學影像暨放射科學系教授） <text:line-break/>高惠春（淡江大學化學工程與材料工程學系退休教授） <text:line-break/>李中傑（真理大學通識教育中心助理教授） <text:line-break/>陳俐甫（真理大學人文與資訊學系助理教授） <text:line-break/>劉相君（康寧大學健康數位科技學系講師） <text:line-break/>徐偉群（中原大學財經法律學系副教授） <text:line-break/>莊雅仲（交通大學人文社會學系教授） <text:line-break/>林秀幸（交通大學人文社會學系副教授） <text:line-break/>金立群（交通大學音樂研究所副教授） <text:line-break/>洪慧念（交通大學統計學研究所教授） <text:line-break/>林明璋（交通大學應用化學系教授） <text:line-break/>呂忠津（清華大學電機工程學系教授） <text:line-break/>莊克士（清華大學生醫工程與環境科學系退休教授） <text:line-break/>林文蘭（清華大學社會學研究所副教授） <text:line-break/>黃居正（清華大學科技法律研究所教授） <text:line-break/>楊允言（台中教育大學台灣語文學系副教授） <text:line-break/>董建宏（中興大學景觀學程副教授） <text:line-break/>許博行（中興大學森林學系退休教授） <text:line-break/>簡端良（雲林科技大學通識中心助理教授） <text:line-break/>李武鉦（虎尾科技大學機械設計工程系教授） <text:line-break/>廖儒修（中正大學化學暨生物化學系教授） <text:line-break/>王奕婷（成功大學政治學系助理教授） <text:line-break/>周以正（中華醫事科技大學醫學檢驗生物技術系助理教授） <text:line-break/>許舜欽（長榮大學資訊管理學系榮譽教授） <text:line-break/>萬毓澤（中山大學社會學系教授） <text:line-break/>邱花妹（中山大學社會學系副教授） <text:line-break/>翁銘章（高雄大學應用經濟學系副教授） <text:line-break/>陳志賢（義守大學資訊管理學系副教授） <text:line-break/>林鐵雄（義守大學土木與生態工程學系副教授） <text:line-break/>楊德源（高雄科技大學金融系教授） <text:line-break/>唐國銘（樹德科技大學資訊管理學系副教授） <text:line-break/>吳淑芳（輔英科技大學護理學系講師） <text:line-break/>陳進金（東華大學歷史學系副教授） <text:line-break/>沈乃慧（東華大學英美語文學系副教授） <text:line-break/>林達榮（東華大學國際企業學系教授） <text:line-break/>鄭祖邦（佛光大學社會學暨社會工作學系副教授） <text:line-break/>（持續增加中）</text:p>
      <text:p text:style-name="P6">陳真   |  2019.10.19 01:14   |   <text:a xlink:type="simple" xlink:href="http://palinfo.habago.org/Entry?Command=Information_PrintForum&amp;iPage=1#FORUM37998"><text:span text:style-name="T3">#</text:span></text:a></text:p>
      <text:p text:style-name="P5">李同學是指哪位？</text:p>
      <text:p text:style-name="P6">蔡亦鸣   |  2019.10.19 00:10   |   <text:a xlink:type="simple" xlink:href="http://palinfo.habago.org/Entry?Command=Information_PrintForum&amp;iPage=1#FORUM37997"><text:span text:style-name="T3">#</text:span></text:a></text:p>
      <text:p text:style-name="P7">关于历史教育，其实两岸三地差不多的，教科书上的谎言多不胜数。 <text:line-break/>举个最近一年我才发现的例子，颠覆认知的荒唐影像。 <text:line-break/><text:line-break/>铁证如山：福建军民怒斥“四人帮” <text:line-break/>https://www.youtube.com/watch?v=9ZG4byKh36I <text:line-break/><text:line-break/>我虚岁30，对四人帮我半点不熟，但是这视频里的‘罪行’可真是太耳熟了，毕竟改革开放如雷贯耳，想不知道也不行。 <text:line-break/>而这视频近些年能在大陆网络上堂而皇之的流传，不外乎是朝堂之上神主牌换了名字，否则早被封杀了。 <text:line-break/><text:line-break/>谈到日本，我对日本的恨应该是来自瘫痪后那一年2000年，一整年我都在休学看病，具体日子记不清了，深夜时我因為激素作用睡不着，看CCTV6时看到了牟敦芾的《黑太阳731》，心灵受到了很大的创伤，这创伤足以令我心生恨火，恨火足足烧了十年，就和台湾现在绿油油有点像，只不过我仇日而已，直到能上网后渐渐发现日本人也不过是人罢了。对日本的恨倒是还在，但是火熄灭了，起码不会像茶壶一般沸腾了。 <text:line-break/>其实这片子我没看过第二遍也没完整的看完。是在恐惧中看一会换一会台（当时的中国电视深夜没多少栏目还在播放的 统统一片雪花）的情形下看完的，就连片名都是看巴勒网才想起来的。 <text:line-break/>…………………………………………………… <text:line-break/>J. Z. &amp;;#124; 2012.03.27 15:21 &amp;;#124; # <text:line-break/>我相信就算愛因斯坦看過"黑太陽"或是其它什麼日本軍隊燒殺的紀錄他還是會說一樣的話. <text:line-break/><text:line-break/>為什麼? 因為這根本一碼歸一碼啊!! <text:line-break/><text:line-break/>難道我們可以講: "當年納粹殺猶太人真是幹得好, 看今日以色列對巴勒斯坦人做的..." <text:line-break/><text:line-break/>不知道李同學是不是常常上巴哈姆特的場外? 因為這種論述方式讓我想到那樣一個莫名其妙亂七八糟的台式論壇.</text:p>
      <text:p text:style-name="P6">鄭豐遠   |  2019.10.18 10:55   |   <text:a xlink:type="simple" xlink:href="http://palinfo.habago.org/Entry?Command=Information_PrintForum&amp;iPage=1#FORUM37995"><text:span text:style-name="T3">#</text:span></text:a></text:p>
      <text:p text:style-name="P5">火鍋大王有一個和其他西方人比較不同的地方，是他似乎對中國近代歷史有著濃厚興趣和情感。 <text:line-break/><text:line-break/>我發現，剝削迫害他人者，往往以"去歷史化"洗腦大眾，因為歷史只要一攤開，再多的謊言和操弄恐怕都難站得住腳，於是人渣們乾脆直接竄改歷史，把那些屬於不需爭議的歷史事實直接抹除或移花接木或輕薄化或小說化或甚至善惡易位，你我一般人若不假思索，很容易就著了道。只有那些深刻在歷史中受盡苦難者，才會嚴肅對待歷史，以之為鑑，銘記心中，進而形成一種情感和觀點。 <text:line-break/><text:line-break/>做為一個從小腦袋被灌水的台灣人，我對中國和台灣的一種想法上的轉變，是差不多十幾年前第一次知道日本在殖民台灣期間竟然殺了三四十萬台灣人 (忘了在哪裡看到，也許也是巴勒網吧)，比南京大屠殺的人數還多。從那時起我很快就對我從小被教育的一切產生巨大的懷疑，然後在很短的時間內，我就知道我所認識的一切所謂善惡美醜全是錯的，相反的。我的世界因此從而翻轉，彷彿大病初癒那樣的感覺。 <text:line-break/><text:line-break/>最近認識一位九零後的東北女孩子，性格靦腆但其實直爽，感覺是一個溫柔的人。一起吃飯閒聊時，不知談到什麼話題，我沒話找話講，問說你們東北人一般對日本的印象怎麼樣? 沒想到她瞬間露出我之前沒見過的憤怒的表情，說那還用問嗎? 我們對日本只有痛恨，因為日本對我們製造了巨大的傷害和屈辱。她說，直到今天每年的九月十八日，東北仍然會拉起空襲警報，以告國人勿忘國恥。 <text:line-break/><text:line-break/>一個小我二十多歲的孩子，尚且如此有歷史感，反觀台灣呢? 大概從我祖父輩開始就非常感謝日本人的恩澤了。你說，我們應該哭還是笑呢? <text:line-break/><text:line-break/>我看全世界除了香港和台灣，應該找不到這麼錯亂，這麼荒唐的華人族群了。馬來西亞華人也受過日本人殘暴的侵略和屠殺 (同樣高達三四十萬人)，如今他們仍然深深記得這些傷痛。他們沒有中國國籍，卻不妨礙身為中國人的自我認同。 <text:line-break/><text:line-break/>同是華人的台灣人和香港人都可以被洗得這麼"歷史空白化"，西方人當然就更不用說了，我出國三年多了，至今沒見過一個西方人聽說過鴉片戰爭或八國聯軍的，說起中國卻都面露鄙夷和猜忌和擔憂。你要期待一個普通西方人對中國和中國人有什麼平實的觀感或情感，我看你別做白日夢了。那些所謂對中國文化有興趣、進而學習中文，甚至到中國工作和生活的西方人本已屬鳳毛麟角，裡頭又有多少人真正去瞭解過中國的歷史? 我看一萬個裡頭找不到一個。 <text:line-break/><text:line-break/>生活在澳洲，不可避免得像鸚鵡和猴子一樣，學人家說英語，學人家行禮如儀，但很多時候我感覺這整個社會才是一群真正的鸚鵡和猴子，每天不斷重覆一模一樣的行為，說出一模一樣的傻話，每個人卻又都已為自己非凡出眾，卓然獨立，真的是很傻。西方人往往覺得自己的意見很重要，謂之獨立思考，彷彿真的人有不同似的，其實不是傻A就傻B。 <text:line-break/><text:line-break/>火鍋大王說他初到中國時是一個正港的西方人，但當他慢慢真的瞭解中國後就覺得羞愧，羞愧於自己過去的傲慢和偏見。我很想知道，如果有一天多數人終於明白過去一兩百年他們的國家究竟對中國做了些什麼，這些洋鬼子日本鬼子會不會慚愧? 會不會道歉請求中國人的原諒? 有生之年也許看不到這一幕了，但我仍然相信上蒼，相信時間。歷史傷害了你，歷史終究也會還你一個公道。</text:p>
      <text:p text:style-name="P6">隆誌   |  2019.10.18 08:35   |   <text:a xlink:type="simple" xlink:href="http://palinfo.habago.org/Entry?Command=Information_PrintForum&amp;iPage=2#FORUM37994"><text:span text:style-name="T3">#</text:span></text:a></text:p>
      <text:p text:style-name="P5">火鍋大王的言論，對於一個土生土長的台灣人，其實很難理解。為什麼？！台灣的媒體引述的消息，CNN、NHK、BBC等，都是以歐美價值觀的媒體。自然而然，只有單方面的見解。例如，這些媒體對於香港的抗議，大家讚揚。對於蘇格蘭的獨立、加泰隆尼亞的獨立，皆是直接否定報導。也不是所有的歐美新聞媒體，都是一面倒。只是台灣的媒體，或甚至來自政府的力量，將訊息篩檢過。包含台灣官方的論調，更是完全以美英是瞻。所以往往對於美英的國情、生活等等方面，描述得如詩如畫，讓台灣人對於美英等國有所憧憬。 <text:line-break/><text:line-break/>火鍋大王很有趣，他的言論都很平實且簡單。他對於大陸社會與議題和對應西方社會和議題的比較，非常直接且不加修飾。直觀地告訴觀眾，大陸發生的問題和議題，在西方社會是如何對應。他口中西方社會的對應，不少我聽過我在加拿大和美國的親友說得一模一樣。一開始我還以為我這些移民過去的親友，因為社會衝擊而產生偏誤。後來漸長，接觸不少美國人和歐洲國家人，也從他們的口中印證這些說法。 <text:line-break/><text:line-break/>這些單方面觀點，對台灣人已經產生一種本質性的內化。前幾天和一個年輕的助理聊起手機的事情，她就直接地跟我說不敢用大陸的品牌手機。原因是怕自己的個資洩漏，被大陸利用。我聽完就啞然失笑告訴她，她拿著蘋果手機，用著蘋果的雲端服務，她的個資早就流出去。況且，全球的手機都在大陸組裝製造，真的要搞，沒有任何品牌的手機能夠逃過。她說不出話來！最後跟我說，至少流到不會亂用的地方。這種觀點，就是現在台灣的鴕鳥心態。一種名為「民主自由」的牢籠，誆著台灣人。</text:p>
      <text:p text:style-name="P6">陳真   |  2019.10.17 10:46   |   <text:a xlink:type="simple" xlink:href="http://palinfo.habago.org/Entry?Command=Information_PrintForum&amp;iPage=1#FORUM37993"><text:span text:style-name="T3">#</text:span></text:a></text:p>
      <text:p text:style-name="P5">我覺得火鍋大王講話內容有一種深度，包括抽象性，以及觀點排列呈現的某種微妙性與特殊，其實應該不是很好懂。這個人挺有哲學天賦我覺得。 <text:line-break/><text:line-break/>我有個結論，應該是能普遍成立、少有例外的。我的結論是：智能還是很重要。我沒法想像一個資質聰慧的人能夠被輕易洗腦。比方說，難道你能想像 Chomsky會是個親綠學者？難道你能想像比方說阿桑吉會高喊什麼捍衛民主自由？難道你能想像維根斯坦親美反中？ <text:line-break/><text:line-break/>其實也不用聰慧到這種罕見天才的程度，一個人只要還有一點點腦子，就不可能被洗腦洗成像台灣年輕一代那樣。真難想像究竟是要多蠢，才能洗腦洗成比方說像前述台大學生會的聲明那樣一種水平。我有時走在校園裏，忍不住就會發呆看著來來往往的學生的頭顱，心裏很納悶裏頭的腦組織與神經系統究竟是怎麼運作來產生資訊與經驗？怎麼會蠢到這種程度，真是很不可思議。 <text:line-break/><text:line-break/>前些日子，醫院同事傳給大家一個笑話，可能特別是要傳給我看的，想博我一笑(她們以為我跟她們一樣，不知道我是中共代理人的身份)。那個笑話是這樣： <text:line-break/><text:line-break/>"如果有人要自殺，你要趕快勸阻他萬萬不可啊！為什麼呢？因為，自殺死後，你將會有五分之一的機會投胎轉世成為一個中國人。" <text:line-break/><text:line-break/>這樣各位能懂得我想說的吧？蠢到難以想像對不對。</text:p>
      <text:p text:style-name="P6">怡靜   |  2019.10.17 00:07   |   <text:a xlink:type="simple" xlink:href="http://palinfo.habago.org/Entry?Command=Information_PrintForum&amp;iPage=1#FORUM37992"><text:span text:style-name="T3">#</text:span></text:a></text:p>
      <text:p text:style-name="P7">的確，對於主流媒體的造謠抹黑及其腦殘的支持者，除了恨我不知道該說些什麼。感謝版上祖國同胞介紹了油管上的火鍋大王，第一支看的影片就是他解析紐約時報如何藉由一支有關中國醫療現況的影片醜化攻擊中國。（ https://youtu.be/mvpo2jv5eqI ） <text:line-break/><text:line-break/>最近因為Apple ,NBA, 遊戲公司Blizzard等因為和香港反送中扯上關係鬧了一些風波，不出我所料，西方網友紛紛嘲笑中國的"玻璃心" ，不過更噁心的是恐怕是一些有"話語權"的有力人士馬上對中國扣上道德大帽子，撰寫文情並茂的文章告訴美國人（喔不對 是全世界）應該如何跟中國做生意。 <text:line-break/>譬如我不小心瞄到的，一位紐約時報專欄作家Farhad Manjoo （我不知他是神還是鬼）寫的 <text:line-break/>Dealing With China Isn’t Worth the Moral Cost <text:line-break/>https://www.nytimes.com/2019/10/09/opinion/china-houston-rockets.html <text:line-break/><text:line-break/>我看到文章第一段 就吐了。 <text:line-break/>The People’s Republic of China is the largest, most powerful and arguably most brutal totalitarian state in the world. It denies basic human rights to all of its nearly 1.4 billion citizens.借用紐約時報自己翻譯的中文（以前都不知道紐時網路版還有簡中繁中的翻譯呢）中華人民共和國是世界上最大、最強、也可以說是最殘暴的極權國家。它剝奪了近14億公民的基本人權。 <text:line-break/>然後呢 讀者留言區就是一片叫好，作者也很認真的回覆讀者留言，大家論述來論述去的，我沒看頭就痛了啊！ <text:line-break/><text:line-break/>說到這，就要推薦RT(Russia Today) 的一個節目Going Underground 對國際事務有興趣的朋友可以參考（https://www.youtube.com/user/GoingUndergroundRT/videos） <text:line-break/>另外有用Twitter的朋友也可追蹤 ＠Underground_RT 常常推一些國際事務基本知識，反駁政客的推特謊言，很適合拿來教育腦殘的朋友。 <text:line-break/><text:line-break/>舉例1 <text:line-break/>Today marks 18 years since the US invasion of Afghanistan <text:line-break/>If the Afghan war was a person it would be old enough to vote <text:line-break/>The US has spent $780 billion in Afghanistan since 2001 (NY Times) <text:line-break/>The Taliban is stronger now than at any point since the invasion (SIGAR) <text:line-break/><text:line-break/>舉例２ <text:line-break/>Spain's Supreme Court has sentenced Catalunya's Vice President Oriol Junqueras to 13 years in prison over the 2017 independence referendum <text:line-break/>Yet European Union members join the US in lecturing/bombing the rest of the world on the grounds of democracy and political freedom? <text:line-break/>廢青們很喜歡譴責中國如何不民主，那看看西方有多民主，加泰隆尼亞2017年舉辦獨立公投時，網路流傳許多影片，內容都是西班牙國家警察（中央政府派來的）如何毆打阻擾前往投票的民眾，手段之兇狠搞到當地的消防員聚集起來保護手無寸鐵的民眾。 <text:line-break/><text:line-break/></text:p>
      <text:p text:style-name="P6">陳真   |  2019.10.16 20:30   |   <text:a xlink:type="simple" xlink:href="http://palinfo.habago.org/Entry?Command=Information_PrintForum&amp;iPage=1#FORUM37991"><text:span text:style-name="T3">#</text:span></text:a></text:p>
      <text:p text:style-name="P5">卡韓政變 (188)：過去並沒有成為過去 (後記) <text:line-break/><text:line-break/>陳真 2019.10. 16. <text:line-break/><text:line-break/><text:line-break/>後記： <text:line-break/><text:line-break/>寫政治方面的東西，最大的痛苦有二，一是寫來滿紙污穢。二是明明白白根本無須多說之事，你卻必須像傻瓜一樣，不斷說：「你看你看，是這樣哦，是那樣哦。」很痛苦吧？全是廢話不是嗎？就如同面對一團大便和一朵花，而你卻只能不斷重覆說上一百萬遍： <text:line-break/><text:line-break/>「你看你看，是大便，好臭哦對不對？有沒有聞到？好臭哦。看到沒有？真的好髒好臭對不對？你看不見嗎？眼睛被大便糊到嗎？沒聞到臭味？啥咪？很香？你看不懂這是一團大便嗎？啥咪？你覺得很好吃？你每天都好想吃？這是你最熱愛的美食？」 <text:line-break/><text:line-break/>另一方面則是：「你看你看，好美的花，看到沒有？好香好漂亮對不對？啥咪？你覺得很髒？害你想吐？應該全部消滅？」 <text:line-break/><text:line-break/>我不是在寫三百年前或三千年前的事，而只不過是在寫短則數月、長則不過幾十年的事，卻常感覺我好像彭祖仍活世上，講述千百年前不為人知的往事一般，很無奈。 <text:line-break/><text:line-break/>每天去外面吃早餐，總是會看到那些喪心病狂無恥齷齪的骯髒報紙--蘋果日報及自由時報，每天就是造謠抹黑，仇中反華，醜化異己。 <text:line-break/><text:line-break/>今天 (2019年10月16日)自由人渣報寫著：「基層民意強烈要求」民進黨政府必須儘速通過「中共代理人法」，以「保障台灣的民主自由與人權」。 <text:line-break/><text:line-break/>這些政治人渣，一方面妖魔化過去，說蔣家如何抓共匪，多麼恐怖，多麼傷害民主自由與人權，一方面用無恥謊言把自己包裝成民主自由與人權的拯救者、捍衛者；另一方面，卻又使用與當年蔣家完完全全沒兩樣的手法與政治語言，整天塑造「匪諜就在你身邊」的獵巫氛圍。 <text:line-break/><text:line-break/>比方說，人渣政客蘇貞昌昨天表示： <text:line-break/><text:line-break/>「中國無所不用其極，利用台灣的開放、民主來滲透及破壞民主。現在既然知道中國滲透台灣很嚴重，怎麼可以允許中國在台灣有代理人呢？任何行為只要違反自由民主，或是幫中國講話，都要想辦法擋住。有法律的部分就要好好執行，不夠的部分也要看怎麼做會更好。」 <text:line-break/><text:line-break/>很無恥不是嗎？這些行為，不就是他們口口聲聲所妖魔化的恐怖「過去」？完全一模一樣不是嗎？連「幫中國講話」也不行。誰敢不仇中不反華，誰敢說一句大陸的好話或是報導一句大陸正面的事，誰敢去參加任何具有一絲大陸官方色彩的活動，就是「叛國」，就是「危害國家安全」，就是「為匪宣傳」的「中共同路人」。 <text:line-break/><text:line-break/>這樣一些事，難道不是如此明明白白的卑鄙齷齪？難道還要我做更多說明，然後你才能懂、才能看見？ <text:line-break/><text:line-break/>同樣是今天的新聞。一樣是綠油油的民視新聞，標題寫個「扯」字！還加上驚嘆號！扯，就是荒唐離譜的意思。什麼事有多扯？原來是大陸的學校與台灣的學校常有交流活動，互有師生參訪。 <text:line-break/><text:line-break/>比方說有個由天津大學舉辦的「海峽兩岸青年學生領導力論壇」。今年，台大學生會拒絕推派代表，但台大校方仍打算讓其他學生參加。因此，綠媒說「好扯」！可是，這事扯在哪？兩岸學界交流有何問題？你不參加，別人難道就不能參加？ <text:line-break/><text:line-break/>但是，綠油油的台大學生會卻「出面控訴」！控訴說，這些兩岸交流會議常有類似「兩岸一家親」或「年輕人如何促進經濟和文化發展與繁榮，以共創中華民族復興」的言論，說這就是「思想洗腦與統戰」，台大校方怎麼可以讓學生參加這種「統戰」活動 ？ <text:line-break/><text:line-break/>很蠢不是嗎？蔣家年代的大學生不就幾乎全部都是這樣嗎？ <text:line-break/><text:line-break/>報紙還說，抗議的學生指出，「中國是極權主義社會，甚至連藍的或統派的學生，都可能在大陸被抓、被消失。」因此，指控「台大校方這樣的舉動實在相當不負責任。」 <text:line-break/><text:line-break/>這就是假新聞不是嗎？所謂「反送中」也是搞這一套假新聞，說什麼只要一進入香港或大陸，只要批評中共，隨時就會有一堆人「被抓」、「被失蹤」、「被消失」。謊話連篇，非常可恥。 <text:line-break/><text:line-break/>一位「親綠學者」叫吳叡人，甚至還說，「這是一場沒有硝煙的戰爭。中國的目的就是要滲透台灣民主。台大是最高學府，卻毫無危機意識，儼然國安隱憂。」 <text:line-break/><text:line-break/>很扯吧！連這麼荒唐的蠢話也說得出口。可是，這類鳥話，不就是所謂過去之威權及白色恐怖年代的基本辭彙嗎？過去年代有一群「親藍學者」，也是這樣，動不動就會跳出來說共匪思想入侵、國家安全有危險或是中共同路人就在你身邊等等等。過去所有一切荒唐事，如今卻完全借屍還魂。而且，一樣是打著「捍衛民主自由」、「保衛國家安全」及「保障人民安居樂業」的口號。 <text:line-break/><text:line-break/>上個星期，有一位大陸遊客在台大學生活動中心，把所謂聲援香港的什麼連儂牆上的貼紙撕下。結果這位陸客居然馬上被警方逮捕，而且限制出境，刑法伺候。台大學生會並準備以毀損罪提告。 <text:line-break/><text:line-break/>很扯吧！有這麼嚴重嗎？今天如果撕下的是反民進黨的標語，肯定會被視為理所當然，甚至捧為英雄。 <text:line-break/><text:line-break/>更荒唐的是台大學生會對此發表的聲明，我真不敢相信我的眼睛。這一切不就都是蔣家年代的往事一一重現嗎？ <text:line-break/><text:line-break/>台大學生會的聲明是這麼寫的。希望你看了也會覺得荒唐，要不然我實在不知道如何說明這麼明明白白的可笑與腦殘。聲明的標題是：【學生會堅決提告，以法治抵抗蠻橫侵略】。很荒唐吧。 <text:line-break/><text:line-break/>聲明的內文則寫說： <text:line-break/><text:line-break/>「撕毀連儂牆海報和紙張的行為，...不僅僅是隨機、偶發、情緒性的個人行為，中國及其代理人在臺灣土地上對自由民主象徵物的破壞，已經是中國對台統戰在前線的延伸、對民主制度的系統性攻擊：透過無視法治的暴力，脅迫個人表達意見的自由，企圖使反對中國霸權者因恐懼而噤聲。在台大，學生會絕不會默許、放縱挑戰台灣民主與法治精神的蠻橫行徑。 <text:line-break/><text:line-break/>連儂牆是由台大學生會借用並與校內學生一同展設，以聲援香港人抵抗中國與其在港代理者暴政的運動，並表達台灣抵抗中國併吞、捍衛民主自由與台灣主體性的決心。...對於該中國遊客破壞連儂牆的行為，學生會堅決提告並且不會撤告或和解，以台灣法治抵抗對民主自由的侵害。 <text:line-break/><text:line-break/>台大學生會也在此呼籲，撕一貼百，請同學們繼續前往連儂牆留言，透過行動，表達對中國霸權的抵抗與對香港人民的支持。電影《返校》中政權的恐怖在台灣史上不只是過去式，也是對未來的永恆警惕：在自由之前，我們必須記得，自由有多麼得來不易。 <text:line-break/><text:line-break/>香港人正在前線以肉身記憶，而在台灣的我們，能給香港的最大支持，就是持續關注中國對台灣的侵略行為、反對讓中國在台協力者掌權，透過一整座島嶼的自由，告訴港人、告訴世界，面對霸權，我們抵抗，並成功捍衛了自由的生活。」 <text:line-break/><text:line-break/>這樣一些蠢到爆的傻話，我真不知道還能怎麼說才能讓各位真心覺得離譜。 <text:line-break/><text:line-break/>今天，美國通過了《香港人權與民主法案》，日後將「依法制裁」並「展開清算」所有破壞香港民主自由的「罪犯」，包括香港警察與官員，並可連坐論責其直系親屬，「以支持香港人民有權示威抗議，有權爭取民主、自由、自治與法治」。 <text:line-break/><text:line-break/>美國眾議院議長佩洛西（Nancy Pelosi）說，「美國如果不為中國的人權發聲，那麼，我們在世界其他地方，就會失去代表人權發聲的道德權威。」 <text:line-break/><text:line-break/>很離譜吧！更離譜的是，該齷齪法案的推手之一，美國眾議院議員史密斯（Christopher Smith）的一番無恥謊言與睜眼瞎話。他說，「中共擅長粉碎屍體，打碎骨頭，以酷刑折磨持不同政見的民眾，並在集中營關押許多無辜民眾，犯下大規模的危害人類罪，卻沒有因此被究責與制裁。」 <text:line-break/><text:line-break/>對此，我除了說恨，不知道還能說什麼才能讓各位覺得離譜。事實上，同樣的話幾十年來我都已經寫過不知道幾千幾百遍了。 <text:line-break/><text:line-break/>百般無奈之餘，過去十幾年我常有個想法：想要讓是非善惡獲得平反，想要讓公義獲得伸張，依靠的恐怕不僅僅是理，而是力，因為理已說盡，又能如何？當媒體與教育被牢牢掌控，你再有理也沒用；良善的一方總是被誣衊成邪惡，而撒旦卻被美化成天使，到最後，難道不是比比看誰的拳頭粗？ <text:line-break/><text:line-break/>就如 Noam Chomsky所說，美國其實不斷提醒世人一件事，那就是，為了避免血腥侵略的恐怖悲劇，大家只好盡量想辦法在武力上壯大自己。今天，祖國之所以還能穩定發展，大家有飯吃，免於生靈塗炭，那是因為美國並沒有絕對把握可以輕鬆血洗中國，否則，今日的中國，老早重演日寇侵略屠殺上千萬人以及西方列強分割佔領的痛苦悲劇。</text:p>
      <text:p text:style-name="P6">陳真   |  2019.10.15 19:59   |   <text:a xlink:type="simple" xlink:href="http://palinfo.habago.org/Entry?Command=Information_PrintForum&amp;iPage=1#FORUM37990"><text:span text:style-name="T3">#</text:span></text:a></text:p>
      <text:p text:style-name="P5">卡韓政變 (187)：過去並沒有成為過去 <text:line-break/><text:line-break/>陳真 2019.10. 15. <text:line-break/><text:line-break/><text:line-break/>維根斯坦說，一個人如果無法理解隱喻 (metaphor)，那麼，他首先將會有一種學科難以學習，那就是歷史。 <text:line-break/><text:line-break/>在我看來，歷史跟繪畫有著某種相似性，首先，它都是對於一種無法重現的時空之「再現」企圖；換個方式說，當你談到歷史，你只能隱而喻之，而無法讓時光倒流。 <text:line-break/><text:line-break/>不過，我不是要講這層面，而只是要講一種十分粗淺的意思，意即：並不是所有的繪畫全是素描；「真實」(reality) 可以有無數種再現方式；「抽象」畫一樣能「傳神」。面對一個「抽象」畫家，你可以有一百萬種批評方式，卻沒法批評他畫的東西尺寸不夠「寫實」，畢竟我可以把一個人物像的眼睛畫得比屁股還大，難道不可以？我甚至可以把人體畫成一堆乍看毫無意義的線條不是嗎？ <text:line-break/><text:line-break/>講這些只是想免於腦殘們的無聊口水，別無深意。 <text:line-break/><text:line-break/>進入正題。簡單說：有這麼一種理解過去的方式是錯的，那就是以為過去已經成為過去，而我們「已經」活在幸福之中。事實上，倘若現在是幸福的，那麼，過去肯定也一樣幸福，甚至「更」幸福。同理，倘若過去是壓迫而不自由的，那麼，現在肯定也一樣壓迫而不自由，甚至「更加」壓迫而不自由。 <text:line-break/><text:line-break/>如果你一定要很「寫實」才會開心，那麼，不妨說我只是要談六、七、八零年代的台灣。但事實上，這樣一種背景設定很無謂。我倒覺得，我所講的，人類任何年代都適用，某種隱喻方式其實是相通的。   <text:line-break/><text:line-break/>曾舉一例，很經典。三十幾年前，仍是戒嚴時期，忘了那是一個什麼樣的場合，只記得有個高醫學妹可能是「英烈千秋」、「筧橋英烈傳」等愛國電影看太多了，居然很感慨地對我說 (她當時還不知道我是野心陰謀份子)，她「好嚮往林覺民那個年代哦，好浪漫，好有理想，為了革命，只好跟自己最愛的人告別」；說著說著，就哽咽了，接著杏臉含春自言自語道：「好羨慕那樣的革命年代，可惜現在是民主時代，一切都好平凡。」 <text:line-break/><text:line-break/>我聽了最後這一段告白，感覺很無言，無語問蒼天。 <text:line-break/><text:line-break/>那時的我，朝不保夕，宛如亡命之徒。走在校園，更是人見人厭。有幾年的時間，全高醫只有一個朋友，是位韓國僑生，是當時極少數還把我當人看的高醫同學。 <text:line-break/><text:line-break/>各位明白我的意思吧？所謂白色恐怖，只是極極極...少數人感覺恐怖，而一般人是沒有任何恐怖感的。不但沒有，而且過得特別幸福美滿。特別是學生或年輕人，更是幸福到爆；每天就是舞會、泡馬子 (這年頭叫把妹)、烤肉郊遊打電動看漫畫。university 翻成中文就是「由你玩四年」的意思。 <text:line-break/><text:line-break/>當時的大學生，幾乎全是國民黨的附隨組織「救國團」之友，寒暑假個個忙著參加其所謂「自強活動」。那是大學生們交往談戀愛、培養甜蜜感情的基本生活常態。 <text:line-break/><text:line-break/>白色恐怖真的很恐怖，做為一個異議份子，身處其中，你幾乎無法想像會有黎明到來的一刻，就猶如我很難想像哪一天我可以毫無顧忌地在這島上懸掛五星旗，並且大聲地說我以身為中國人為榮；因為祖國對人類文明發展與世界和平做出了史無前例最大的貢獻。我若不以此為榮，政治還有何種榮耀可言？ <text:line-break/><text:line-break/>白色恐怖真的很恐怖。但是，一般人哪來恐怖感？真是活見鬼了，根本沒這回事。一般人沒有恐怖感，只有對「野心陰謀份子」充滿強烈的厭惡感；只要對黨國稍有不敬，隨便一個路人都能馬上「為國除害」，對你行使暴力或辱罵，就像打擊一隻過街老鼠那樣理所當然，理直氣壯。 <text:line-break/><text:line-break/>解嚴前後，我在黨外雜誌工作兩三年。有一天，跟著雜誌社裏頭一個開貨車的阿伯出去載書。我搭他的便車去辦其它事。後來會合時，見他臉上全是乾漬血跡，半個頭包紮。問他怎麼了？他說去發傳單，被路人圍毆，連一邊的耳朵都差點被整個打落地上。 <text:line-break/><text:line-break/>再舉一例，應該大約是1988年，江蓋世發起台獨環島行軍，我也有參加。每一段路程參加者往往小貓兩三隻，屈指可數，人數非常少，就跟巴勒網的活動差不多。在這場活動中，我運氣好，參加的幾個路段都沒挨過揍，但我隱約記得，江蓋世曾經幾次遭路人圍毆，打完倒地後，還被踹入水溝中，無人伸出援手。 <text:line-break/><text:line-break/>其實，那不是台獨行軍，我們所高舉的布條上只是寫著「我有主張台灣獨立的自由」，僅僅只是主張一種言論自由，但依舊完全不見容於一般人。至少長達半個世紀的時間，99.999%的台灣人主張兩岸統一，視台獨如蛇蠍撒旦那般邪惡與變態，而且，台獨恰恰就是被宣傳為「共匪同路人」的同義詞。很弔詭吧？！政治語彙就是這樣，缺乏實質內涵，只要你掌權，想怎麼建構就能怎麼建構。 <text:line-break/><text:line-break/>我不確定有關江蓋世挨揍之這段記憶的細節是否精確，不過，黨外人士動轍挨揍，基本上就是常態。剛上大學時，甚至曾經有愛國人士十幾人，讀了我的文章很不爽，竟然組隊來高醫說要給我好看。還好我大部份時間都翹課，兩次都沒被堵到。但是，平常時候，在校園內，學長學弟甚至同班同學對我出言恫嚇與羞辱，乃至威脅施暴，基本上也是一種常態。 <text:line-break/><text:line-break/>當年，電影放映前要先唱國歌，全體觀眾必須起立致敬。我不願意起立，經常會有觀眾從四面八方拿瓜子、花生或瓶瓶罐罐砸過來，或是對你叫罵、恐嚇。所謂白色恐怖，不就是這樣嗎？國家整你之外，人民更是你日常生活的直接威脅來源。 <text:line-break/><text:line-break/>為什麼一般人 (特別是年輕人與學生) 這麼痛恨黨外？因為他們相信，黨外破壞了他們的美好幸福生活，破壞了民主自由。所謂白色恐怖不就是這樣嗎？一般人哪來恐怖感？別騙鬼了！那根本不是事實；不但不是事實，而且是事實的相反，腦殘才會相信。那是時下民進黨所散播的一種對於過往歷史基本情境的扭曲與虛構，目的是要說： <text:line-break/><text:line-break/>「你看，過去好恐怖~額~，全都是萬惡國民黨的恐怖罪孽。還好有偉大的本黨推翻了萬惡的國民黨！如今大家才享有由本黨所賜的民主自由與幸福美滿的生活。」 <text:line-break/><text:line-break/>可是，把威權時代也好，白色恐怖也罷，描繪成什麼大家在萬惡的國民黨政權的壓迫下膽戰心驚地過活，大家偷偷摸摸地一心就是要追求什麼民主自由，根本就是鬼扯蛋，活見鬼了。那是相信時下這套什麼民主自由鬼話的腦殘人士才會有的荒唐認知，實在非常離譜，騙小孩也不該這樣的騙法，太可笑了。如果歷史真的是什麼「人民膽戰心驚地飽受恐怖壓迫」這樣一種圖像，國民黨豈有可能每次選舉都是全面壓倒性的勝利？ <text:line-break/><text:line-break/>我文章開頭提到的那位嚮往辛亥革命時代之「浪漫」的學妹，恰恰就是戒嚴時期一般人的基本心態，覺得自己好幸福好自由好美滿~哦~，幸福美滿到有點太無聊太平淡了。 <text:line-break/><text:line-break/>當然，我指的比較不是四、五零年代那種人人自危的動亂時期，而是指六、七、八零年代。不過，如前所說，在這個意義下，做這樣一種歷史分期其實很無謂。不信，你去問問上一代人，看他們活在比方說血腥殘暴的日本殖民時期，是日子過得很恐怖，還是過得還不錯？答案應該是還不錯；即便日本鬼子泯滅人性，屠鄉滅村，婦孺皆殺，在台灣殺害至少四十幾萬人，是一百個蔣家那麼恐怖，但是，絕大部份人其實並不存在恐怖感。 <text:line-break/><text:line-break/>黨外時，面對生活四周人們的質疑，最常被問到的一句話就是：「國民黨政府那麼好、那麼民主，大家的生活這麼幸福、這麼自由，為什麼你們 (黨外) 卻還要亂？為什麼你還要求解除戒嚴？傷害這個社會對你 (們) 有什麼好處？」 <text:line-break/><text:line-break/>所謂白色恐怖或威權時期，不就是這樣嗎？大多數人民的生活常態其實是幸福美滿的，至少不是什麼大家都過得充滿恐懼感或是每個人都嚮往著什麼民主自由，根本沒這回事。 <text:line-break/><text:line-break/>比方說，戒嚴時期當然也有民調。每一次民調，都是高達百分之九十九以上的民意支持戒嚴，認為那是捍衛民主自由的法寶，保障我們安和樂利的繁榮，防止「陰謀份子」(即共匪同路人)藉著民主自由來傷害民主自由。 <text:line-break/><text:line-break/>過去國民黨不就是這樣嗎？現在民進黨不也是這樣嗎？如果你想了解戒嚴時期或威權時期的基本氛圍，那麼，此時此刻的台灣就是了；差別只是在於比較不容易坐牢，至於其他方面幾乎一模一樣，只是當權者旗子顏色變了，黨國名稱變了，其它都一樣。 <text:line-break/><text:line-break/>不信，你去公眾場合說你是中國人試試，或是寫幾篇兩岸統一的文章試試，或是在公司或學校裏頭公開稱讚祖國試試，或是去街頭發傳單主張兩岸統一試試，或是在校園成立主張兩岸統一的社團試試，看你的前途、工作與人身安全與人際關係會有什麼樣的遭遇與變化，看看人們會不會對你惡言相向或另眼相看，看看人們會不會把你當成怪物看待。 <text:line-break/><text:line-break/>把過去說得很恐怖，把現在說得民主自由幸福美滿，那就是鬼扯蛋。如果你對過去的理解如此幼稚，那意味著你對現在的理解一定也很幼稚，你一定是個十分乖巧的順民，或是個綠油油的腦殘，整天講些什麼民主自由的蠢話。 <text:line-break/><text:line-break/>蔣家時期，幾乎所有大學生所有年輕人，不也是每天滿口民主自由，並且以此來傷害、攻擊與醜化黨外人士，說我們是破壞民主自由的害群之馬，說我們是中共的同路人。不就是這樣嗎？所謂過去與現在，不就一模一樣嗎？ <text:line-break/><text:line-break/>每次聽到那種把過去說得很恐怖、把現在說得民主自由幸福美滿的論調，我就覺得很無言，很想撞牆。根據本草綱目的記載，腦殘真的是很難治療，很可能無藥可醫。 <text:line-break/><text:line-break/>你看，如前所說，日本人統治台灣，幹了多少大屠殺事件，數都數不清；屠鄉滅村，婦孺老幼統統不放過，屠殺了四十幾萬人，豈止是一百個蔣家、一百個228事件的規模？但是，綠營當道，如此的血腥殘暴歷史居然描繪得美侖美奐，美好得不得了，台灣人簡直應該跪下來感謝日本人才行，千方百計就是要台灣人必須感謝日本人的「恩澤」。 <text:line-break/><text:line-break/>可是，一講起國民黨，就是講成像地獄、魔鬼那般可怕，把過去講得好像人人被壓迫得痛苦不堪，敢怒不敢言，然後由偉大的民主先賢先烈勇敢帶頭反抗，推翻萬惡的國民黨；在偉大的民進黨帶領下，帶給大家民主自由幸福美滿的生活，然後叫大家要珍惜哦，不可遺忘歷史哦，不可以讓萬惡的國民黨復辟哦，更不可以讓全世界最恐怖的人類共同敵人共產黨有滲透機會哦，要小心共匪的同路人就躲在你我的四周哦。 <text:line-break/><text:line-break/>如此荒唐的認知，如果這不是鬼扯蛋，什麼是鬼扯蛋？如果這不是洗腦，什麼是洗腦？如果歷史是這麼一回事，我們還需要小說嗎？ <text:line-break/><text:line-break/>過去與現在，不就是這樣嗎？各種台詞與作法以及人們的基本生活樣態與心態，完全一模一樣。特別是年輕人與學生，過去如果和現在有什麼不一樣，那就是現在的年輕人與學生，似乎比過去更腦殘。為什麼呢？因為媒體與教材及各種資訊，控制得更加細膩入骨。 <text:line-break/><text:line-break/>過去是依靠「隔絕事實」來洗腦，不讓你接觸，現在則是讓你根本不在乎事實。為什麼事實不再起作用？因為主流統治者在你腦海中成功植入一種幾乎是被視為先驗的 (transcendental)、從而也根本無可懷疑的「世界圖像」或者說「基礎架構」，就像我們在「一加一等於二」等等「基礎架構」上來理解一切知識一樣。 <text:line-break/><text:line-break/>各種知識都可以被檢討被檢驗，但是，基礎架構或基本世界圖像卻無須檢驗，因為它們是一切是非對錯的判準。大家懂我的意思吧？就像尺可以測量一切東西的尺寸，但是尺本身卻無可質疑。這就是洗腦最厲害之處。 <text:line-break/><text:line-break/>更荒唐卑劣的是，不但虛構過去，扭曲現在，而且加害者居然變成拯救者。關於這部份，請參見「卡韓政變 (178)：民進黨簡史」。 <text:line-break/><text:line-break/>簡單說，「過去」那個所謂萬惡的國民黨，跟「現在」這個偉大的民進黨，不是至少有八成以上的基因重組與重疊嗎？領導階層甚至根本就是同一批人！只是換面旗子而已；昔日之加害者，居然搖身一變，成為民主自由的拯救者。 <text:line-break/><text:line-break/>同樣這批人，「過去」也是以民主自由的拯救者形象出現。「現在」的他們，居然反過來指控同樣也是由他們呼風喚雨的「過去」。至於指控的台詞與對白，「過去」與「現在」居然還是一模一樣。 <text:line-break/><text:line-break/>我的表達能力總是讓我感到很挫折，始終表達不出我想表達的。難以言喻的(ineffable) 說不上來，至於「可說」的部份，也只能盡力用粗淺的大白話說到這樣。</text:p>
      <text:p text:style-name="P6">怡靜   |  2019.10.14 22:45   |   <text:a xlink:type="simple" xlink:href="http://palinfo.habago.org/Entry?Command=Information_PrintForum&amp;iPage=1#FORUM37989"><text:span text:style-name="T3">#</text:span></text:a></text:p>
      <text:p text:style-name="P5">幫助馬蹄露的澳洲記者Robert Ovadia在個人臉書寫了一篇長文講這事件 <text:line-break/>https://m.facebook.com/story.php?story_fbid=936960133351404&amp;;id=142157632831662 <text:line-break/><text:line-break/>我身邊的人其實不是那麼關心反送中的新聞，不過大概也是這樣的人在我妹妹說某個水果搖搖杯飲料很像一芳水果茶風格時會在旁邊說 蛤....那是China的....（意思是說不要買）從來都不知道這種莫名的反中仇恨是哪來的。 反送中示威的初期，我爸爸有次回家跟我說，一位一起練氣功朋友説他女兒是個警察，二十來歲，她説為什麼要反送中，因為你如果去香港 講一些批評中共的話，你就會被抓起來送到中國去之類的，當時我爸爸覺得很離譜不可置信，怎麼會如此腦殘相信這種事，我倒不意外，我猜這大概又是網路流傳的“新聞”，果然前些日子我媽媽參加家族旅遊，回來告訴我，阿姨的外孫女，大學生，她説為什麼要反送中的理由就是跟這位年輕的女警講的一模一樣，看，果然是來自同一則網路消息 ┐(´д`)┌ <text:line-break/><text:line-break/>前幾天終於看了陳真推薦的波蘭電影Wołyń(台譯仇恨 英文片名Hatred) 片中殘忍的殺人畫面沒有嚇到我，反倒是結尾的畫面讓我惆悵不已縈繞心頭，或許就像約翰藍儂說的God is a concept by which we measure our pain <text:line-break/></text:p>
      <text:p text:style-name="P6">王修亮   |  2019.10.14 21:54   |   <text:a xlink:type="simple" xlink:href="http://palinfo.habago.org/Entry?Command=Information_PrintForum&amp;iPage=1#FORUM37988"><text:span text:style-name="T3">#</text:span></text:a></text:p>
      <text:p text:style-name="P7">我和女兒熊姐、大侄兒三人，都是從小不擅長說話的人。 <text:line-break/><text:line-break/>我們小時候腦中對任何事物的觀察與認知，全部都是畫面直接轉換，真實的情境轉換成內心層層疊疊的奇特畫面，繁複卻又明確，不斷流轉。 <text:line-break/>內心無比清晰，但是我們都無法以語文說明，說出口的都是別人聽不懂的語法，各種錯置與跳躍。 <text:line-break/><text:line-break/>我們都花了許多年的練習，才慢慢懂得「說人話」。 <text:line-break/>我狀況最小，熊姐問題大一點，侄兒最晚，三十多歲才學會，才開始能進入職場面試，正常進入社會工作。 <text:line-break/>女兒目前還無法找工作，他說不出「好話」來，腦中畫面直接轉換出來的語言都太直接太真誠，要不惹外人厭惡，要不外人聽不懂。 <text:line-break/><text:line-break/>所以影評甚麼的這種「關心」的事務，我一點都寫不出來。但是心裡自有感受。 <text:line-break/><text:line-break/>正如前陣子流行的「你的孩子不是你的孩子」「我們與惡的距離」，若不是為了和學生討論，當成負面教材，我是不會去看的。 <text:line-break/>那都只是講個故事，只是某個人憑自己猜測，非常疏離的寫了個人批判的虛構故事，七零八落，在我腦中無法構成完整的畫面。 <text:line-break/>當成個人表達是一回事，這種個人表達誰都沒資格批判。當成社會問題探討，真是笑話。 <text:line-break/><text:line-break/>小丑這電影我和熊姐去看完，兩人說不出來的悶，虛假的悶。 <text:line-break/><text:line-break/>覺得整部電影卡著一節一節，完全不通順，腦子裡出來的畫面，就是幾千種拼圖各跳出一個碎塊來拚湊，完全兜不成一張圖畫，每一片拼圖都各說各的。 <text:line-break/><text:line-break/>我只會這樣說，說不出其他原因。看完陳真的評論，才知道原因。 <text:line-break/><text:line-break/>原來我們三人都是異類。</text:p>
      <text:p text:style-name="P6">陳真   |  2019.10.14 12:05   |   <text:a xlink:type="simple" xlink:href="http://palinfo.habago.org/Entry?Command=Information_PrintForum&amp;iPage=1#FORUM37987"><text:span text:style-name="T3">#</text:span></text:a></text:p>
      <text:p text:style-name="P5">卡韓政變 (186)：港版太陽花 <text:line-break/><text:line-break/>陳真 2019.10. 14. <text:line-break/><text:line-break/><text:line-break/>實在很不想講這些港版太陽花。幾段視頻，不妨看看。所謂人間正道是滄桑，現實真的很可悲，很可恨！ <text:line-break/><text:line-break/>港版太陽花爭取民主自由：https://bit.ly/2OR0byV  <text:line-break/><text:line-break/>陳偉強是香港理工大學的一位社會科學教授，因為最近寫文章反對暴力，並談到香港法律應該嚴格制裁暴徒，馬上遭到港版太陽花們的 "制裁"，在課堂上軟禁、批鬥了5小時，還逼他否認自己是中國人。 <text:line-break/><text:line-break/>陳老師自述及相關照片：https://bit.ly/35v6DBn <text:line-break/><text:line-break/>軟禁課堂之現場影像：https://bit.ly/33sjBhp  <text:line-break/><text:line-break/>馬蹄露是香港一位女演員，因為意見與港版太陽花們不同，遭到攻擊。CIA日報 (蘋果日報) 隨即移花接木，剪接影片，製作假新聞，故意顛倒時間先後，說是這位女演員先踢人。事實並非如此，這兒有完整影片： <text:line-break/><text:line-break/>https://bit.ly/2B8kcJd <text:line-break/><text:line-break/>底下四段視頻，懇請仔細看完。我個人是挺感動，並不是因為這些人說出什麼特別的見解，而是因為他們單純的義憤及挺身而出。這位美國人說得很對，這些事會讓所有知識和智慧的人想哭。 <text:line-break/><text:line-break/>人可以懦弱，可以自私，但在面對不義時，理當還是應該要有點最基本最起碼的義憤與行動，而不是永遠讓別人去為你受苦受難，而自己卻始終做壁上觀。甚至很多人(特別是所謂知識份子)還會趕緊表態，迎合主流，為虎作倀，吃香喝辣。 <text:line-break/><text:line-break/>這是一位澳洲記者，在現場幫助被暴徒攻擊的馬蹄露，後來自己也成為受害者： <text:line-break/><text:line-break/>https://bit.ly/2OHPrT8 <text:line-break/><text:line-break/>美國人在香港：https://bit.ly/2VCDi3x <text:line-break/><text:line-break/>希臘人在澳洲：https://bit.ly/33x43t0 <text:line-break/><text:line-break/>香港阿婆：https://bit.ly/2OHOnyC</text:p>
      <text:p text:style-name="P6">不笑生   |  2019.10.13 23:00   |   <text:a xlink:type="simple" xlink:href="http://palinfo.habago.org/Entry?Command=Information_PrintForum&amp;iPage=1#FORUM37986"><text:span text:style-name="T4">#</text:span></text:a></text:p>
      <text:p text:style-name="P5">呵，被鋼琴大師面折倒也還好 <text:line-break/>那我還是多看看陳醫師的分享 <text:line-break/>《返校》這個電影來自原本的同名遊戲，這部片一出來就讓我想到《超級大國民》 <text:line-break/>(同年齡的層都很強力推薦這部，也是讓我很驚訝--大部分人好像從不了解這些直到《返校》) <text:line-break/>又不小心打太多了。還是繼續潛水</text:p>
      <text:p text:style-name="P6">陳真   |  2019.10.13 15:57   |   <text:a xlink:type="simple" xlink:href="http://palinfo.habago.org/Entry?Command=Information_PrintForum&amp;iPage=1#FORUM37985"><text:span text:style-name="T4">#</text:span></text:a></text:p>
      <text:p text:style-name="P7">成功， <text:line-break/><text:line-break/>天賦與知識或教育無關，既然是天賦，意味著它來自天，而非來自人。一個人有沒有某種天賦，是一種生命的 "存在狀態"，而非學經歷。 <text:line-break/><text:line-break/>哲學系是培養哲學評論員，不是培養哲學家。就如同文學系是教出文學評論人，而非培養文學家。一個來自天，一個來自人，無法同日而語。當然，有些人很厲害，可以又是評論員又是創作者，例如法國導演尚盧高達。 <text:line-break/><text:line-break/>你的朋友們也許學經歷不錯，考試常常考一百分，每天手上拿著西洋哲學史與唐詩三百首，但那畢竟與天賦無關。</text:p>
      <text:p text:style-name="P6">陳真   |  2019.10.13 15:55   |   <text:a xlink:type="simple" xlink:href="http://palinfo.habago.org/Entry?Command=Information_PrintForum&amp;iPage=1#FORUM37984"><text:span text:style-name="T4">#</text:span></text:a></text:p>
      <text:p text:style-name="P5">宣樂， <text:line-break/><text:line-break/>我看了 "小丑"，你真的想聽我的實話？ <text:line-break/><text:line-break/>實話就是有夠庸俗的電影，俗不可耐，真是耐心的大考驗，水平類似電視上的什麼鄉土劇。看五分鐘我就知道要演什麼了。 <text:line-break/><text:line-break/>這應該分兩部份來說。一是藝術0分。二是想法庸俗到爆炸。 <text:line-break/><text:line-break/>除了攝影不錯，這電影毫無藝術水平可言。為什麼？因為這是如此明白的一件事。 <text:line-break/><text:line-break/>藝術一詞好像很隆重，就說一個 "文" 字吧。"文" 這東西，意味著它總要有點難以言喻的成份在裏頭，要不然哪來 "文" 呢？ <text:line-break/><text:line-break/>科學是講 "什麼" (WHAT)，至於你喜歡 "怎麼" 講都無所謂，你要大聲講、小聲說，講得如何拐彎抹角，一加一始終等於二。 <text:line-break/><text:line-break/>但是，"文" 卻不然。"文" 不是講 "什麼"，而是 "怎麼" (HOW) 講。人人都說我愛你，但是光寫出我愛你，儘管寫得很隆重很真心，依然不會因此而成為藝術，因為文之所以為文，在於 "怎麼" 個 "文" 法，而非在於你究竟想說 "什麼"。 <text:line-break/><text:line-break/>過去國民黨當權，拍了很多 "榮獲" 金馬獎的愛國片，全部是大爛片。現在的民進黨當家，也一樣拍了很多愛國 (台灣國) 片，包括所謂記錄片，也全部是大爛片。所謂全部就是無一例外，往往爛到我真不敢相信我的眼睛。我從未看過，但是光看海報或劇照或介紹，我就想吐了，真是有夠低俗。原來人可以遠離 "文" 到這種程度，真不可思議。 <text:line-break/><text:line-break/>不過，一樣是0分，內涵還是有別。應該說，小丑0分，而上述這些反映政治與現實的大大大爛片則是根本連給它打分數都是一種自我羞辱。那就好像有人放個屁，然後你給它進行音樂評分說它得了0分一樣荒唐。它連分數都不是。它只是一種屁聲，毫無意義。 <text:line-break/><text:line-break/>前幾天，有朋友問我對什麼 "返校" 的看法，我一聽，有強烈受辱感，怎麼拿屁聲來問我它的音樂成份如何呢？我有這麼低俗嗎？朋友繼續追問，我就無言了。我當然不會庸俗低能到去看這類電影，但是一顆臭雞蛋需要拿起來吃幾口才知其臭嗎？ <text:line-break/><text:line-break/>小丑雖然藝術水平得0分，但它畢竟還是一個作品，跟上述那些屁聲不能等同觀之。 <text:line-break/><text:line-break/>小丑這電影就像電視上的什麼鄉土劇，光看廣告就讓人很不耐煩，非常 "好萊塢"，俗不可耐。 <text:line-break/><text:line-break/>(廣告插播：這個月20號--周日，高雄電影圖書館要放映多藍的 "不過就是世界末日"。我已經看過N遍，但會再去看 N+1遍，每天期待20號的到來。我對 "文" 之世界的理解，差不多就像多藍的電影，非常POETIC，感動甚深。) <text:line-break/><text:line-break/>至於 "小丑" 這電影的內容與想法，更是可怕。編導顯然對於人性與人心以及對於弱者、弱勢、異類或窮人等等等，完全一無所知，充滿可怕的偏見，居然把他們理解成彷彿像香港暴民那樣一種腦殘生物。窮人，異類或各種弱勢者是那麼低能醜陋猥瑣不堪的一種東西嗎？這電影簡直就是對於他們的一種抹黑與醜化，深入骨髓。 <text:line-break/><text:line-break/>我知道編導絕無抹黑意圖，但這才真的恐怖，因為這意味著編導居然由衷相信窮人、異類或各種弱勢者是如此低能猥瑣腦殘錯亂的一種低等生物；而且，稍微對之不敬，馬上就要抓狂發飆。窮人、異類或各種弱勢者是那麼猥瑣窩囊醜陋低能的生物嗎？真是他媽的太荒唐了。 <text:line-break/><text:line-break/>主流世界對於少數或弱勢異類的誤解與歧視竟如此之深，真不可思議。但我其實對此一點都不意外。因為那是兩種世界。弱勢要理解主流強勢很容易，畢竟主流之聲每天如雷貫耳。但是，反之則不然。光鮮亮麗的主流世界想要理解邊緣、少數、異類與貧窮等等等，卻幾乎不可能。 <text:line-break/><text:line-break/>不過，我相信，跨界理解依然是可能的。比方說我從小出身富裕，但在我年少陷入極端貧窮之前，我覺得自己就已經能充份理解窮人的痛苦；感同身受之強烈，強烈到讓我渴望成為他們的一份子。 <text:line-break/><text:line-break/>小丑編導真的是幼稚到爆，怎麼會把窮人、苦人、異類、弱勢乃至精神病人理解成那樣一種低能猥瑣窩囊可笑而且很恐怖的生物。真是荒唐透了頂。 <text:line-break/><text:line-break/>窮人不是這樣，精神病人也不是那樣，異類並不猥瑣，弱者也一點都不窩囊。那樣一種理解與評價，其實應該送給主流世界的人事物才對。我講這樣並非修辭，而是心裏話。主流世界在我看來，才具有那樣一些特徵，比方說窩囊猥瑣、貪婪低能、極端自卑 (人與人之間比高下那樣一種自卑)，而且品性不端，對之稍有不敬，很可能就會惹出什麼事來。因此，我對於主流人事物向來不敢批評，若要批評也都盡量百中說一，盡量含蓄，不太敢說完整的老實話，因為我怕會有報應。 <text:line-break/><text:line-break/>但是，對於窮人、苦人、異類、弱勢乃至於精神病患以及各種品味有異於主流者，你卻可以任意抹黑羞辱之、勉勵之、疼惜愛護憐憫之，玩弄之，取笑之，嘲弄之，偷窺之，任意品頭論足之，看你愛怎麼幹就怎麼幹。他們別說毫無反擊能力，連想發出一點微弱聲音都幾乎不可能。</text:p>
      <text:p text:style-name="P6">陳真   |  2019.10.13 15:49   |   <text:a xlink:type="simple" xlink:href="http://palinfo.habago.org/Entry?Command=Information_PrintForum&amp;iPage=1#FORUM37983"><text:span text:style-name="T4">#</text:span></text:a></text:p>
      <text:p text:style-name="P7">同學，我說話直接，請別介意，畢竟有些話不好表達。 <text:line-break/><text:line-break/>我常怕有人寄文章或論文來要我批評指教。因為我不知道他是想聽真話或聽假話。假話我說不習慣，真話卻往往難以含蓄。 <text:line-break/><text:line-break/>李敖曾舉了個例，有個小朋友彈鋼琴，鋼琴大師一聽，覺得不行，資質太差了。李敖的例子是說，"大師說你不行就是不行，沒得爭議。" 而我想說的是，大師在說你行不行之前，其實是有一番天人交戰的，不知該說真話或假話？真幾分才算真？真話說了之後，會不會友情崩盤？會不會失去工作？會不會有什麼可怕的報應在等著我？ </text:p>
      <text:p text:style-name="P6">不笑生   |  2019.10.13 15:13   |   <text:a xlink:type="simple" xlink:href="http://palinfo.habago.org/Entry?Command=Information_PrintForum&amp;iPage=1#FORUM37982"><text:span text:style-name="T4">#</text:span></text:a></text:p>
      <text:p text:style-name="P5">雖然沒有人知道我是誰，不過很笨蛋的話，感覺有點破壞這裡的嚴肅氛圍 <text:line-break/>這是一種笨蛋的自我修養 <text:line-break/>---- <text:line-break/>謝謝陳醫師的回文，我再想想看 <text:line-break/>這些有名政治人物的分道揚鑣，其實只是想探討民進黨的腐化或者質變的過程 <text:line-break/>但我想這樣應該是錯的理解方式 <text:line-break/>您提的那一長串名字，我只有稍微耳聞過王津平先生(今年9月過世)和陳映真 <text:line-break/>前者是在野火樂集的紀錄片看到訪談，後來才知道王津平老師的一些故事 <text:line-break/>比如教職被淡江大學解除的原因與故事(藉由google) <text:line-break/>後者是不知道在誰推薦下讀到陳映真的《山路》，總體來說不是很了解 <text:line-break/>不過我可以肯定的是，和我差不多年齡層(二十多歲上下)的人 <text:line-break/>他們可能只知道鄭南榕吧，而且不是那個鄭南榕，是被變質成某種"販賣、推銷某種有利於既定權力結構的政治商品"的鄭南榕 <text:line-break/>您說的前面一部分我還是能理解的： <text:line-break/>1.黨外對於外省人的猜忌，這個在之前您講到鄭南榕的時候有所知道 <text:line-break/>2.政治明星──少數明星藉此光環(比如美麗島、野百合、太陽花...)參政，並收割個人利益，而真正付出貢獻的人物(或許沒有參選，沒有加入政治行列)卻被人們遺忘 <text:line-break/>不知道這樣講有沒有錯，我覺得還是能理解的，太陽花學運就是個活生生血淋淋的例子，製造了好幾個政治的明星，包括柯文哲、黃國昌等人，這些人的貢獻或許比不上場內的無名英雄 <text:line-break/>--- <text:line-break/>另外，您的小朋友好可愛，再大一點的話是否可以考慮告訴她詹益樺等人的故事呢？ <text:line-break/><text:line-break/><text:line-break/></text:p>
      <text:p text:style-name="P6">王修亮   |  2019.10.13 13:00   |   <text:a xlink:type="simple" xlink:href="http://palinfo.habago.org/Entry?Command=Information_PrintForum&amp;iPage=1#FORUM37981"><text:span text:style-name="T4">#</text:span></text:a></text:p>
      <text:p text:style-name="P7">這實在太可笑了，如果是黑警，何必移民來台灣?各方面都不方便，還要接收芒果乾。 <text:line-break/>直接去大陸本土就好了!無須移民，還得到撐港警民眾的特別尊重。 <text:line-break/><text:line-break/>這根本是台灣政府怕那批年輕暴民來台灣搶風采搶權位，已經把暴民宣傳得像革命烈士，到台灣來立刻會受到熱烈歡迎，很容易成為一個年輕人支持的新政黨，民進黨絕對不允許!! <text:line-break/><text:line-break/>這篇公告所強調的: <text:line-break/><text:line-break/>如申請人有事實足認為有犯罪行為、有危害國家利益、公共安全、公共秩序，或從事恐怖活動之虞、參加或資助恐怖或暴力非法組織或其活動而隱瞞不報等情，移民署得不予許可其申請。 <text:line-break/><text:line-break/>這才是重心，擺明就是阻擋香港暴民，香港警察可沒做這些事。 <text:line-break/><text:line-break/>別人的地區巴不得亂，自己台灣則全部阻擋，香港姓黃的上次來，得到過任何實質幫助嗎? <text:line-break/><text:line-break/>沒看過說謊說到如此拙劣的。 <text:line-break/><text:line-break/>底下的留言一片感謝台灣。 <text:line-break/><text:line-break/>........................................................ <text:line-break/>內政部 <text:line-break/>1 小時 · <text:line-break/>【嚴格把關港澳居民移民來臺】 <text:line-break/><text:line-break/>有網路消息稱，香港黑警將攜家眷大舉移民臺灣，並呼籲政府慎防！ <text:line-break/><text:line-break/>事實上，所有各類申請居留、定居案件，移民署都會透由各種管道進行安全查核，審視各項條件，將不法及犯罪阻絕於境外！ <text:line-break/><text:line-break/>根據現行香港澳門居民進入臺灣地區及居留定居許可辦法第16條規定，港澳居民因工作、投資、就學等相關事由，可申請在臺灣居留。 <text:line-break/><text:line-break/>但依同辦法第22條，如申請人有事實足認為有犯罪行為、有危害國家利益、公共安全、公共秩序，或從事恐怖活動之虞、參加或資助恐怖或暴力非法組織或其活動而隱瞞不報等情，移民署得不予許可其申請。 <text:line-break/><text:line-break/>至於網路傳言600萬買房就可移民，這是錯誤訊息!香港澳門居民來台投資的項目，不包含單純購置不動產自用。因此，不得以購買600萬元以上的不動產置產事由，申請來台居留。</text:p>
      <text:p text:style-name="P6">林炤育   |  2019.10.13 12:04   |   <text:a xlink:type="simple" xlink:href="http://palinfo.habago.org/Entry?Command=Information_PrintForum&amp;iPage=1#FORUM37980"><text:span text:style-name="T4">#</text:span></text:a></text:p>
      <text:p text:style-name="P5">在油管上有好幾位對中國人友善的猶太裔YOUTUBER <text:line-break/><text:line-break/>如 <text:line-break/>火鍋大王、歪國人協會(高佑思)、郭傑瑞、小馬... <text:line-break/><text:line-break/>以比例來說是很高的，有人說是兩者有相似的苦難歷史或文化習俗，我覺得是猶太人人比較理性吧。 <text:line-break/><text:line-break/>为什么犹太人会感激中国，两个文化居然这么像！ <text:line-break/>https://youtu.be/3Q5QX8gUdNw <text:line-break/><text:line-break/>沉默的正義外交官！　生命簽證搶救猶太人 <text:line-break/>https://youtu.be/tP5eANs8vE0 <text:line-break/><text:line-break/>中国的辛德勒 何凤山 <text:line-break/>https://youtu.be/Pm0OCivTsMs <text:line-break/><text:line-break/>何曼禮 中國辛德勒名單之迷 <text:line-break/>https://youtu.be/UhpMEJ_uO_Q</text:p>
      <text:p text:style-name="P6">梁成功   |  2019.10.13 11:02   |   <text:a xlink:type="simple" xlink:href="http://palinfo.habago.org/Entry?Command=Information_PrintForum&amp;iPage=1#FORUM37979"><text:span text:style-name="T4">#</text:span></text:a></text:p>
      <text:p text:style-name="P7">高三放假时间短，国庆时又vpn使用不了(人机验证要引入谷歌外链)现在才能在这里说些什么。 <text:line-break/>陈医师，您过誉了，先扯一大段我自己的故事，讲我自己的一点经验。没准的话，还能提供一个看中国（大陆）社会的视角。 <text:line-break/>我初中在佛山（广州西邻的城市）读书，成绩一般，中考考试前志愿填报不久，我听说广东实验中学多元开放，卯定主意填了省实的志愿——尽管根据往届分数线，我平时完全没够那个水准。父母认为我太冒险，各种阻挠，但其实他们没有理解好录取机制，“高分低投”风险远无他们想象中的高。最后中考，我拿到了自己的最好成绩（全市6万考生250名）但仍不及往年录取排名。分数公布后的最初几天我笃定自己是去本市的重点中学了，结果，那天我去广州市图书馆，下午5点准备回家时，父母打了个电话给我。他们报喜说：刚刚那分数线出来了，你肯定过了...不敢相信...你用手机上网确认一下... <text:line-break/>情况是这样，我“大佛山市”是在世纪初由原佛山市，顺德市，南海市合并而成，原有的三套行政班子间至今磨合不良，教育系统中亦然。各种明争暗斗的“一市两制”戏码对我这种一般学子不过是饭后谈资，但对于尖子们而言那可是有各种各样圈生源的协定，区教育局区重点高中和母校领导都盼着他们签呢。说实在的，有关方面开出了不错的条件，不少尖子都接受协定而没有填报省实中考志愿（而顶尖聪明的，多会在5月参加省实与华南师范附中的自主招生测试）。最后，填报省实中考志愿的，全佛山不到18个，甚至未过给定指标20个，变成毫无竞争，填志愿即可入学。 <text:line-break/>和我类似的几个佛山学生，平时考试成绩不佳，也无应付自主招生的天才，但就是因为在关键时刻有主张，幸而入读省实重点班（旧省实验班，通过中考在广州以西地市招生：新实验班，自主招生）我初中时谈得最要好的同学K，我们当初未有通气，却不觉中走过类似的一段路（包括遭遇父母的强烈反对），来到同一所学校。Y与Z，来自顺德，性格非常可爱的女孩子和男孩子，皆通文学艺术与哲学。Y是我校合唱团（高中合唱团世界第三！）的重要团员，也是文学社社长，我第一次见到她时，她手中拿着一本《西方哲学导论（Palmer版）》与一本某小众宋代词人的词选。Z，读书甚多，为吾校模联大老，目光英利异常，幽默感奇特，现在在北京参加艺考培训。 <text:line-break/>还有从粤西茂名而来的一位J高才生，那天我截屏给他看留言版上“小白的故事”两篇，他看完后道：“我真的无法想象，他在台湾这么多年怎么活过来的”。 <text:line-break/>许多人事J马上就能字里行间看出，我却不行，他看人显然比我准。而前几天，他就对我评语“有才无德，最为恶劣”。也不止J，YZ二人都对我的品性抱以极低的评价，只有K是我能一直谈上话的——尽管他个性与才智并不那么突出。 <text:line-break/>陈医师，您说“難想像一個高中生...”时我想到了这些同学，我认为他们的哲学天分并不比我低，您说这句话我挺讶异的。 <text:line-break/>当然，我对KYZ的介绍不足以说明他们的哲学天赋......我记忆力奇差（受过权威医院认证）证据忘得差不多了，徒留一结论。 <text:line-break/>我本来还另备了一篇回复，顺着我上面那篇的思路，但实在过于个人，意识到留言板上不少人就不发了，就在这扯了些别的。但，如果您愿意的话，希望您继续您之前的回复。 <text:line-break/>还有一个（一串）重要的问题，我几次留言中都隐约涉及了，我想找您问卜，但我不知道怎么把问题提出来,还是只能旁敲侧击...... <text:line-break/></text:p>
      <text:p text:style-name="P6">陳真   |  2019.10.13 02:53   |   <text:a xlink:type="simple" xlink:href="http://palinfo.habago.org/Entry?Command=Information_PrintForum&amp;iPage=1#FORUM37978"><text:span text:style-name="T4">#</text:span></text:a></text:p>
      <text:p text:style-name="P5">卡韓政變 (185):他們到底是在搞什麼東西？ <text:line-break/><text:line-break/>陳真 2019.10. 13. <text:line-break/><text:line-break/><text:line-break/>同學， <text:line-break/><text:line-break/>你該不會姓 "不"，名 "笑生" 吧？我的意思是說，當沒有人知道 "你" 是誰時，人們如何可能知道 "你" 是不是個笨蛋？不管你寫些什麼，對 "你" 根本毫髮無傷不是嗎？題外話。 <text:line-break/><text:line-break/>我不清楚楊祖珺及田媽媽 (田孟淑)是否在中泰賓館現場 (那時候我剛上高中)。我也不清楚田媽媽是否有此一罵(罵哪一首歌是 "豬仔歌")。但我猜測，在那樣一種衝突一觸即發的危急情況下，不太可能會有那樣一種對話與情境出現，又不是在拍電影挑配樂。 <text:line-break/><text:line-break/>但是，黨外始終有著一種對於外省人的敵意與猜忌，卻是基本事實。不過，這筆帳得算在蔣家頭上，因為在蔣家統治下，本省人及台灣的一切，包括其語言與幾乎所有台灣文化，全屬低俗不堪到極點的爛人爛東西，百般羞辱醜化之。 <text:line-break/><text:line-break/>英國人統治香港一樣倒行逆施，但英國人至少沒有把廣東話或香港人的一切文化全部醜化成低俗不堪到極點的爛人爛東西。 <text:line-break/><text:line-break/>在蔣家那樣一種年代，一個人，或者說做為一個本省人或台灣人，如果沒有對於外省政治權貴及其本省走狗幫凶的半點反抗之心，那他真的是很窩囊或很腦殘。 <text:line-break/><text:line-break/>蔣家或舊國民黨，在這一點上，可說喪盡天良。納粹屠殺猶太人也不至於把猶太人醜化到那樣一種地步。 <text:line-break/><text:line-break/>民進黨很厲害，迅速利用了這樣一種反抗與憤恨，轉化為個人的政治資源，大加操弄族群仇恨，圖謀一己權位。 <text:line-break/><text:line-break/>帳應該要算在外省權貴及其本省走狗幫凶 (例如李登輝) 頭上，而不是算在外省人頭上。但是民進黨卻成功地把它轉化為對於外省人及所有大陸人的仇視。  <text:line-break/><text:line-break/>至於你理解政治的方式則很 "台"，怎麼會以 "哪些人" 有著什麼貢獻或與黨有著何種分合來理解政治？你舉的那些人全部是所謂名人，而且全是政治人物。政治是由這樣一些人來定義或開展的嗎？那是布袋戲或廉價小說的理解方式不是嗎？ <text:line-break/><text:line-break/>我不知道你能否聽懂，但我確實很難說明，因為我想你的理解政治方式應當是代表了99.999%的人的理解方式。就比方說市面上不是一堆什麼 "社運" 或 "學運" 名人或明星嗎？那些人究竟做了什麼社運或學運？太陽花？野百合？或選舉時什麼 "割闌尾" 或什麼洪仲丘事件等等等？請問那是哪門子社運或學運？然後呢？然後一堆人渣就靠此 "光環" 吃喝不盡。 <text:line-break/><text:line-break/>另一方面，比方說，我才是台灣社運界的元老，同儕之中，再也找不到第二個。但有人會說我是社運元老嗎？社運光環榜上會有我的名字嗎？當然不會。 <text:line-break/><text:line-break/>社運如此，政治也一樣。簡單說，並不是當上民代、議員或縣市長或各種大小官才有政治意義。 <text:line-break/><text:line-break/>比方說，今天倘若詹益樺沒有自焚而死，請問誰認得他？倘若他至今還活著，難道他的貢獻就不存在了？ <text:line-break/><text:line-break/>再比方說，有人知道蔡秋木嗎？他是在八零年代某個群眾場合中被鎮暴警察重擊腦部而死的一位黨外志工。請問誰記得？全台灣應該無人認識。誰知道鄭坤漢？他是跟我同一個叛亂案的一名工人，跟我一樣拒絕出庭；國民黨不敢抓我，卻抓他去刑求，據說打到吐血。請問誰記得？民進黨的教科書上會有他的名字嗎？ <text:line-break/><text:line-break/>例子舉不完，比方說，三十幾年前，因為反國民黨而被退學的高中生，光我認識的就有兩位，一男一女，誰認得他們？沒有。 <text:line-break/><text:line-break/>除了這兩位學生之外，學姐也是一例。學姐因為刊登我的文章在校刊上，高二就被退學；之後輟學兩年，好不容易在沒有文憑的狀況下考上成大，卻又因為拒修軍訓與國父思想，又被退學。這下連高中和大學文憑都沒有。我若不說，請問誰認識學姐的這些事蹟？ <text:line-break/><text:line-break/>另外，我還能舉上至少一千個例子，比方說王津平是誰？政治上跟我淵源頗深的陳秀賢是誰？林書揚是誰？唐曙是誰？我採訪過的一位政治犯陳明忠和他太太是誰？蔡健仁是誰？范光棣是誰？.....所有這些人的貢獻那麼大，請問幾個人認識他們？少之又少。甚至就連陳映真恐怕都沒幾個人聽過。 <text:line-break/><text:line-break/>相反地，那些什麼野百合什麼太陽花的明星們，啥事也沒做，媒體天天吹捧，吹捧得好像他們真的做過什麼像樣的事似的。這就如同比方說，中泰賓館事件中，賓館外面不是也有一大群圍堵、攻擊黨外人士、"誓死捍衛民主自由" 的愛國學生嗎？如果這樣一些熱血沸騰的 "學運"領袖們，也被捧成明星、英雄，不知各位作何感想？道理其實是完全一樣的，全屬瞎掰與炒作。 <text:line-break/><text:line-break/>至於政治人物，不管是公職官位或黨職黨官，除了每天撈錢奪權玩女人，它媽的這些人渣又有什麼貢獻？ <text:line-break/><text:line-break/>我不是說誰比較偉大誰比較不偉大，而是說，以那樣一種 "個人" 方式去理解政治是荒唐且幼稚的。政治理當是在一種 "非關個人" 的概念架構下產生各種意義。其中最大的架構之一，自然就是整個國際局勢底下的中美關係。 <text:line-break/><text:line-break/>即便是光就單純的現實狀況來說，政治意義的產生也絕不是因為什麼這個人或那個人如何如何；政治理當是一種集體現象，集體意義。你不能說因為主流媒體故意捧誰，然後我們就真以為政治就是由這幾個人 (往往是人渣) 所一手創造。政治難道不是一種眾人所成就的集體現象？ <text:line-break/><text:line-break/>這麼簡單的道理，我不知道如何能講得更簡單明白。我知道台灣人是這樣理解政治：簡單說就是有實權、有社會名氣或地位者，所做的才算數；否則就算你費盡一生心血、家破人亡，也統統不算一回事。 <text:line-break/><text:line-break/>我曾經有過至少三次被民進黨十顧茅蘆勸進參選立委，連競選經費都幫我打包票了。一次是在八零年代解嚴前後，另外兩次則是在九零年代初。另外，我也曾多次被民進黨邀請擔任或競選黨職。但我統統都拒絕了。 <text:line-break/><text:line-break/>在那個民怨沸騰的年代，黨外或民進黨在某些選區往往至少有一席的實力，只要黨單一提名，幾乎就能當選。我知道我只要點個頭，就能擁有很大的政治權力。但我終究沒有選擇當一名政治人物，難道我幾十年來的所有作為就因此而毫無意義？政治應當不是那樣看待的吧，更不用說遠在政治之 "上"、更高的其它意義了。 <text:line-break/><text:line-break/>相反來看也一樣。我甚至什麼卑鄙事都不用幹，我只要乖乖地挺綠，對其一切醜事假裝沒看見，我今天難道不也是當個什麼部長或兼一堆董事長，財產絕對多上幾個零，民進黨的教科書上肯定會有我的名字。可是，難道因為這樣，我的所謂貢獻或所成就的意義就因此而不同凡響？我知道一般人吃這一套，但我並不是這樣看世界。所謂賢者識其大，不賢者識其小；每一種角色，理當有它不同的意義。 <text:line-break/><text:line-break/>後記： <text:line-break/><text:line-break/>差不多兩個月前，我帶小孩去高雄圖書館借一些童書。離去時，看到館內在展覽什麼 "人權"。我跟小孩說，"我們過去看看他們是在搞什麼東西？"  <text:line-break/><text:line-break/>進門一看，馬上就看到詹益樺自焚的照片。我指著照片說，"妳看，把拔在這裏哦！" 小孩很驚訝，大叫說："把拔，你怎麼會在照片裏？" 我說，"那個放火燒死自己的人，是把拔的好朋友，是把拔送他去醫院，但他半路上就死了。" <text:line-break/><text:line-break/>小孩繼續問，"他為什麼要燒死自己？" 我說，"妳現在聽不懂。長大後妳就會懂了。" 小孩堅持說："我懂！我懂！把拔你有聽到嗎？我說我懂我懂我懂！把拔你快告訴我！" 小孩喊得很大聲，引起展覽櫃台上的工作人員側目，我就趕緊就把她抱離現場。沒想到，在經過櫃檯時，她突然學我說話，手指著櫃檯大聲說："他們是在搞什麼東西啊？" 我很尷尬，努力叫她閉嘴別再喊了。 <text:line-break/><text:line-break/>希望有一天，等她長大後，真的能明白 "他們是在搞什麼東西"。當人們假裝在回顧歷史，緬懷過去，他們絕不是在伸張什麼人權，更不是在追求什麼公義，而是在販賣、推銷某種有利於既定權力結構的政治商品。我還不至於笨到看不清這一點。</text:p>
      <text:p text:style-name="P6">自強   |  2019.10.13 00:06   |   <text:a xlink:type="simple" xlink:href="http://palinfo.habago.org/Entry?Command=Information_PrintForum&amp;iPage=1#FORUM37977"><text:span text:style-name="T4">#</text:span></text:a></text:p>
      <text:p text:style-name="P7">查了資料才發現,歪果仁研究協會的會長和副會長都是猶太</text:p>
      <text:p text:style-name="P6">林炤育   |  2019.10.12 16:03   |   <text:a xlink:type="simple" xlink:href="http://palinfo.habago.org/Entry?Command=Information_PrintForum&amp;iPage=1#FORUM37976"><text:span text:style-name="T4">#</text:span></text:a></text:p>
      <text:p text:style-name="P5">影片很有趣，但引起我好奇的是影片中的一個老外，這老外說了一些我不知道的，關於中國環境保護與自然公園的事。 <text:line-break/><text:line-break/>自从这群歪果仁被中国速度吓到以后。。。 <text:line-break/>https://youtu.be/NTKwIWmaQWg <text:line-break/><text:line-break/>查了一下，原來他叫 Kyle Obermann，是位自然環境攝影師。 <text:line-break/>喜歡看祖國大好山河的可以關注他 <text:line-break/><text:line-break/>如這個 <text:line-break/>https://youtu.be/3S7Y0ZhhMWs <text:line-break/><text:line-break/></text:p>
      <text:p text:style-name="P6">阿海   |  2019.10.12 13:09   |   <text:a xlink:type="simple" xlink:href="http://palinfo.habago.org/Entry?Command=Information_PrintForum&amp;iPage=2#FORUM37975"><text:span text:style-name="T4">#</text:span></text:a></text:p>
      <text:p text:style-name="P5">感謝陳醫師的卡韓政變(184)。新聞真是連標題都別看。 </text:p>
      <text:p text:style-name="P6">不笑生   |  2019.10.12 01:55   |   <text:a xlink:type="simple" xlink:href="http://palinfo.habago.org/Entry?Command=Information_PrintForum&amp;iPage=2#FORUM37974"><text:span text:style-name="T4">#</text:span></text:a></text:p>
      <text:p text:style-name="P7">應該是第二次在這裡留言，每次留言前都要想一想，因為不想變成笨蛋(或者說被看出來是個笨蛋) <text:line-break/>看到陳真醫師的"卡韓政變 (179)：韓國瑜的黨外形象"有所想法 <text:line-break/>台灣好像真的有很多人深信，不只是檯面上的政治人物給自己擦脂抹粉會玩這種手法 <text:line-break/>把現在這個國民黨連結到興中會、同盟會，甚至把所有革命黨人都給"拆食落腹"(台語) <text:line-break/>民進黨也是把黨外時代都納為己有，也是不遑多讓，抹去不少有所貢獻但和民進黨最後分道揚鑣的人 <text:line-break/>(費希平、林正杰、朱高正、許榮淑等人都和其"分手") <text:line-break/>想問問看陳醫師，有沒有什麼書籍可以比較真實的講講這些人和民進黨分道揚鑣的原因和過程 <text:line-break/>--- <text:line-break/>最近很常聽李雙澤的歌曲，比如《美麗島》、《少年中國》、《老鼓手》，都是很有意思的歌曲 <text:line-break/>可是，前面被似乎被曲解成台獨歌曲，而少年中國好像又變成"紅色侵台"、"大中國思想" <text:line-break/>其實我猜李雙澤不是這樣去理解他的兩首作品，但我又不知道怎麼去替他辯護 <text:line-break/>(蔡英文就任總統時請來原住民歌手巴奈唱歌，而且大合唱這首美麗島，結果很有趣 <text:line-break/>巴奈後來為了原住民傳統領域劃分在凱道紮營抗議好幾百天，十足諷刺) <text:line-break/>關於這首美麗島，據網路上看的資料(*1)是寫中泰賓館事件時，原唱者楊祖珺在現場，本來要唱著這首歌帶大家衝出去，卻被田孟淑罵為豬仔歌 <text:line-break/>想請問看看這個是不是真的？這代表著什麼樣的一種心態？ <text:line-break/>謝謝</text:p>
      <text:p text:style-name="P6">陳真   |  2019.10.11 02:40   |   <text:a xlink:type="simple" xlink:href="http://palinfo.habago.org/Entry?Command=Information_PrintForum&amp;iPage=2#FORUM37973"><text:span text:style-name="T4">#</text:span></text:a></text:p>
      <text:p text:style-name="P5">卡韓政變 (184):假如我是美國領導人 <text:line-break/><text:line-break/>陳真 2019.10. 11. <text:line-break/><text:line-break/><text:line-break/>上個月(九月) 七日，我特地跑去高雄圖書館聽蘇起演講。演講中，蘇起就有提到所謂兵棋推演美軍打輸解放軍的事。我不太記得他在演講中是否有詳細說明，但台灣媒體諸如這樣的標題：「兵棋推演18次全敗。若與陸開戰，美國百分百會輸」，其實相當誤導。報導內容同時也混淆、誇大了各種不同訊息與結論。 <text:line-break/><text:line-break/>比方說， <text:line-break/><text:line-break/>誤解一，Robert Work 和 Greg Grant 的完整報告在此： <text:line-break/><text:line-break/>https://bit.ly/2VwX6oS <text:line-break/><text:line-break/>作者完全沒有說大陸已經可以打垮美國，而是說在中國建國一百周年即2049年之前，中國的整體軍力「有可能」超越美國。 <text:line-break/><text:line-break/>作者還把中國的軍力提昇分成三個階段。 <text:line-break/><text:line-break/>階段一有點類似不對稱作戰，以小博大，以弱擊強。在階段一，中國仍遠遜於美國。階段二則進展到「可與之匹敵」的程度。階段三才是明顯超越美國。 <text:line-break/><text:line-break/>至於中國目前軍力處於哪個階段，西方一些媒體在解讀這份報告時，往往很明確地指出中國仍在階段一。例如 The National Interest 今年六月的報導： <text:line-break/><text:line-break/>https://bit.ly/2AYXL95 <text:line-break/><text:line-break/>但我看過 Robert Work 和 Greg Grant 的完整報告，作者並沒有明確指出中國發展到哪個階段。不過，從內容細節來解讀，作者應該是認為中國目前處於第二階段，簡單說就是一旦中美全面開戰，將兩敗俱傷。但是作者特別指出，中國在AI (人工智慧)及量子科學方面的世界性主導地位，很可能不用等到 2049年，就能在整體戰力上超前美國。 <text:line-break/><text:line-break/>誤解二：Robert Work 和 Greg Grant 的報告談的是中美兩國的整體軍力，而蘇起或媒體所提之各項兵推 (其中最主要是蘭德公司所做的報告)，卻是指中國鄰近區域的戰爭，其中最主要的世界火藥庫，當然就是台海兩岸。各項兵推指的是美國的「馳援」或「軍事介入」這個區域的戰爭能力，包括「馳援」的時效性。 <text:line-break/><text:line-break/>簡單說，美國大老遠跑來台海作戰，究竟能夠在多短的時間內派多少軍隊？能夠有運輸多少武器與作戰能力？所謂兵推打輸解放軍，指的是這個意思，這跟整體軍力是兩回事。 <text:line-break/><text:line-break/>而且，就如蘭德公司的資深研究員David Ochmanek 所強調： <text:line-break/><text:line-break/>https://bit.ly/30YXYnw   <text:line-break/><text:line-break/>這意思並不是說中國共產黨將佔領白宮，而只是說中國在其鄰近區域具有作戰優勢，如此而已。他還強調，兵推所謂輸贏指的是某種目標底下的輸贏 (例如打敗台灣)；他說，解放軍要打敗台灣，估計大約只需要幾天或頂多幾周的時間。在這麼短的時間內，美軍很難成功軍事介入。 <text:line-break/><text:line-break/>所謂美軍打輸解放軍，指的是這個意思，大家別會錯意，別太高興。事實上，祖國戰力跟美國還差遠了。而且，就如 Ochmanek 所說，美軍半個多世紀來每天在打仗，而中國在過去幾十年來卻根本沒有作戰經驗，因此，所謂兵推只是紙上談兵，實際作戰經驗依然十分重要。 <text:line-break/><text:line-break/>誤解三，把所謂兵推視為一種現實政治判斷的依據是危險的。 <text:line-break/><text:line-break/>比方說，假設今天我是美國領導人，我哪需要馬上派軍隊來跟解放軍一決雌雄？我只要在物資、武器及政治上提供台灣各項支援與煽動就行，盡量延長戰火，儘可能製造雙方最大的動亂與傷亡，最好可以變成一種長期內戰或大屠殺；並且支持台灣對大陸本土發動更多攻擊，盡一切力量擴大戰火、仇恨與血腥衝突。 <text:line-break/><text:line-break/>這時候，就有可能大規模傷害大陸的各項國力與經濟發展。只要讓大陸延緩發展個十幾年或幾十年，大陸就有可能從此一蹶不振，永遠都不可能再挑戰美國的世界霸主地位。 <text:line-break/><text:line-break/>簡單說，以某種特定目標 (亦即解放軍打敗台灣) 來設定兵推勝負，在我看來是沒有多少現實意義的，甚至極其誤導。因為，在美國人的戰略用途上，台灣就是一顆人肉炸彈。炸彈的用途當然就是找一個最好的時間點引爆，以製造敵人 (即中國大陸) 最大、最長久的致命傷害，使之喪失挑戰世界霸主的能力。這恐怕才是美國真正的盤算。美國怎麼可能會想去救一顆由他長年所精心打造的人肉核彈？ <text:line-break/><text:line-break/>台灣人最好要認清這一點。美國長年以來在世界各地不就都是這麼搞的嗎？中國需要的是一種穩定與和平的世界秩序及兩岸關係，才有可能追求自身的發展。但美國卻剛好相反，敵人或諸多弱小國家的穩定與和平，恰恰是美國所最不樂見的；他需要的是製造最大的血腥與動亂，方才符合他最大的利益。 <text:line-break/><text:line-break/>你看，不管是阿富汗、伊拉克、利比亞與敘利亞等等等等等，所有這些年來被美國侵略的國家，都是原本好不容易在穩定與和平的政治秩序中開始尋求發展；就在人民生活逐漸走向安定與富足之際，美國就撒個謊找個藉口入侵了。這些國家立即成為極其血腥恐怖的人間煉獄，被戰火與饑餓和各種犯罪與暴力，摧毀數百萬條人命，製造數千萬難民。 <text:line-break/><text:line-break/>這些國家，往後數十年都很難脫離恐怖地獄般的內亂或內戰處境 (往往由美國所策動，一如中國當年的軍閥割據與內戰)，美國就從一片戰亂血腥中掠奪各項暴利與資源，包括石油；以人命為代價，擴大帝國勢力範圍。</text:p>
      <text:p text:style-name="P6">力民   |  2019.10.10 10:35   |   <text:a xlink:type="simple" xlink:href="http://palinfo.habago.org/Entry?Command=Information_PrintForum&amp;iPage=2#FORUM37972"><text:span text:style-name="T4">#</text:span></text:a></text:p>
      <text:p text:style-name="P7">美國基本上只敢打強弱差距巨大的戰爭，就算兵推因各種原因誇大，但總之可以知道大陸是有能力與美國一戰的，這樣的程度足以嚇阻美國的軍事作為，台灣人想要依靠美國武力抗拒的想法就是癡人說夢。 <text:line-break/><text:line-break/>https://reurl.cc/NaGZme <text:line-break/>兵棋推演18次全敗 　蘇起：若與陸開戰　美國百分百會輸 <text:line-break/><text:line-break/>優傳媒記者胡智凱／台北報導 <text:line-break/><text:line-break/>前陸委會主委蘇起今（5）日應邀赴馬英九基金會發表演說，他引用美國前國防部副部長沃克（Robert Work）等多份報告，認為美國跟大陸打仗百分百會輸，因為兵棋推演顯示很清楚，推演18次美國就輸了18次。 <text:line-break/><text:line-break/>針對美中台三角關係，蘇起認為2020年恐是「兩國論」對撞「中國夢」的時刻，屆時將會有「地動山搖」的變化，也不要太奢望美國馳援，因為就算美國跟大陸打仗，美國也會輸。 <text:line-break/><text:line-break/>蘇起指出，沃克是知名的軍事思想家，曾先後在歐巴馬政府及川普政府擔任國防部副部長，現已退休，但仍擔任美國重要的智庫顧問。 <text:line-break/><text:line-break/>而這位沃克在今年6月發表一篇報告，名為《在自己的賽局中擊敗美國》（Beating the Americans at their Own Game）。當中提到：「近年來，美國國防部已經進行了多次兵棋推演，模擬中美開戰。結果顯示，若不改變現有的作戰計劃和作戰觀念，美軍可能會敗在解放軍的手下。」 <text:line-break/><text:line-break/>“And those who reject this rather sobering assessment need only examine the results of extensive wargaming the Department of Defense has undertaken in recent years, modeling military action between the United States and China. The outcome of those wargames indicate that, absent fundamental changes to DoD’s planned capabilities and current warfighting concepts, the U.S. Joint Force could face defeat at the hands of the Chinese military in plausible scenarios.” <text:line-break/><text:line-break/>美國前國防部副部長沃克（Robert Work）出具報告指出美國多次在兵棋推演輸給大陸。（圖／擷取自沃克報告封面） <text:line-break/><text:line-break/>同時，蘇起也引用紐約時報在今年9月的報導，美國針對中美大戰進行兵棋推演，推演18次美國就輸了18次。 <text:line-break/><text:line-break/>隨後，蘇起也出具美國蘭德公司、澳洲雪梨大學美國研究中心等多份報告，都指出美國已不能應付亞太地區的大國競爭，而大陸的反介入能力已經削弱美軍投射至亞太的力量。 <text:line-break/><text:line-break/>因此，蘇起認為，美國總統的幕僚絕對不會建議美國跟大陸打仗，「怎麼打？輸了18次，百戰百敗嘛！」且美國總統還想要連任，怎麼會願意打仗！？</text:p>
      <text:p text:style-name="P6">陳真   |  2019.10.09 20:57   |   <text:a xlink:type="simple" xlink:href="http://palinfo.habago.org/Entry?Command=Information_PrintForum&amp;iPage=2#FORUM37971"><text:span text:style-name="T4">#</text:span></text:a></text:p>
      <text:p text:style-name="P5">卡韓政變 (183)：你有可能真的不在乎嗎？     <text:line-break/><text:line-break/>陳真 2019.10. 09. <text:line-break/><text:line-break/><text:line-break/>美國最近派所謂代表來台灣，「呼籲」台灣人「一起對抗邪惡勢力」；其所謂「邪惡勢力」，指的是中國。 <text:line-break/><text:line-break/>美國，這樣一個奉行國家恐怖主義、半個多世紀來在世界各地製造顛覆動亂、發動侵略戰爭、殺害上千萬人的血腥帝國，卻指控一個對人類和平與文明發展及消滅貧窮做出史無前例之巨大貢獻的中國，很荒唐吧？但是，問題卻出在有幾個人覺得荒唐？ <text:line-break/><text:line-break/>你幾乎不可能和身邊的人談論任何所謂政治，為什麼？因為如果連這麼基本的常識都會有如此荒唐離譜的認知落差，你還能說什麼？很無言不是嗎？別人不用開口，你就知道他要說什麼了，就如同黨外時期，人們不用開口，你就知道他要說蔣家與國民黨是多麼偉大的世界民主燈塔了。 <text:line-break/><text:line-break/>洗腦之厲害與無孔不入，超乎想像；任何人只要掌控主流媒體，將可塑造任何輿論；不管多麼荒唐的說法，都絕對能夠毫無困難地灌輸到人們的腦子裏，毫無困難地決定人們該愛誰或恨誰。 <text:line-break/><text:line-break/>我常舉一個發生在三十幾年前的例子。念大學時，負責替班上編寫一份「臨床實驗診斷學」講義。我利用講義空白處寫了一些話，裏頭有一句話大約是這麼說的：「媒體總是能讓你去仇視那些真心愛你並且為你無私付出代價的人，卻讓你去愛戴與崇拜那些為了私利一直在傷害你的人。」 <text:line-break/><text:line-break/>那時應該還是戒嚴時期，講義付梓前夕，情治單位竟然去包圍印刷廠，約談、恐嚇印刷廠老闆，查扣講義。它連出版品都談不上，只不過是給全班應付考試的一本由我編寫的醫學筆記，竟然也能捲起政治軒然大波。 <text:line-break/><text:line-break/>甚至在事發數個月後，我想把這講義寄給一些黨外朋友，郵局竟然拒絕遞送，說我違法。郵局主管當著我的面，粗暴地撕開牛皮紙袋檢查，用手指猛戳著林義雄和方素敏在林宅血案後的一張合照說：「你看你看！這種東西怎麼能寄？」在那張照片旁邊，我還節錄了一首詩，叫做「盼望」，由方素敏掛名，其實是林雙不寫的。詩是這麼寫的： <text:line-break/><text:line-break/>人家說你是好漢 <text:line-break/>我就哭了 <text:line-break/>我寧願你 <text:line-break/>只是孩子的父親 <text:line-break/>　 <text:line-break/>你握緊民主的火把 <text:line-break/>追求鄉土的光 <text:line-break/>他們卻說你 <text:line-break/>拿火要放 <text:line-break/>　 <text:line-break/>喪失了的，不僅是自由 <text:line-break/>喪失了的，不僅是母親 <text:line-break/>不僅是女兒 <text:line-break/>還傷害了 <text:line-break/>鄉土的信心與希望 <text:line-break/>　 <text:line-break/>從泥沼裡來 <text:line-break/>一步一掙扎 <text:line-break/>一動一灘血 <text:line-break/>多麼渴望啊下一代 <text:line-break/>大家的下一代 <text:line-break/>不要陷入無知的泥沼 <text:line-break/>　 <text:line-break/>家鄉的風無情 <text:line-break/>無情地吹 <text:line-break/>家鄉的海無情 <text:line-break/>無情地翻 <text:line-break/>風啊海啊為什麼 <text:line-break/>為什麼無情 <text:line-break/>　 <text:line-break/>一直這樣盼望 <text:line-break/>在家鄉長住 <text:line-break/>你下田 <text:line-break/>我燒飯洗衣 <text:line-break/>確信你會在 <text:line-break/>一定的時刻回來 <text:line-break/>　 <text:line-break/>長久的寂寞我不怕 <text:line-break/>無情的海風我不怕 <text:line-break/>母親和女兒的眼神 <text:line-break/>母親和女兒的眼神啊 <text:line-break/>是我永遠的創傷 <text:line-break/>　 <text:line-break/>人家說你是好漢 <text:line-break/>我就哭了 <text:line-break/>我寧願你 <text:line-break/>只是孩子的父親 <text:line-break/><text:line-break/>我之所以常講這例子是因為，這樣一種建築在無知之上的痛苦歲月並沒有成為過去，反倒變本加厲，為所欲為；惟一改變只是當權者旗子的顏色。 <text:line-break/><text:line-break/>高醫七年，噩夢一場。在那個年代，做為一個公開掛牌運作的黨外人士，其實就跟過街老鼠的處境沒兩樣；走在自己的校園，看到校內同學迎面走來，最好自己先繞道迴避，避免各種你無法預料的難堪羞辱，甚至暴力。 <text:line-break/><text:line-break/>講義風波只是其中微不足道的一個小小「花絮」。我之所以印象深刻是因為我在裏頭寫的那些話之根本重要性。可悲的是，三、四十年過去了，而我如今卻依舊還在講著同樣的話：「媒體總是能讓你去仇視那些真心愛你並且為你無私付出代價的人，卻讓你去愛戴與崇拜那些為了私利一直在傷害你的人。」  <text:line-break/><text:line-break/>我還記得當時班上有位成績不錯的同學，後來聽說好像也利用講義空白處，寫了幾句嘲笑我的話，說我很可笑，怎麼會去相信外面那些批評國民黨政府的可笑謊言？ <text:line-break/><text:line-break/>大家懂我的意思吧？回到文章開頭所說，你想，當你說美國才是天底下最邪惡的血腥惡勢力、而中國則是最為良善和平的一股正面力量時，腦殘們聽了，心裏會怎麼想？他一定會很納悶：怎麼會有人講出這麼離譜的話？是不是被萬惡的共匪洗腦或收買了？ <text:line-break/><text:line-break/>無數的例子可以說明洗腦之威力與荒唐，擺在眼前的就是韓國瑜，如果你覺得當年把林義雄抹黑成陰暗醜陋的青面獠牙很荒唐，那麼，把韓國瑜抹黑成什麼低能鬼混的草包，不也一樣荒唐透了頂。 <text:line-break/><text:line-break/>前幾天，一位從美國回來的好朋友似乎很驚訝我怎麼會支持韓國瑜，問我原因。我其實很難回答，我只能很粗淺地說韓國瑜清廉正直聰明勤奮熱情善良平易近人等等等。我說，政壇之上，除了陳定南之外，難出其右。 <text:line-break/><text:line-break/>這樣一個難得的政治人物，勤奮正直，聰慧善良，在乎痛苦人們的感受，居然短短幾個月就被人渣們給抹黑成腦殘人渣，抹黑得臭不可聞。 <text:line-break/><text:line-break/>島內幾十年來，一直都是在搞這一套，日復一日，年復一年。政治上，我們其實不但從未進步，而且不斷往後急速倒退。人們依舊無知，對無恥不義之事無感；即便是明白人亦同樣缺乏義憤，事不關己，彷彿那只是韓國瑜他家的事。問題是，世上一切有關是非善惡之事，關乎所有人，沒有人會是局外人。 <text:line-break/><text:line-break/>有這麼一種聲音說，不管誰當選，都不影響大局。所謂大局，指的是兩岸關係歸屬及中美之間的博奕勝負。我並不認同這句話，因為倘若它言之成理，那麼，不管此岸或彼岸，人們幾乎什麼事都不用做了，因為每一件事相對於所謂大局，都是小事，其實都起不了決定性的作用。 <text:line-break/><text:line-break/>這樣的思維當然不合理。我們總不能一味只想著所謂大局，然後說我們又不是習近平，不管做什麼都影響不了大局，因此不管怎麼做都無所謂？ <text:line-break/><text:line-break/>在另一種大小的意義上，這種思維更說不通。簡單這麼說，現實利害之大，大不過基本是非善惡。更通俗地說，我可以不在乎韓國瑜落選，但我不可能不在乎在整個所謂選舉過程中的善惡是非，我不可能不在乎裏頭的卑鄙齷齪，不可能不在乎裏頭的無辜與無私。 <text:line-break/><text:line-break/>如果我們可以不在乎這一切有關美醜善惡之事，那意味著我們根本不在乎一切不是嗎？如果我們不在乎一切，那麼，整個世界與所有萬物的存在，根本毫無意義不是嗎？</text:p>
      <text:p text:style-name="P6">陳真   |  2019.10.09 11:04   |   <text:a xlink:type="simple" xlink:href="http://palinfo.habago.org/Entry?Command=Information_PrintForum&amp;iPage=2#FORUM37970"><text:span text:style-name="T4">#</text:span></text:a></text:p>
      <text:p text:style-name="P7">宣樂， <text:line-break/><text:line-break/>衝著金獅獎的份上，我會去看，但一方面太忙，還找不出時間，一方面是因為連假將至(更忙)，票價折扣數較少 (八三折)，我通常只買六折的票，除非沒有選擇時。</text:p>
      <text:p text:style-name="P6">李宣樂   |  2019.10.08 22:54   |   <text:a xlink:type="simple" xlink:href="http://palinfo.habago.org/Entry?Command=Information_PrintForum&amp;iPage=2#FORUM37969"><text:span text:style-name="T4">#</text:span></text:a></text:p>
      <text:p text:style-name="P5">陳真醫師您好，第一次在這留言，不知道您看電影《小丑》了沒？您會有興趣去看嗎？很想聽聽您的觀影心得。</text:p>
      <text:p text:style-name="P6">陳真   |  2019.10.08 11:57   |   <text:a xlink:type="simple" xlink:href="http://palinfo.habago.org/Entry?Command=Information_PrintForum&amp;iPage=2#FORUM37968"><text:span text:style-name="T4">#</text:span></text:a></text:p>
      <text:p text:style-name="P7">卡韓政變 (182)：風雨飄搖的巴勒網 <text:line-break/><text:line-break/>陳真 2019. 10. 08. <text:line-break/><text:line-break/><text:line-break/>很多人看巴勒網很堵爛很不爽，常對它動手動腳，因此常讓我感覺這網站似乎風雨飄搖，不知道哪天會掛了。 <text:line-break/><text:line-break/>不過，我想跟堵爛者說，你們應該也會需要這個網站的存在；毀了它，對誰都沒有好處。為什麼呢？因為巴勒網有著三項特點，獨立、求是、求實。 <text:line-break/><text:line-break/>這三個特點原本只應該是一種根本無須多說的基本條件，但是，擁有這三項基本條件的媒體或網站或甚至個人實在太少了，以致於它慢慢卻成為一種罕見的 "特點"。 <text:line-break/><text:line-break/>獨立指的是我們不為錢不為名不謀利，甚至不要命，一切威脅利誘都不可能有效。 <text:line-break/><text:line-break/>求實即求真，明人不說假話。我們講的不一定正確或合理，甚至有可能很多錯誤，但我們不會為了任何目的而故意說一句假話或違心之論；就如林義雄所說：“我沒法說一句不是從內心深處出來的話”。 <text:line-break/><text:line-break/>求是更重要，畢竟 "事實" 之為物，或多或少是一種隱喻，而是非善惡與美醜似乎才是一切隱喻所要傳達的世界。任何社會，萬物之所在，其實都需要這樣一個難以言喻的 "世界" 的存在。 <text:line-break/><text:line-break/>我常想起馬克思那段話： <text:line-break/><text:line-break/>"我們的工作並不顯赫一時，但將永遠存在。後世高貴的人們，面對著我們的骨灰，將灑下熱淚。"</text:p>
      <text:p text:style-name="P6">陳真   |  2019.10.08 11:29   |   <text:a xlink:type="simple" xlink:href="http://palinfo.habago.org/Entry?Command=Information_PrintForum&amp;iPage=2#FORUM37967"><text:span text:style-name="T4">#</text:span></text:a></text:p>
      <text:p text:style-name="P5">卡韓政變 (181)：呂秀蓮的異樣存在 <text:line-break/><text:line-break/>陳真 2019. 10. 08. <text:line-break/><text:line-break/><text:line-break/>有個好朋友從美國回來，請我幫呂秀蓮連署，我說好。她問我為不為難？我開玩笑說，為了韓國瑜，我願意替呂連署。 <text:line-break/><text:line-break/>其實，呂參選總統，對韓不一定有利，因為堵爛蔡啥小的人，原本只能選韓，如今卻有可能投呂。不過，我還是幫呂連署了；只要不是人渣，任何人想選，我都沒意見。 <text:line-break/><text:line-break/>朋友還請我幫忙請其他人連署。我說我很不想做這樣的事，因為我生性不喜歡讓人為難。我知道我若開口要求，很多人將不會推辭，但我並不希望透過人情壓力讓人們去做他並非十分樂意的事。 <text:line-break/><text:line-break/>不過，我答應朋友做個 "公開呼籲"，請大家幫忙呂秀蓮連署。我的 "呼籲" 不會有什麼效果，很多事我連呼籲學姊都很難，但既然答應了，我就 "呼籲" 一下，請大家到這裏連署： <text:line-break/><text:line-break/>https://bit.ly/2LSu9Aq <text:line-break/><text:line-break/>記得六都 (桃園、台中、台南、高雄、新北、台北) 不可以填上台灣省，否則將會被視為無效連署。另外，記得附上身份證正反面影本。 <text:line-break/><text:line-break/>把呂秀蓮視為民進黨人是不太對的，那只是把她給汙名化。在這個貪婪無度的黨裏頭，乾乾淨淨的呂秀蓮，算是一種 "異樣的存在"，跟這個黨很不搭調。老一輩黨外人士和這個黨其實早已沒有瓜葛，能退出的早已退出；呂至今仍和這個人渣黨藕斷絲連，那其實是一種錯亂。過去十年來的這個民進黨，基本上就是舊黨國的原形化身。</text:p>
      <text:p text:style-name="P6">李念淨   |  2019.10.07 20:49   |   <text:a xlink:type="simple" xlink:href="http://palinfo.habago.org/Entry?Command=Information_PrintForum&amp;iPage=2#FORUM37966"><text:span text:style-name="T4">#</text:span></text:a></text:p>
      <text:p text:style-name="P7">巴勒網是不是常常遭到攻擊？ <text:line-break/>這幾年我幾乎每天都看一次巴勒網 <text:line-break/>大概前幾天一直連不上去的樣子。</text:p>
      <text:p text:style-name="P6">自強   |  2019.10.07 16:19   |   <text:a xlink:type="simple" xlink:href="http://palinfo.habago.org/Entry?Command=Information_PrintForum&amp;iPage=2#FORUM37965"><text:span text:style-name="T4">#</text:span></text:a></text:p>
      <text:p text:style-name="P5">回應(180) <text:line-break/><text:line-break/>因為是white人,航海時代開始有色人絕大多數劫難的源頭</text:p>
      <text:p text:style-name="P6">陳真   |  2019.10.07 02:50   |   <text:a xlink:type="simple" xlink:href="http://palinfo.habago.org/Entry?Command=Information_PrintForum&amp;iPage=3#FORUM37964"><text:span text:style-name="T4">#</text:span></text:a></text:p>
      <text:p text:style-name="P5">謝謝俊和。我若再繼續打馬賽克好像也沒必要了。 <text:line-break/><text:line-break/>我能理解很多人不在意文字的血統，甚至不太認為它是一種 "東西"，也許就像路邊野花雜草，路人喜歡就摘去了。我能理解這裏頭並無惡意或犯意，只是出於認同，而非出於竊取之心。問題出在我跟我的文字與思想之間，卻有著一種共存亡的血肉關係，就像自己的骨肉一樣，難以割捨。 <text:line-break/><text:line-break/>我並不想因此而傷害別人。問題是，我無法知道誰是誰，我無法知道誰心裏怎麼想，因此只能期待君子而難以寄望小人；希望各方君子能將心比心，多給文字或任何作品一點尊重。 <text:line-break/><text:line-break/>我有很多很可能具有重要歷史價值的照片根本都不敢公開，因為怕一公開，馬上又變成別人的戰利品。例子舉不完。比方說，我有一張在維根斯坦墳墓上拍的照片，貼在生命親系譜，幾年後居然在某一本國外哲學雜誌上看到它，讓我真是很驚訝；曾經附在學姊投給當代雜誌的一篇文章裏頭的一張英國動保運動之照片，明明註明 "攝影者：陳真"，結果雜誌一刊出，我的名字卻被總編輯金恆煒給刪掉了。我寫信抗議，請他更正，結果鳥都不鳥我。 <text:line-break/><text:line-break/>我自己沒出過書，不知道該怎麼證明這些被剽竊的文字或影像是我的。絕大多數時候，當我提出抗議，對方根本都不會鳥我，因為我無權無勢甚至過去長期身無分文，誰鳥你？ <text:line-break/><text:line-break/>龍應台就是其中最惡劣的人之一。三十三年前(1986年)某一本以她的名字命名的暢銷書裏頭，有一篇數千字長文就是我寫的，曾經登在黨外雜誌上，居然也被偷偷拿去出書；任憑我抗議了33年都沒用，龍應台連鳥也不鳥我，只有一次叫助理回信說龍大人很忙，說這事與她無關。至於偷竊的出版社則傲慢地回應說，"人家龍應台看得起你才收錄你的文章"，意思是說我反而該感謝他們才對。 <text:line-break/><text:line-break/>各式各樣的惡行，甚至連 "維根斯坦與梅豔芳" 那樣一種完全是第一人稱的私人文字，居然也有人偷去以自己的名字投稿給文學雜誌，而且還獲得審核刊登。寫信抗議，對方同樣也不鳥我。 <text:line-break/><text:line-break/>有人說，可以提告。問題是，小偷、強盜那麼多，那我恐怕得告數千人才行。有可能嗎？ <text:line-break/><text:line-break/>總之，講到這些，我就很沮喪。許多時候我常懷疑究竟該不該在網路上寫東西。網路這個世界很陰暗，陽光照不到，人們也往往敢於為所欲為。 <text:line-break/><text:line-break/>我倉庫裏還有好幾百萬字甚至上千萬，根本不敢公開，就怕公開之後馬上被偷，就如學姊所說，將來人家說不定會以為是我去抄襲別人。 <text:line-break/><text:line-break/>"偷" 這字很難聽，但我想不出更委婉的字眼。字眼強烈，但我並無傷人之心，若有冒犯，還請原諒。基本上僅僅希望各方君子能夠體諒一個對於文字語言與思想非常想不開的人的一點心聲。 <text:line-break/><text:line-break/>我一直很認同維根斯坦的一句話，他說："我並不打算宣稱我的思想之原創性"。如果連維根斯坦都不好意思宣稱原創性，更何況我這一點無足輕重的皮毛？我要是覺得自己寫的東西很棒，老早就出一堆書、發表一堆論文了。 <text:line-break/><text:line-break/>但是，話雖回來，一個東西，雖無可觀之處，但它畢竟是我手寫我心，從我心裏、腦子裏，從浩瀚書堆裏以及從幾十年的皓首窮經與坎坷生命中所產生出來的一堆血肉，它依然還是有個主人的。它裏頭有著一種純粹屬於我這位主人才有的痛苦悲歡與獨特性。</text:p>
      <text:p text:style-name="P6">陳俊和   |  2019.10.07 01:35   |   <text:a xlink:type="simple" xlink:href="http://palinfo.habago.org/Entry?Command=Information_PrintForum&amp;iPage=3#FORUM37963"><text:span text:style-name="T4">#</text:span></text:a></text:p>
      <text:p text:style-name="P7">不論您怎做我不能異議 <text:line-break/>再次誠摯跟陳醫師致歉 <text:line-break/>這是我當時的原意 <text:line-break/>https://www.youtube.com/channel/UCpWWOKFIPUL5ndqvtRkdY1A <text:line-break/>謝謝您的寬容 <text:line-break/>謝謝</text:p>
      <text:p text:style-name="P6">陳真   |  2019.10.07 01:18   |   <text:a xlink:type="simple" xlink:href="http://palinfo.habago.org/Entry?Command=Information_PrintForum&amp;iPage=3#FORUM37962"><text:span text:style-name="T4">#</text:span></text:a></text:p>
      <text:p text:style-name="P5">謝謝陳先生。我把你的名字打上馬賽克，因為我想沒必要讓你留下一個污名。 <text:line-break/><text:line-break/>但是，光是在我的留言裏頭打馬賽克還不夠，你上下兩篇留言都得打馬賽克。我先打上了。你若不願意我這麼做，請你再跟我說。若無異議，那就這樣吧。</text:p>
      <text:p text:style-name="P6">陳XX   |  2019.10.07 01:04   |   <text:a xlink:type="simple" xlink:href="http://palinfo.habago.org/Entry?Command=Information_PrintForum&amp;iPage=3#FORUM37959"><text:span text:style-name="T4">#</text:span></text:a></text:p>
      <text:p text:style-name="P7">錯了就是錯了，不論過程！馬上下架！</text:p>
      <text:p text:style-name="P6">陳真   |  2019.10.07 00:46   |   <text:a xlink:type="simple" xlink:href="http://palinfo.habago.org/Entry?Command=Information_PrintForum&amp;iPage=3#FORUM37958"><text:span text:style-name="T4">#</text:span></text:a></text:p>
      <text:p text:style-name="P5">陳XX先生你好。 <text:line-break/><text:line-break/>我記性很好，我記得你曾經在本留言版留言。你的名字讓我以為是某位醫界同行，剛剛發現不是，但卻意外地發現你有個 youtube： <text:line-break/><text:line-break/>https://bit.ly/33bFSQG。 <text:line-break/><text:line-break/>你這段視頻有許多是剽竊，甚至一字不漏地照抄。 <text:line-break/><text:line-break/>比方說 54秒 處出現的這段話： <text:line-break/><text:line-break/>"我一直有個希望，憑著這樣一個希望，我決心活了下來。我希望些什麼呢？我希望能夠對那些對於生命、人性、情感和語言感到絕望的年輕生命起到一種效果，讓他們相信，在一片輕薄兒戲中，世上還是有例外。而我自己就是那樣一個絕望的人，我知道，我要不是在絕望中死去，就是讓自己成為一個例外。" <text:line-break/><text:line-break/>這段話是我寫的。我是在2016年7月22日上午6點48分寫下這個留言。每當我感受到一種飽受誤解難以言喻的痛苦，我就自言自語這些話來安慰自己。怎麼你竟然一字不漏給偷去了，變成是你寫的呢？ <text:line-break/><text:line-break/>我過去40年寫了差不多兩千萬字，但至今沒有著作，卻到處被人明目張膽地剽竊，竊賊數以千百計，實在很痛苦。將來若有人不察，難道變成是我陳真低能到連寫幾句心裏的大白話也不會，也得四處去偷竊別人的話來據為己有？ <text:line-break/><text:line-break/>我原本有個個人網站，叫做 "生命親系譜"，同樣因為不堪剽竊，13年前決定關站打烊，並且刪除了一些比較屬於哲學原創的東西 (還沒刪完)，因為有些人居然拿去當成自己的大學教材。將來若有人不察，難道變成是我陳真低能到連個自己的思想也沒有，得去偷竊各地腦殘學者的教材或論文來據為己有？ <text:line-break/><text:line-break/>另外，你的那段視頻中5分6秒處，有這麼一段話： <text:line-break/><text:line-break/>"如果整個世界是一棵樹的話，愛情是這棵樹上的一片葉子。那麽，一片葉子上面你就可以讀到整棵樹的資訊。" <text:line-break/><text:line-break/>這段話出現在我於 2015年1月30 日下午1點 10 分的留言。這些話是婁燁在一次訪談中講的。我原文是這麼寫： <text:line-break/><text:line-break/>"婁燁這麼說： <text:line-break/><text:line-break/>'有一種東西，它會在某個夏天的夜晚，像風一樣突然襲來，讓你措不及防，無法安寧，與你形影相隨，揮之不去，我不知道那是什麽，只能稱它為愛情。' <text:line-break/><text:line-break/>'……所有這一切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我說清楚了愛情，也就說清楚了這個世界。'" <text:line-break/><text:line-break/>而你卻連婁燁講的話也偷去當成你寫的。 <text:line-break/><text:line-break/>還有，你的視頻的1分 36秒處，那段話也是一字不漏照抄變成你的。那段話是這樣： <text:line-break/><text:line-break/>"果陀該來就會來，只是時候未到；倘若你覺得生命不完美，那只是因為你已不在夢中。"   <text:line-break/><text:line-break/>這段話出現在我於2016年7月29 日凌晨零點56分的留言。我是這麼寫的： <text:line-break/><text:line-break/>"還記得麥兜的千年鐘嗎？麥兜曾送給學校一個奇怪的鐘，秒針一年走一格，分針要三千六百年才能繞上一圈，然後屆時就會有一隻可愛的布穀鳥跑出來「咕咕、咕咕」報時。老師同學們以為這鐘根本沒在動，可當你靜下心來聆聽，你會聽到時鐘內部隱隱傳來堅定的齒輪聲。世上真的有這樣奇怪的鐘嗎？也許有吧。果陀該來就會來，只是時候未到；倘若你覺得生命不完美，那只是因為你已不在夢中。" <text:line-break/><text:line-break/>除此之外，還有一種剽竊是屬於想法上的，也就是說，也許文字表達上有些不同，但是原意其實完全得自他人的啟發。這時候，我們仍然應該誠實，應該把原始創見歸功於原創者或原文出處。 <text:line-break/><text:line-break/>例如上述 "倘若你覺得生命不完美，那只是因為你已不在夢中"，那些話，我用自己的表達方式來寫，但它是從麥兜的書和影片中看到。這時候，我們當然應該誠實地讓大家知道我們的想法究竟獲益於何人或何處，而不是偷偷地掠為己有。 <text:line-break/><text:line-break/>我發現你不但直接一字不漏地剽竊，而且很多想法其實是從我這邊所獲得啟發，但你卻一概據為己有。  <text:line-break/><text:line-break/>總之，可以麻煩你把你那段視頻刪除嗎？謝謝。 <text:line-break/><text:line-break/>島內有些學者，他們從我身上偷東西，偷想法，偷靈感，偷純粹原創的東西，拿去寫論文，拿去做教材，但是對於得自於我的啟發卻居然連一個最基本的公開致謝也沒有，直接當成是自己的創見。 <text:line-break/><text:line-break/>我想請各位竊賊將心比心，別再幹這種偷雞摸狗的事。不管是全文一字不漏地剽竊，或是想法上的剽竊也一樣，都很惡劣。  </text:p>
      <text:p text:style-name="P6">陳XX   |  2019.10.06 21:49   |   <text:a xlink:type="simple" xlink:href="http://palinfo.habago.org/Entry?Command=Information_PrintForum&amp;iPage=3#FORUM37957"><text:span text:style-name="T4">#</text:span></text:a></text:p>
      <text:p text:style-name="P7">聊件說大不大、說小不小的事兒。 <text:line-break/>話說在咱台灣有這麼三位老人，他們認為，二次大戰結束後他們喪失日本國籍是日本政府做法不當，近期將向日本大阪地方法院提出起訴，要求日本政府確認他們擁有日本國籍。 <text:line-break/>筆者生在台灣、也活過大半世紀，拜島內代代各界老一輩們所賜，近六旬的歲月裡，勉強還算見識過島內各式奇葩人、事、物，但這事，在三位高齡97、92、85的登高一呼之下，霎時間，讓我驚覺到島上各界原就都風湧著的這一股濃濃的屍臭味兒，而我居然毫無嗅覺了六十載！？ <text:line-break/>這老天鵝啊！咱這鳥心情一湧動就無法自抑，所以此文不得不發！ <text:line-break/>首先，有句話必須說在前頭啊！ <text:line-break/>這，必須的。 <text:line-break/>島內不是所有的老年人都這樣！ <text:line-break/>但，這仨是不是少數呢？ <text:line-break/>擱40年前，這仨才五十啷噹歲，又逢國民黨解嚴，當時這事怎不幹呢？ <text:line-break/>再參考這20幾年綠朝總體表現，便隱然有著： <text:line-break/>確實有相當一部分這樣的老年人——他們少年時無知無畏，青年時無法無天，壯年時無依無靠，最後老年時就積攢下一身戾氣的無羞無恥。 <text:line-break/>話都說、事都做了，嗯；基本上，他們當人都很勉強，千萬別抬高到“國民”的地位討論，這也太羞辱我們這個聖地了。 <text:line-break/>撇開政治，這仨真是夠老的了，但怎了？老，也能成為綁架真理的武器？ <text:line-break/>細思極恐——台灣還真是少不了、為數不敢想像多的這款老人——在他們脊梁骨裡就像墓碑一樣刻著一句話——我老了，都讓著我！ <text:line-break/>簡直成了這款老年人行走江湖的免死金牌。 <text:line-break/>就算死，也要死得如此缺德，看來恥辱柱以後也要賣票了，實在位置有限，釘不下那麼多不要臉的亡命徒。 <text:line-break/>總覺得這些人老而無恥，嚴重懷疑是不是“壞人變老”了？對於“壞人變老”的說法，筆者只能“呵呵”應之，甚至不禁要調侃一句：不但壞人變老了，而且還繁衍了後代呢！ <text:line-break/>中華民國真欠這仨爸各一個避孕套，這話就是說給所有綠渣聽的。 <text:line-break/>壞蛋就是壞蛋，無關年齡、性別、種族、地域、身份、地位、學歷……以前覺得老人不那麼“壞”，只不過當時資訊不那麼發達，咱都太善不知道罷了，就像這仨老傻逼幹的事、就跟橫行台灣幾十年的綠教授、綠醫生、綠律師之前不也都是陽光下最光榮的人群之一嗎？ <text:line-break/>咱這冷地方，從不幹勵志更不是一群啥粉在抱團取暖，大家都有事；而且都是好事，且做著呢，忙不忙未必，咱都要健健康康活得精精神神，活在這仨化為灰燼之後的人聲笑聲裡，咱大夥這裡是不興跟人家比的，就好比：雞生蛋，雞也拉屎，但你肯定只吃蛋，不吃屎的，對雞如此，對人亦然。 <text:line-break/>每個出色的人，都會生蛋，也會拉屎，例如他很會開公司，那你就買他家股票來賺錢，至於他亂說話，你就不用學。 <text:line-break/>你最要緊是多吃雞蛋，少理雞屎，吸取營養，壯大自己。很多人放著蛋不吃，整天追究屎，難道你靠吃屎能變壯大？ <text:line-break/>然後發現，原來台灣這幾十年的一大堆屎事，這，就都是一堆老人幹的呀！ <text:line-break/>點個小名：蔡英文63，呂秀蓮75，林美珠65，陳菊69，管碧玲62，那句話怎麼說來著，三十如狼，四十如虎，五十坐地能吸土，六十吃人不吐骨……我信了。 <text:line-break/>回歸日常生活，我的理解是，人家是在網上生活，綠渣覺青是在網上逃避生活，結果太善的咱這類善老人，跟著網上的挑動這急那氣的，所以少發文也是有幫大家戒掉網上跟風的網癮的一點小意思，聽小弟勸：台灣80%的痛苦都來自於政治，但是如果不鳥政治，就會有100%的痛苦來自於綠渣，所以在政治和綠渣之間做選擇，便是形成腦殘島致病的主因。 <text:line-break/>比如說：按鐘點算叫按摩；按次數算叫小姐；按夜算叫妓女；按週算叫情人；按月算叫相好；按年算叫二奶；按輩子算叫老婆，花四年把你搞成腦殘就上的叫民進黨。 <text:line-break/>搞成台上戲碼都是舊的，而社會現實是新的，看看這仨、再瞧瞧台灣的綠渣年代，孩子有著糟糕的童年成長，大人則是應接不暇的荒唐時代。 <text:line-break/>這都是政治搞的我們，想想唐僧取經十四年共經歷九九八十一難，平均一年5.8難，也就是每兩個月一難，我覺得他都比台灣過得好多了。 <text:line-break/>幾十年了，台獨綠渣把台灣跟我們都吸入政治黑洞，但退回日子裡，在台灣，當你懷疑自己是不是肯定了一個政黨的時候，就靜下心來問問自己，你他媽到底圖他啥了？想不出來就可以一心一意去賺錢了。 <text:line-break/>儘管不能一竿子打翻整船人，但台灣政黨有人收嗎？我可以賣到你們破產。 <text:line-break/>嗯，你不是收破爛的，但只要你是綠渣，你就是個破爛！ <text:line-break/>這沒再酸，是總結，生聚教訓，幾十年前綠渣還沒騙上，台灣有錢的日子過不好，幾十年來騙上了，台灣開始沒錢的日子不好過。 <text:line-break/>這仨幹的，告訴咱大夥，人老、活成這等破爛光景、十足的老臉都不要了的勇氣、嘆為觀止！ <text:line-break/>甚至，他們中有人表示，願望是“作為日本人死去”。 <text:line-break/>這仨，不是灣生，是畜界眾牲！ <text:line-break/>認命的都沒有像台灣一樣迷失自己！先認命再改命！ <text:line-break/>活在台灣所以咱要更認命的健壯自己、活力自己啊！ <text:line-break/>身處相同的社會，價值觀卻天差地別，綠渣的腦迴路真的很奇特，其解不得，何勞一思。 <text:line-break/>末了，這就是聊天，有點貨的聊，有益身心的聊！</text:p>
      <text:p text:style-name="P6">陳真   |  2019.10.06 01:55   |   <text:a xlink:type="simple" xlink:href="http://palinfo.habago.org/Entry?Command=Information_PrintForum&amp;iPage=1#FORUM37956"><text:span text:style-name="T4">#</text:span></text:a></text:p>
      <text:p text:style-name="P5">卡韓政變 (180)：我對美國只有一個字 <text:line-break/><text:line-break/>陳真 2019. 10. 06. <text:line-break/><text:line-break/><text:line-break/>在英國，示威抗議或遊行管控得滴水不漏，動輒逮捕、毆打、起訴、入獄，絕不跟你客氣的。比方說，警方隔出一條線，不准越界就是不准越界，你只要跨過界線，就會被捕被打被起訴，等著坐牢。哪個所謂西方民主國家不是這樣？ <text:line-break/><text:line-break/>英國還算是最客氣的(英國警察不帶槍)。哪有可能像香港或台灣這樣，任你暴徒橫行，為所欲為？若在美國，恐怕早就出動軍隊，宣布戒嚴。你想，美國國會或英國國會有可能讓你佔領幾星期嗎 (甚至還把你列入教材、對你百般歌頌)？有可能嗎？天底下有這種不需要法治的民主自由嗎？佔領一秒鐘都不可能，絕對馬上打死或打趴抬出去，然後你絕對會面臨十數年的一堆刑責。 <text:line-break/><text:line-break/>美國在被他侵略的國家，例如伊拉克、阿富汗，做得更殘忍。你只要群眾一聚集，他往往就會說你們都是恐怖份子，隨便一個軍官都能下令把你們統統開槍打死(不分男女老幼)，長年以來不都是這樣幹的嗎？ <text:line-break/><text:line-break/>另外還有所謂暗殺名單。其實應該說明殺，美國哪需要暗著殺？根據名單，逐個獵殺。至於誰會被列上恐怖份子的黑名單？隨便美國或美軍說了算。只要對美國不爽的都算。西方所謂民主國家都是這樣幹的。 <text:line-break/><text:line-break/>2003年美軍入侵伊拉克，英國根據所謂反恐法抓了上千人，其中有些身上被搜出牙刷，或老人家拄著拐仗，竟然都被視為攜帶 "武器" 參與遊行，論處入罪。 <text:line-break/><text:line-break/>世界主流媒體完全被西方掌控，善惡易位，黑白顛倒。祖國及那些不願給西方人當狗的國家實在很可憐，很無辜，飽受摧殘與抹黑。近幾十年來，全世界各地，幾乎所有這些打著民主之名的動亂，都是美國及其它西方國家所一手製造。這只是一個基本常識。 <text:line-break/><text:line-break/>我對美國只有一個字：恨！或是四個字：恨之入骨！美國及英國這些西方國家，完全喪失了人性。</text:p>
      <text:p text:style-name="P6">李念淨   |  2019.10.06 00:13   |   <text:a xlink:type="simple" xlink:href="http://palinfo.habago.org/Entry?Command=Information_PrintForum&amp;iPage=1#FORUM37955"><text:span text:style-name="T4">#</text:span></text:a></text:p>
      <text:p text:style-name="P7">https://www.silentmajority.hk/articles/1004697 <text:line-break/><text:line-break/>日前(17日)「反暴力、救香港」集會上，台上不少藝人、政客發言心跡，力斥暴徒惡行，勸連月破壞香港的年輕人「回頭是岸」，讓社會重返安寧。而台上，有一個居港40年的英藉正義哥，他的名字叫Peter Bentley。 <text:line-break/><text:line-break/>Peter是一位愛港愛國、視香港為家的英籍港人，他對於連月暴徒的惡行表示痛心疾首！他又怒斥香港的年輕人完全錯誤理解民主：「示威者包圍屯門公園的跳舞者、『佔領』旺角，這些與爭取民主有關系嗎？香港年輕人完全錯誤理解民主。」 <text:line-break/><text:line-break/>Peter又道出真相，指出西方各國的民主，並非如暴徒所想像的那樣，指他們都是活在自己想像的西方民主幻影中，實情與他們想像的根本不同，他說：「示威者根本不知道西方國家的真正模樣，香港的年輕示威者活在自己想像的西方民主幻影中，實情與他們想像的根本不同，美國有人權嗎？美國社會充斥著不平等，選舉時可以買選票，賄賂問題嚴重。」 <text:line-break/><text:line-break/>同時，Peter又斥責暴徒是癲狗，認為辱警助暴的反對派議員應受刑責入獄，他又指出香港主流媒體不說實話，而頻頻說香港壞話的彭定康，更是一條滑溜溜邪惡的蛇(Patten is like a slithery evil snake)。 <text:line-break/><text:line-break/>至於警方的執法手段，他認為合理，他以自己的祖國英國為例，指現時英國政治氣候一團糟，種族問題嚴重，無論你是白人、黑人還是印度人，互相憎恨，社會問題叢生。他又說，看到示威者用激光照射警員眼睛的報道，更指若發生在1997年以前，警方已是真子彈還擊了：「我好肯定駐守添馬艦的英軍會進場平暴，催淚彈、荷槍實彈、警棍撲頭等，法國、德國、美國等西方國家的平暴手法都是這樣。」 <text:line-break/><text:line-break/>影片：https://youtu.be/HUaGtCGJvcw <text:line-break/><text:line-break/>__________ <text:line-break/><text:line-break/>有人貼過的話煩請陳醫師刪除，不好意思 <text:line-break/><text:line-break/><text:line-break/>Peter是一個中港兩邊走的英藉外國人，連他又看得清問題所在，甚至不明白現在「周周遊行、周周衝擊」的年輕人究竟在做甚麼，為何要懼怕中國！其實他道出真相，完完全全是因為他們錯誤理解民主，活在自己想像的西方民主幻影中而已！</text:p>
      <text:p text:style-name="P6">陳真   |  2019.10.05 02:07   |   <text:a xlink:type="simple" xlink:href="http://palinfo.habago.org/Entry?Command=Information_PrintForum&amp;iPage=1#FORUM37954"><text:span text:style-name="T4">#</text:span></text:a></text:p>
      <text:p text:style-name="P5">卡韓政變 (179)：韓國瑜的黨外形象 <text:line-break/><text:line-break/>陳真 2019. 10. 05. <text:line-break/><text:line-break/><text:line-break/>如果有人用看待比方說黃花崗七十二烈士或比方說同盟會、興中會的眼光，來看待現在這個國民黨，在兩者之間畫等號，或是以為兩者之間具有某種高度相似性與本質連結，你心裏一定會很納悶：他到底懂不懂什麼是歷史？他究竟知不知道自己在想什麼？ <text:line-break/><text:line-break/>國民黨與黃花崗七十二烈士或同盟會、興中會也許有著某種時序相關性，但內涵早已大不同，乃至南轅北轍。倘若有人刻意以過往歷史來美化當下，那他就是在鬼扯蛋，存心欺騙腦殘。 <text:line-break/><text:line-break/>民進黨也一樣，黨外是黨外，民進黨是民進黨，兩者不能混為一談，更不用說更早之前反抗國民黨的歲月，例如 (我最喜歡的) 呂赫若與陳映真或是無數左傾的知識份子所付出的青春血淚，跟現在這個人渣黨能扯得上什麼屁關係？但是人渣黨卻透過數不清的謊言與政治洗腦，成功地把過往的一切勇敢熱情歲月與一切犧牲奉獻全部跟自己畫上等號，說成是自己的偉大功勞，藉以招搖撞騙，騙吃騙喝，坐擁大權。 <text:line-break/><text:line-break/>這些人渣，真的是無恥到爆！其中有一件事讓我特別心寒，但它其實並不是「一件事」，而是一種完全本質性的翻臉不認人，非常可恥。 <text:line-break/><text:line-break/>很多讀者也許才二、三十歲，恐怕很難理解。其實，即便四、五十歲都不見得能充份理解我底下想說的。這事不好說，因為它不是「一件事情」，而是一種整體氛圍。「事情」看得見，容易訴說，「氛圍」則四處瀰漫，難以描述。能夠「聽懂」，跟能夠「體會」，又是兩種不一樣的境界。 <text:line-break/><text:line-break/>我的表達能力頂多只能讓你「聽懂」，但很難讓你「體會」，更不用說由此產生如同我對人渣黨那般的厭惡與鄙夷。那是因為我並非僅僅只是在「談」歷史，而是「歷史中人」，我是從這段歷史中宛若走過一趟地獄那般地「活」過來；與其說它是歷史，不如說它是我的生命史，我不可能不厭惡與痛恨這樣一些人渣之無恥，因為我深深經歷過這樣一種荒唐醜陋的過去與現在，完完全全一模一樣的歷史，唯一的改變的是旗子顏色不同，位置對調。 <text:line-break/><text:line-break/>簡單這麼說，你知道當年國民黨對付黨外或對付八零年代的民進黨最大的法寶是什麼嗎？三個字：「沒水準」。 <text:line-break/><text:line-break/>怎麼個「沒水準」呢？很具象：嚼檳榔，穿拖鞋，國語不標準，衣著廉價，學經歷不夠輝煌，缺乏從政經驗，亂講話，講空話，什麼也不懂，連國語也講不好，動不動就只會「幹！」、「你娘咧！」，說不出一句「建設性的意見」。 <text:line-break/><text:line-break/>當年那個掌控媒體與教育的國民黨，根本懶得跟你黨外多說一句，因為他早已讓你不管怎麼說都只會突顯你的「可笑」與「沒水準」；他成功地透過媒體與教育，把你塑造成「沒水準」的代名詞。不但黨外等於「沒水準」，誰支持黨外，誰也是「沒水準」。 <text:line-break/><text:line-break/>當年的學界、醫界和文化界等等等所謂菁英界，自然也都是大力迎合主流權勢，熱烈配合國民黨當局進行這樣一種黨外的形象塑造。比方說，這些所謂學者專家，一講起黨外，馬上就會流露出一種鄙夷，鄙夷你「沒水準」，說你黨外只會「謾罵」，說你「沒有建設性意見、「非理性」等等。 <text:line-break/><text:line-break/>可別小看「只會批評、謾罵」或「沒有建設性意見」如此乍看平常的一句話，光是這樣一句話就足以把你黨外整個打趴在地數十年。 <text:line-break/><text:line-break/>另一方面，電視或報紙則每天不斷放送類似的「沒水準」訊息，故意塑造黨外群眾的特定形象，比方說「齜牙裂嘴破口大罵」的「瘋狂偏激、非理性」形象，「穿拖鞋、嚼檳榔」的魯蛇形象，「亂丟垃圾」的不文明形象，「吵吵鬧鬧只會聚眾造勢」的傷害社會秩序形象，「台灣國語」的沒文化形象、「喜歡罵幹你娘」的低級下流形象...等等等。 <text:line-break/><text:line-break/>特別是魯蛇們連國語都講不好，講不文雅，讓女孩子最瞧不起了，還想講什政見呢？草包滾一邊去吧！別丟人現眼了！沒有耀眼的學經歷，連一點從政經歷也沒有，什麼也不懂，只會「批評、謾罵」，這樣的「草包水準」也想參加選舉，真是笑死人了。 <text:line-break/><text:line-break/>學生或年輕一代就更不用說了。不管怎麼改朝換代，這些人始終是主流政治勢力的忠貞部隊，整個校園找不到一個黨外支持者，因為支持黨外根本就是一件很丟臉很沒水準很低級很沒理性的事。當然，仍然會有極少數支持者，但他們通常只敢暗中支持，一旦來到明亮處就照樣大喊國民黨萬歲，蔣公萬歲。 <text:line-break/><text:line-break/>但是，國民黨後來慢慢在「草包抹黑策略」這一點上吃了大虧，因為這些長年被污名化的販夫走卒黨外支持者開始集結反抗。比方說，我記得民進黨剛建黨那一年 (1986年)，提名兩個電信局基層員工，叫做王聰松和徐美英，完全名不見經傳，是真正意義上的勞工，結果卻居然完成不可能的任務，一舉擊敗在過去根本不可能被打敗的國民黨勞工團體候選人 (必定是一些真權貴、假勞工)。 <text:line-break/><text:line-break/>民進黨食髓知味，於是在各項選舉中開始強調所謂「草根路線」，強調「與基層民眾站在一起」；一些檯面人物明明不具備半點草根氣息，但是為了騙選票，於是就學著在群眾大會上罵「國民黨，我幹你娘咧」，讓群眾視你為同類；或是故意把自己的名字改成「阿X」。例如，我念大學時，幾次在群眾大會底下當聽眾，卻被點名上台對群眾講話，我竟然被主持人稱呼為「阿真仔」或甚至是「咱阿真仔」，以示草根，以示親切。 <text:line-break/><text:line-break/>大家懂我的意思吧？！當民進黨發現國民黨過去的「草包抹黑」策略已經逐漸失效時，便進行反操作，開始大力強調「草根力量」與「權貴」的對決！綠營參選人或政治人物往往會拼命表演自己是如何「草根」，如何「基層」，如何會罵「幹你娘」！往往故意用粗俗語言來取悅群眾，甚至發展出許多相關政治論述，推崇 (甚至神化) 基層民眾的偉大政治價值與存在意義，把民進黨塑造成一個「永遠跟弱勢者站在一起」、悲天憫人仁民愛物、充滿進步思維與理想主義色彩的政黨；真的是把弱勢者的偉大形象給捧上天了。 <text:line-break/><text:line-break/>記得有一年，200幾年？我從英國短暫回台幾天，來到台中，看見國民黨的胡志強競選台中市長，路邊巨大的廣告看板上居然寫著「阿強」。我的天啊！阿強？！我還小強咧。國民黨顯然學乖了，再也不敢鄙視販夫走卒，並且努力想要拉近自己與基層民眾的距離。 <text:line-break/><text:line-break/>我這文章要說的無恥是這樣：民進黨幾十年來就是透過基層民眾這些販夫走卒無怨無悔的熱情支持與捐款，才有可能壯大，才有可能有今天。當年，這個黨是如何抬舉弱勢者，如何神化販夫走卒崇高的政治中心地位，政治人物是如何在言行上把自己偽裝成販夫走卒的同類，如何仇視一切對之不敬的聲音，如今卻居然每天用所謂「土包子」、「草包」、「魯蛇」、「沒理性」、「沒水準」來鄙視韓粉，羞辱韓國瑜的支持者，說他們「水準不高」。你說這些人渣可不可恥？當自己大權在握，勝券在握，當所謂販夫走卒失去利用價值時，居然反過頭來羞辱、嘲笑這些當年被他們神化的人。 <text:line-break/><text:line-break/>如果你還是無法體會我的恨，那你不妨想一想，假設「莫忘世人苦人多」的韓國瑜，在比方說20年後，撈了幾十億幾百億，像人渣黨那樣，女兒、兒子、孫子、侄子、太太、小舅子、小表哥、大表姊等等等，全都當上了國營事業的董事長或各部會首長與總經理等等等，然後卻開始嘲笑羞辱對手及其支持者是魯蛇草包，把充滿痛苦、生活艱難的基層民眾給污名化，對之充滿不屑。假設韓國瑜有一天變成這樣，你說你恨不恨？你說可不可恥？ <text:line-break/><text:line-break/>(我不相信韓國瑜會變成那樣，就如同我相信我自己也永遠不可能鄙視所謂販夫走卒。為什麼？因為我知道人有真有假，我不會因為人渣黨之人性反覆而以為天下烏鴉一般黑。)</text:p>
      <text:p text:style-name="P6">小楊   |  2019.10.04 10:32   |   <text:a xlink:type="simple" xlink:href="http://palinfo.habago.org/Entry?Command=Information_PrintForum&amp;iPage=1#FORUM37953"><text:span text:style-name="T4">#</text:span></text:a></text:p>
      <text:p text:style-name="P7">https://m.youtube.com/watch?v=9ctgCVsmOZ0 <text:line-break/><text:line-break/>曾經民進黨販夫走卒的基層里長同志，現在已經變成每次直播會有兩萬人同時收看的直播主。講話直來直往，無所畏懼。 <text:line-break/><text:line-break/>本週五十月四號下午六點他們要在內門紫竹寺舉辦一個庶民自動自發的聚會。他們想出了一個口號叫做內門起義，原因是這個每次投票超過八成都投給民進黨的地區，這次要率先站出來支持韓國瑜。謝振城里長，外號石頭，上網搜尋一下可以查到他所講的事件始末。我喜歡聽這些人講話，臺灣國語，各式台語俗諺，發自內心的真誠。自媒體的直播讓他們有了自己的發聲管道，這次居然自己要去租借SNG車來做直播。推薦大家聽一下，瞭解一下，支持一下。</text:p>
      <text:p text:style-name="P6">林炤育   |  2019.10.04 08:52   |   <text:a xlink:type="simple" xlink:href="http://palinfo.habago.org/Entry?Command=Information_PrintForum&amp;iPage=1#FORUM37952"><text:span text:style-name="T4">#</text:span></text:a></text:p>
      <text:p text:style-name="P5">2017年香港回歸20週年習大大接見香港代表團講話 <text:line-break/>https://youtu.be/nElrKl4JlBc <text:line-break/><text:line-break/>習大大引用古詩詞說了三點，現在看來這三點忠告，香港政府都沒做到 <text:line-break/><text:line-break/>一寸丹心為報國 <text:line-break/>為官避事平生恥 <text:line-break/>上下同欲者勝 <text:line-break/><text:line-break/><text:line-break/>出處 <text:line-break/><text:line-break/>1、一寸丹心圖報國 <text:line-break/>明、于謙《立春日感怀》 <text:line-break/><text:line-break/>年去年來白髮新，匆匆馬上又逢春。 <text:line-break/>關河底事空留客？歲月無情不貸人。 <text:line-break/>一寸丹心圖報國，兩行清淚爲思親。 <text:line-break/>孤懷激烈難消遣，漫把金盤簇五辛 <text:line-break/><text:line-break/><text:line-break/>2、為官避事平生恥 <text:line-break/>金末元初士人元好问《四哀诗·李钦叔》 <text:line-break/><text:line-break/>赤县神州坐陆沉，金汤非粟祸侵寻。 <text:line-break/>当官避事平生耻，视死如归社稷心。 <text:line-break/>文采是人知子重，交朋无我与君深。 <text:line-break/>悲来不待山阳笛，一忆同衾泪满襟。 <text:line-break/><text:line-break/>3、上下同欲者勝 <text:line-break/>孫子兵法謀略篇 <text:line-break/><text:line-break/>是故百戰百勝，非善之善也不戰而屈人之兵，善之善者也。 ... 故知勝有五：知可以戰與不可以戰者勝，識眾寡之用者勝，上下同欲者勝，以虞待不虞者勝，將能而君不御 ...</text:p>
      <text:p text:style-name="P6">陳真   |  2019.10.04 02:17   |   <text:a xlink:type="simple" xlink:href="http://palinfo.habago.org/Entry?Command=Information_PrintForum&amp;iPage=1#FORUM37951"><text:span text:style-name="T4">#</text:span></text:a></text:p>
      <text:p text:style-name="P7">卡韓政變 (178)：民進黨簡史 <text:line-break/><text:line-break/>陳真 2019. 10. 04. <text:line-break/><text:line-break/><text:line-break/>聯合報底下這篇社論寫得很好，但有一點必須澄清：台灣如果有什麼民主自由，並非民進黨的功勞，而是黨外人士及無數黨外支持群眾的生命、自由與血汗所換來。民進黨不但沒有功勞，而且在創黨後短短數年內便迅速質變腐化，攬功奪權，出賣理想，圖謀私利。 <text:line-break/><text:line-break/>尤有甚者，在過去大約二十年來，倒行逆施，吃相難看，不顧廉恥。而且，從一個推崇左傾理念的政黨，變成極右法西斯，致力於挑撥族群仇恨與對立，視普世價值如無物，不擇手段，謀取私人權位與暴利；一味歪曲是非，操弄史實，美化自身，醜化異己，瘋狂收割前人心血攬為己有，甚且變本加厲破壞改革成果，大開文明倒車，可謂好話說盡，壞事做絕；諸多惡行，更甚昔日國民黨。 <text:line-break/><text:line-break/>我第一次提出退黨是在 1988年的5月，距創黨之日短短不到兩年。後來決定不退是因為剛好遇到520農民流血事件。菊姐說，「發生這樣的事，你還有心情退黨？你這不是在打擊士氣嗎？」而我之所以1988 年就想退黨，主要就是因為那時候的民進黨其實就已經不在乎什麼買票、賄選、關說與包工程；甚至一方面批評國民黨搞特權，自身卻又以享有特權為榮。 <text:line-break/><text:line-break/>當時促使我想退黨的一個近因衝擊是，在一次黨務會議上，我發言說，「本黨居然有人在買票！黨中央都不想處理嗎？」沒想到，我所熟識的當年黨主席姚嘉文竟然回應說：那些都是「小節」，「做大事者不拘小節，推翻國民黨才是大目標」。會議後，他私下拉我到角落，進一步對我侃侃而談這番「大」道理。但是對我而言，政治之乾淨、清廉與正直以及為人民謀取長遠福利，才是從政目標。 <text:line-break/><text:line-break/>六年之後，也就是1994 年的 228 那一天，我才終於退黨。不過，那時候已經沒有人在乎我退不退黨了，因為那時候的民進黨已經如日中天，入黨者好處多多，前途輝煌，正是一門無本買賣的好生意。 <text:line-break/><text:line-break/>從創黨到退黨，短短幾年之間，我清楚意識到一點：為民謀利從來都不是所謂同志們的目標 (更不用說什麼犧牲奉獻了)；為己謀取私利與權力，才是唯一目標；而一切美好理想則只是謀取一己之私的手段。這樣一種心態與現象，迅速瀰漫整個黨，直至臭不可聞。 <text:line-break/><text:line-break/>簡單這麼說，民進黨在1986年 9月 28 日成立之後短短三、五年內，事實上就已充滿蚊子、蒼蠅與蟑螂，開始效法舊國民黨的腐敗，貪婪程度更是青出於藍；隨著政治的日漸開放，權位誘惑日甚，更是以光速般的速度腐爛，但卻學到一身政治操弄與選舉致勝的高超本領，造謠抹黑，無惡不作，行事不擇手段；擅長設定議題，挑撥階級對立與族群仇恨，以捍衛民主自由與弱勢正義之名，行撈錢奪權之實；並且擅於抗爭，做秀表演能力極強，藉以創造個人政治資源與知名度，把一切關於社運之美好理想，全拿來當成一種為個人服務的政治工具及權力敲門磚。 <text:line-break/><text:line-break/>尤有甚者，打從大約 1998 年開始，更是在國民黨黑金教父李登輝的大力合作與推動下 (包括更早之前，大約八零年代末，由李登輝提供民進黨鉅額金錢以發展所謂本土路線)，展開最厲害的一項政治操弄法寶之戰略定位，亦即仇中反華；名為「愛台灣」，實則挑撥族群仇恨，藉以妖魔化異己。其立論依據是這樣：在這島上，隨著人口凋零，外省人將越來越少，而本省人則始終佔絕大多數，因此，進行仇中反華的族群操弄，必然將在選舉上穩操勝券。 <text:line-break/><text:line-break/>而我也就是在 1998-1999 年這樣一種仇中反華戰略藍圖開展之際，決定和這個黨對立，從此和幾乎所有昔日同志，一刀兩斷。 <text:line-break/><text:line-break/>從 1998 年到今天，隨著媒體與教育的全面掌控，全面「綠」化，打著民主自由與公義之名，虛構歷史，歪曲歷史，美化自身，妖魔化對手，全面造謠，全面醜化；仇中反華的政治操弄更是不斷升級，無往不利，成為一種選舉必勝的法寶。 <text:line-break/><text:line-break/>這一切當然不是民進黨所能辦到，而是美國打壓中國崛起之一手策畫。台灣的真正統治者，就如阿扁所說，是「美國在台軍政府」，是 CIA；台灣事實上就是美國人的準軍事殖民地，用來攻擊中國的一顆人肉炸彈，甚至人肉核彈，戰略地位極其關鍵而重要。 <text:line-break/><text:line-break/>至於民進黨，在阿扁成功取得政權後，事實上就已經成為以李登輝黑金勢力為首之「舊國民黨」借屍還魂的一具軀殼，國、民兩黨開始大規模公開政治雜交、混血，基因重組。你看，檯面上這些人，包括當今權力最大的蔡英文及陳明文這兩位 (當然還有其他一大堆人，族繁不及備載)，套句民進黨的流行指控用語，不就都是所謂「黨國餘孽」嗎？都是幾年前看準政治風向才跳槽，瞬間由藍轉綠，由統轉獨，看中的就是仇中反華這張政治操弄王牌無往不利的威力，藉以奪權撈錢。 <text:line-break/><text:line-break/>另外則是一些同樣是把政治當成一種撈錢奪權事業的所謂參與者，例如吃相極其難看的新潮流中生代與新生代 (邱義仁之後的那些人)，幾乎全數都當大官、董事長，附隨者眾，雞犬昇天，佔盡肥缺，至少也都能撈到一官半職，當個地方局處首長什麼的。而且膽子特大，非法濫權，法律根本不看在眼裏；把國家資源與社會公器當成自家戰利品，賣官鬻爵，為所欲為，貪婪無度毫無底線。 <text:line-break/><text:line-break/>柯文哲說得對，國民黨的「餐桌禮儀」比較好，民進黨吃相太難看。十幾年前就有這麼一個笑話，話說國民黨貪污舞弊就像拿湯匙喝湯，暗中偷吃點肉，但仍有點羞恥心，很斯文。但是民進黨卻是絲毫不顧吃相，爭先恐後，大家拼命開怪手 (挖土機) 來，金山銀山整座挖比較快，用湯匙吃太慢了。 <text:line-break/><text:line-break/>我們黨外人士用青春、血汗的痛苦代價所爭取來的一切改革，幾乎全數被民進黨所摧毀。黨外對於舊國民黨的一切批評與改革，民進黨藉以篡奪、換取個人權位之後，卻幹得比舊國民黨還更加齷齪與荒唐，例如分贓酬庸之貪婪無恥程度，跡近瘋狂；不但雞犬昇天，而且肥水不落外人田，全家大小一起撈；上萬個官位大家分，無數公家資源大家搶，就像古時候攻城掠地後打家劫舍自行封官鬻爵那樣一種末日景象。 <text:line-break/><text:line-break/>比方說新潮流的創流大老吳乃仁，夜夜笙歌，酒色之際喬權力喬利益喬位置喬人馬，自己女兒當台苯董事長，自己兒子當台苯董事，自己太太當台苯顧問，上千萬年薪，錢多事少離家近，無專長可，免經驗可，啥事也不用幹便數千萬入袋，憑什麼？台苯是他家開的公司嗎？ <text:line-break/><text:line-break/>至於黨外所深惡痛絕的黑白掛勾、官商勾結、變更地目炒地皮、圍標綁標包工程、回扣關說特權橫行等等等，更是民進黨的家常便飯；幾乎過去一切批評國民黨之醜陋惡行，自己卻全部如法炮製，甚且變本加厲。 <text:line-break/><text:line-break/>比方說，黨外批評舊國民黨司法不獨立，法院是國民黨開的，法官效忠於黨而不是依法辦事。黨外改革之後，國民黨退出司法，當民進黨把權力搶了，如今法院卻變成是民進黨開的，效忠於黨，而不是效忠於人民所託付的法律秩序與法治精神。 <text:line-break/><text:line-break/>比方說，黨外批評舊國民黨控制教育，政治污染校園，於是國民黨退出了，民進黨卻大舉入侵校園，掌控教育人事與資源，服務一黨之私，並洗腦學生，以學生充當政治工具，把每個學校變成黨校；綠營主導之政治活動及置入行銷式之「假學術真政治」活動，在校園完全橫行無阻。 <text:line-break/><text:line-break/>比方說，黨外批評舊國民黨控制媒體，要求黨政軍退出。於是國民黨真的退出了，民進黨卻大舉入侵，徹底掌控媒體到近乎滴水不漏的程度，整個島內媒體幾乎全數變成黨的宣傳機器，每天造謠抹黑、挑撥族群仇恨，鼓吹仇中反華，污衊一切黨的異己，完全喪失媒體應有的基本誠信與正直。那不是媒體，那是一種洗腦機器，一種造謠抹黑鼓吹仇中反華煽動仇恨異己的政治工具。 <text:line-break/><text:line-break/>就連民進黨最愛吹噓的言論自由也一樣大開文明倒車，一方面表彰鄭南榕追求言論自由的精神，一方面卻又想方設法扼殺言論自由的空間，甚至以法律對付異己。 <text:line-break/><text:line-break/>比方說，黨外反戒嚴，更反對取代戒嚴令所制定之國安法。鄭南榕以及死在我懷裏的好友詹益樺，更是誓死反對，兩人一前一後為此自焚。早期的民進黨同樣也為了反對國安法發動一系列抗爭，如今大權在握，卻不但不廢國安法，反而還把它修訂得更加法西斯，更加荒唐離譜；以防範所謂「中共同路人」之名，妖魔化異己言論，醜化兩岸交流，藉以製造寒蟬效應，以捍衛一黨政權。 <text:line-break/><text:line-break/>更荒唐的是，以捍衛人權為名，行政治打壓之實。一方面平反所有政治案件，刻意誇大渲染，包括幾十年前的匪諜案也統統說是冤獄假案，全是國民黨傷害人權的惡行，一方面卻又拼命制定法律，以防範「中共同路人」之名，嚇阻兩岸民間交流；所謂欲加之罪何患無詞，不惜製造更多政治案件，妖魔化任何批評民進黨仇中反華的聲音。 <text:line-break/><text:line-break/>我如果要把一切大開文明倒車的例子講完，恐怕得寫成一套系列叢書。這一大夥人，不管來自哪個派系、哪個政黨，組成了現在這樣一個民進黨，與其說它是一個黨，不如說是一個結合黑道與財閥的政治幫派組合，一個貪贓枉法的特權犯罪集團，缺乏任何基本信念與價值，把一切理想與理念視為奪權撈錢的手段；幫派凝聚力極強，對外則敵我意識分明，互相掩護，奉行分贓政治與權位世襲，唯利是圖，蠶食鯨吞整個島嶼。 <text:line-break/><text:line-break/>這就是民進黨，寫來滿紙污穢。我其實很不喜歡寫，之所以寫它只是想說，你要支持什麼黨或什麼人都行，但你若真心在乎他，那就應該督促他，讓他往好的方向走，而不是一味袒護其惡行。這就好像你若真心愛你的小孩或親友，你一定會希望他千萬不要學壞，不要作奸犯科，不要吸毒，不要偷搶拐騙，應該好好做人，行事正直，回報社會。 <text:line-break/><text:line-break/>這道理會很難懂嗎？你若真的在乎一個黨，你會希望看到一堆人渣篡奪把持這個黨，然後每天貪贓枉法胡作非為嗎？縱容或袒護這樣一種腐敗，除了肥了人渣歹徒們之外，卻傷害了社會大眾的長遠福祉，對誰能有什麼益處呢？難道你真的會相信這樣一些貪得無饜的政客會為了什麼神聖政治主張而犧牲奉獻？他們平常連一點點私利都絲毫不放過，吃銅吃鐵什麼都要吃，難道你還真相信他們有著什麼真實的理想或信念？ <text:line-break/><text:line-break/>被騙一次很正常，被騙兩次算是很老實，如果被騙三百次，那就不是騙子的問題，而是被騙的人美感與道德感或智能上出了問題。 <text:line-break/><text:line-break/>後記： <text:line-break/><text:line-break/>民進黨檯面人物很壞，但黨的支持者卻大多良善正直 (我指的是那些「非菁英」的族群)；單純，熱情，充滿正義感。我對過去這些所謂販夫走卒之基層同志，至今依舊充滿眷戀，昔日情感未曾稍減。但其為人，也正因為心思單純樸素，很容易被操弄，很容易相信謠言與耳語渲染。面對他們，心裏總有說不出的壓抑與惆悵；為免彼此尷尬，能閃則閃，能避則避。無言以對之餘，我常希望有一天，他們能明白我永遠都不會是他們的敵人。 <text:line-break/><text:line-break/>今天吃晚餐時，聽學姊說成大及高雄中山大學等等，到處可見支持香港、醜化大陸之各種荒唐標語口號，我聽了心裏很感慨，很想仰天長嘯，痛哭一場。這究竟是一個什麼樣的世界？為何求得人間一點正道竟如此艱難？做為一個黨外，從年少到中老，差不多三十七、八年過去了，許多時候實在覺得很累，孤單無助，充滿誤解與挫折，彷彿永遠得活在眾人的異樣眼光下。 <text:line-break/><text:line-break/>學姊還說她昨晚做了個噩夢，害她長夜哭泣。她說，夢裏有一種高科技機器人，鬼魅一般四處巡邏，足以偵測人類思維；思想不正確者便予以殲滅，而我在夢中也註定將死。學姊這夢很科幻，要是真有這麼厲害的機器人能夠知我心意，我應該是不會被殲滅才對，因為我心裏深處想的只是一些理應全然無害的東西，而非任何正確或不正確的「思想」。 <text:line-break/><text:line-break/>我從國外最好的醫學中心，一直到台灣最基層的醫院，全都待過，那是完全不同的世界。目前在林園工作，那是高雄市一個充滿空污的貧窮偏鄉，同時也是我工作過最窮的一個區域，各式各樣的窮人非常多。每天聆聽一個又一個生活故事與病情，就像一次又一次的重擊；感同身受之餘，悲傷難抑，感覺很無助。除了開藥，我還能幫上什麼忙？ <text:line-break/><text:line-break/>剛剛四歲女兒又在夢中哭泣哀嚎，哭得非常悲傷，到底她是夢見了什麼？每次隔天早上問她，她都跟我說是夢見恐龍。可是，恐龍會每個晚上出現甚至十多次嗎？ <text:line-break/><text:line-break/>剛剛一聽見她又在哀嚎，我趕緊從書房飛奔過去，看她已經哭成淚人兒。我拍拍她的背，摸摸她的頭，輕吻她的臉頰，花了很多工夫，方才讓她再度沉沉睡去。我心裏想：這麼小的一個娃，沒做錯任何事，為什麼打從一出生卻得承受那麼多難以言喻的痛苦？因為她，我跟上帝似乎又更加有話說了，我只能向祂祈求不是嗎？ <text:line-break/><text:line-break/>因為那麼多飽受生活摧殘、被政治遺忘的窮人，我跟上帝似乎又更親近了，我只能求祂憐憫不是嗎？因為這個悲情島嶼，我對上帝似乎又更加不解了；島嶼子民數百年來不曾加害於人，只有受害的份，種種人為悲劇，何日方休？ <text:line-break/><text:line-break/>=============== <text:line-break/>民進黨吃相貪婪，不准任何人恥笑！ <text:line-break/><text:line-break/>聯合報 社論 <text:line-break/><text:line-break/>2019年10月2日 <text:line-break/><text:line-break/>台北市長柯文哲日前表示，「扣掉統獨，藍綠兩黨沒什麼不一樣，但國民黨的餐桌禮儀比較好」，被指暗酸民進黨「吃相不好」。行政院長蘇貞昌回應表示，民進黨政府非常盡心盡責維護台灣的主權，讓台灣能獨立自主的在國際社會上有一席之地，不容任何人來恥笑或者講風涼話。柯文哲再回嗆「老百姓自己有眼睛」、「絕對權力使人絕對腐化」。 <text:line-break/><text:line-break/>老實說，這只是颱風天裡的政治口水，毫無營養。這場颱風，風不大，官威很大；雨不小，政治口水也不少。但蘇貞昌在耍官威怒責花蓮防災連不上線之餘，不忘與柯文哲互噴政治口水時顯露的心態，卻令人吃驚。 <text:line-break/><text:line-break/>民進黨政府被指責吃相不好，蘇揆辯稱盡心盡責維護主權，這什麼邏輯？難道高唱維護主權，就可以搶官卡位，貪婪無度，不顧吃相？蘇貞昌的回應，牛頭不對馬嘴，不但畫錯重點，根本就是顧左右而言他。 <text:line-break/><text:line-break/>按照蘇貞昌的邏輯，似乎是說民進黨多少人犧牲個人自由，打破國民黨威權統治，台灣才能走到民主、自由、開放，所以不論什麼作為，也不容恥笑。蘇貞昌邏輯背後的心態，這是民進黨打來的天下，所以「國家就是我家」；這是人民欠民進黨的，所以不容質疑。去年九合一選舉重挫後，民進黨代理主席林右昌還說，「台灣人民已經不欠民進黨」；如今蔡英文選情回穩，蘇貞昌又回頭向台灣人民討債了。 <text:line-break/><text:line-break/>民進黨吃相凶狠，即使去年九合一選舉已經把「吳音寧們」以及民進黨派系打手，教訓了一頓，但民進黨何曾在乎？就像從總統府私菸案到英系大將陳明文的三百萬行李箱，總會有人掩護，有人圍事，有人築防火牆，還會有人指導辦案。 <text:line-break/><text:line-break/>蘇貞昌的回應，反映了民進黨從來不怕吃相不好，只怕吃慢吃不撐的關鍵：只須轉移焦點，搶搭「芒果乾」（亡國感）列車，把所有失政問題都引導到反中戰場上。掛起「愛台灣，顧主權」的招牌，任何對國政的質疑，不是假新聞，就是有「中共代理人」之嫌。反中成為民進黨政府失政敗德的遮羞布，不但遮住難看的吃相，還掩蓋滿桌的杯盤狼藉。 <text:line-break/><text:line-break/>諷刺的是，蘇貞昌極力強調維護台灣主權，讓台灣能獨立自主的在國際社會上有一席之地，但這除了是空話大話外，蔡政府在國際上維護了什麼台灣主權？三年來丟掉七個邦交國，五天接連斷交兩國，被國際組織拒於門外；台灣在國際社會上原有的一席之地，已被壓縮得幾無容身的空間，蘇貞昌居然還拿來說嘴。 <text:line-break/><text:line-break/>民進黨政府最能炫耀的是台美關係突破升級，但這又恰好與它所強調的「獨立自主」背道而馳。蔡政府愈來愈仰賴不願與台灣復交的美國，來維護台灣的邦交；台灣自甘淪為美國抗中的戰略棋子，盼望美國透過「台北法案」等工具，威脅台灣友邦不得轉向北京，蔡英文總統的踏實外交，只能躲在美國棍棒外交的羽翼下。但蔡英文才滿口感謝，「台北法案」新版內容已大幅縮水，仍是口惠成分多。至於「小弟弟」外交部長吳釗燮，見到「最敬愛的大哥哥」日本駐台代表就矮一截，這也是台灣「獨立自主」的外交實踐？ <text:line-break/><text:line-break/>說穿了，蔡政府的兩岸與外交操作，一是反中仇中，二是仗美嗆中，三是賣芒果乾，最後是催化選票。蔡政府思考的重點是，如何利用升高的兩岸情勢，轉移失政質疑，壓制內部異議，進而把兩岸危機與外交赤字轉化成蔡英文的選票紅利，而亡國感就是其中的酵母粉和催化劑。 <text:line-break/><text:line-break/>中國大陸外長王毅被問到挖台灣邦交國是否在幫蔡英文連任，也不再考慮台灣民心，兩度回答說「這什麼邏輯？」；顯然北京的知台主政者還看不懂台灣的選舉邏輯，也還難與台灣民眾心靈契合。不過，蘇貞昌在颱風天大噴的政治口水，也許有助於王毅看懂「這什麼邏輯」。</text:p>
      <text:p text:style-name="P6">林炤育   |  2019.10.02 18:06   |   <text:a xlink:type="simple" xlink:href="http://palinfo.habago.org/Entry?Command=Information_PrintForum&amp;iPage=1#FORUM37950"><text:span text:style-name="T4">#</text:span></text:a></text:p>
      <text:p text:style-name="P5">火鍋大王準備花數年的時間，製作影片，講述那段讓人心痛的歷史。 <text:line-break/>https://youtu.be/Gl1bPVn81Ok <text:line-break/>感謝火鍋大王。 <text:line-break/><text:line-break/>有網友對火鍋大王的開場白做了摘要 <text:line-break/><text:line-break/>Excellent introduction! A few points: <text:line-break/><text:line-break/>1) Perfect timing for the intorduction. October 1st, the 70th Birthday of the PRC. <text:line-break/>2) The first 4 minutes is a courageous baring of the soul. What Nathan describes is so true of far too many expats in China who believe themselves to be superior to the Chinese. Not very many of them have the courage (like Nathan) to admit to themselves that their attitude is wrong. <text:line-break/>3) Nathan's methodology reveals a well-ordered mind that knows that this is a challenging and complex story to tell and that he's given it considerable thought. <text:line-break/>4) Hopefully a link to this introductory video will be added to all subsequent videos for the latecomers who might be confused by this or that. <text:line-break/><text:line-break/>Finally, a note to the anti-Nathan misfits out there. Admit it, you dislike him because he puts you in the shade. Where perceptivesness, intelligence, being articulate, positive and courage are concerned you misfits have nothing to offer. Most galling of all to you is that Nathan is not even Chinese...! Not so easy to dismiss him as it is to dismiss a Chinese, is it...?</text:p>
      <text:p text:style-name="P6">陳真   |  2019.10.02 11:34   |   <text:a xlink:type="simple" xlink:href="http://palinfo.habago.org/Entry?Command=Information_PrintForum&amp;iPage=1#FORUM37949"><text:span text:style-name="T4">#</text:span></text:a></text:p>
      <text:p text:style-name="P7">卡韓政變 (177)：跟腦殘當同胞，真是很不幸的一件事 <text:line-break/><text:line-break/>陳真 2019. 10. 02. <text:line-break/><text:line-break/><text:line-break/>我第一次深深感受到洗腦的威力是在我念完國中準備上高中的那個暑假，我跟班上一個好朋友說，我很喜歡柏楊先生。沒想到他馬上臉色大變說，"那個人很偏激哦"。我這同學很聰明，居然也會被洗腦，因此讓我感到更加訝異。他根本不知道柏楊寫過哪些內容，"偏激" 二字卻馬上不經思索脫口而出。 <text:line-break/><text:line-break/>"偏激" 是曾經主導台灣政治長達數十年的一個最溫和的基本抹黑辭彙，跟 "黨外人士" 畫等號 (另一個等號是 "陰謀野心份子")。不管你走到哪，特別是在校園裏，只要一講起 "少數害群之馬" (即任何批評政府的人)，"偏激" 就會脫口而出；人們用 "偏激" 來做出一切結論；不管討論什麼，說來說去就是一句 "很偏激"。 <text:line-break/><text:line-break/>這就如同現在不管走到哪，人們只要一講起韓國瑜，"草包" 或 "鬼混" 或 "落跑" 等辭彙就會直接扣上來，具有非常高度的一致性，就像在念台詞那樣，每個人脫口而出就是一模一樣的對白。腦殘們甚至會為此憤憤不平，彷彿韓國瑜與他有殺父之仇似的。不妨再看看我曾貼過的這段影片： <text:line-break/><text:line-break/>https://bit.ly/2mrl6MB <text:line-break/><text:line-break/>看 1:22-1:38 及 3:05-3:18。特別是3: 12那位腦殘，嘴臉真是很經典。大家 "看" 得出來我想講的那樣一種意思嗎？好像充滿什麼正義感似的嘴臉。一個人的智商如何，許多時候你光是用眼睛 "看" 就能看得出來，因為一個人的聰慧程度，恰恰就寫在臉上。 <text:line-break/><text:line-break/>洗腦或抹黑不一定透過造謠，它其實就像一種廣告，讓你像隻鸚鵡一樣，不斷覆述其基本台詞，但你會以為這是你自己的思考結果。 <text:line-break/><text:line-break/>人渣黨有個惡性程度相當高的政客叫做蘇啥小昌的，現在在當所謂行政院長，沐猴而冠，作威作福，嘴臉相當難看，相當卑鄙的一個無恥小人，吃相難看，為害社會由來已久。當上行政院長後，經常用一些奧步來抹黑韓國瑜，比方說透過剪接，移花接木，營造韓國瑜開會打瞌睡或挨他罵的窩囊形象。 <text:line-break/><text:line-break/>我要說的是，你看，去年那些選輸對手幾十萬票的人渣黨政客，選輸後竟然反而做更大的官，一個當行政院長，一個當行政院副院長，一個當交通部長，反過頭來折騰、羞辱那些去年選贏他們數十萬票的對手，動輒故意刁難其施政，想方設法抹黑之羞辱之，其中以這位蘇啥小昌的行徑最為惡質最為無恥。 <text:line-break/><text:line-break/>沒有人規定敗選者不能當勝選者的頭頂上司，但是今天倘若是國民黨這麼做，你想，綠油油的主流媒體會塑造出什麼樣的 "輿論" 來？一定會說這是反民主不是嗎？一定會逼他們下台不是嗎？倘若今天是國民黨這麼做，而且同樣也是作威作福、刁難與奧步不斷，你想，綠油油的主流媒體會幹出什麼事來？肯定會鼓吹、讚揚群眾用各種方式去圍堵、攻擊他們不是嗎？ <text:line-break/><text:line-break/>我寫這個是要寫給腦殘看的，我想問腦殘們，你們肯不肯花幾秒鐘去想一想自己到底知不知道自己在想什麼？ <text:line-break/><text:line-break/>為什麼世界上會有這樣一個島，而島上的人居然如此容易被洗腦。明白這些道理，有那麼難嗎？比方說，韓國瑜哪有什麼喝酒問題？哪有什麼打麻將問題？如果你真的在乎一個政治人物應該像我一樣滴酒不沾不會打牌，那你應該去痛罵人渣黨的大部份政客才對啊，那些人渣豈止喝幾杯小酒？豈止打幾副小牌？他們簡直就是環肥燕瘦夜夜笙歌不是嗎？酒店才是他們的 "辦公室"。再怎麼罵，都不應該罵到韓國瑜的頭上來。 <text:line-break/><text:line-break/>至於什麼鬼混，就我做為一個台南人的經驗，賴清德才是真正的鬼混大王，在他擔任台南市長的期間，台南市根本就是無政府狀態。我講這話一點都不誇張。相反地，韓國瑜卻是台灣政治史上恐怕是施政第二認真第二拼命的一個市長。第一名是誰呢？那就是陳定南。荒唐的是，像韓國瑜這樣一個工作認真到恐怕快要爆肝的政治人物，卻反而跟 "鬼混" 畫上等號，而人渣黨一大堆整天就是存心鬼混、整天盤算權力名位的人渣政客，卻反而被塑造成勤政愛民。 <text:line-break/><text:line-break/>跟腦殘當同胞，真是很不幸的一件事，因為正常人一票，腦殘也是一票，而腦殘卻往往比蟑螂還多。島嶼安和樂利與否的前途，其實就掌握在誰能帶動腦殘們的思維。</text:p>
      <text:p text:style-name="P6">陳真   |  2019.10.01 20:55   |   <text:a xlink:type="simple" xlink:href="http://palinfo.habago.org/Entry?Command=Information_PrintForum&amp;iPage=1#FORUM37948"><text:span text:style-name="T4">#</text:span></text:a></text:p>
      <text:p text:style-name="P5">卡韓政變 (176)：郭董與阿扁 <text:line-break/><text:line-break/>陳真 2019. 10. 01. <text:line-break/><text:line-break/><text:line-break/>現在很多人罵阿扁、罵李遠哲，這不希奇。希奇的是，遠在30年前，從九零年代就已經看出這些人在政治上的惡劣人品，那才真的是需要眼光。 <text:line-break/><text:line-break/>不要說九零年代，即便來到21世紀初，批評阿扁都很難引起共鳴 (我過去習慣以 "天字第一號大壞蛋" 來稱呼他)。對之稍有不敬，馬上會招來威脅、辱罵、抹黑以及各種不可思議的攻擊與騷擾，非常卑劣與醜陋；要不就說我瘋了，說我言論荒唐離譜，離經叛道，說我居然把那麼偉大而美好的政治家乃至民族救星說成行不由徑的私心政客；彷彿我批評的不是一個政治人物，而是一個憐憫眾生的神，神聖不可冒犯，否則就會遭天譴似的那般離經叛道。 <text:line-break/><text:line-break/>批評李遠哲也一樣。記得 2000年時，阿扁選總統，李遠哲是他的 "國師"，辭掉中研院院長一職相挺，很多人感動到痛哭流涕，奉若神明。當時我寫文章說李遠哲是個政治牆頭草，缺乏誠信與基本信念，忽藍忽綠，忽統忽獨，今天擁核明天反核，見人說人話，見鬼說鬼話。文章一寫完，馬上就招來無數 "報應"。 <text:line-break/><text:line-break/>這些人，也許是個好爸爸、好老公或好老師，但是做為一個公眾人物乃至政治人物，卻是一種禍害，一種極其不堪的負面典範。 <text:line-break/><text:line-break/>我並不覺得我眼光特別好，只能說一般人或這個社會的鑑賞能力實在太差；嚴格說來，我不知道究竟是島內人們的道德感出了問題還是美感鑑賞能力欠佳，明明是個貪婪的大壞蛋，明明是個翻來覆去的小癟三，卻都曾經被台灣人視為宛若神明那般的美好希望之所在。 <text:line-break/><text:line-break/>郭台銘也是一例。過去我們看不見他，難以評價，現在他跳上檯面，第一時間理當就能看出其人之卑鄙。實在很納悶至今怎麼還會有人仰慕這樣一個行事窩囊陰暗任性猥瑣的小人？一個人究竟是要惡劣到什麼程度、使壞到何種地步，然後人們才能終於看見他的真實樣貌？ <text:line-break/><text:line-break/>郭台銘說，他之退選是因為他只談政策談願景，而其他人 (指韓國瑜) 卻只會抹黑，只會說謊吹牛。郭說自己受不了這種 "只會抹黑" 的選舉環境，所以要退選。郭還大罵韓國瑜一大堆很難聽卻完全不是事實的話。 <text:line-break/><text:line-break/>我不想再覆述無數陰暗齷齪事件的細節，我只是想說：郭台銘憑著他幾千億財產，買通或吸引無數媒體與媒體人以及許多藍綠政客，聯合民進黨及柯文哲，打從四月開始，每一天除了造謠抹黑，還是造謠抹黑，用盡各種下三濫手段醜化妖魔化韓國瑜，其鋪天蓋地的齷齪程度，前所未見。這樣一個人，卻反而還指控受害人，然後說自己受不了這麼骯髒的政治環境，所以只好退選。你聽了，難道還看不出來這是一個什麼樣的人？ <text:line-break/><text:line-break/>如今，郭退選總統，改攻國會，並致力於把韓國瑜拉下來。我相信，只要郭、柯、宋及人渣黨和一堆尾巴黨還在，往後至少幾年 (不只是幾個月)，台灣政治恐怕會比現在更加臭不可聞。 <text:line-break/><text:line-break/>CIA 駐台特務司徒文 (William Anthony Stanton)，故意對外說郭台銘是中共派出來的政治打手，目的是要影響台灣政壇，破壞台灣的民主自由。這真是鬼扯到極點，司先生難道以為大家都是白痴？中共會派出一個人來幫助民進黨死裡翻身、乃至大獲全勝？ <text:line-break/><text:line-break/>相反地，若要說 "郭台銘之亂" 背後沒有美國因素，我才不信。郭、柯兩人 (特別是郭)，絕對是往後台灣政壇除人渣黨之外的一大亂源。我不相信這是一種偶然，也不相信這只是個人心意使然。 <text:line-break/><text:line-break/>我原本想這麼說，"郭台銘就是一個有幾千億身家的阿扁"，財產比阿扁多出了一個0。但我後來覺得這樣講對阿扁不公平。財富上，一個郭台銘等於十個阿扁。但在敗德面向上，我看一個郭等於至少一百個扁。 <text:line-break/><text:line-break/>過去這十年來，台灣政壇人渣輩出，如雨後春筍。看多了人渣，我早已不再覺得阿扁是 "天字第一號大壞蛋" 了，跟時下當紅的人渣們相比，阿扁之壞，簡直連比都不能比了。 <text:line-break/><text:line-break/>施明德相信美麗島辯護律師群很多是國民黨臥底，但我只知道謝長廷以及我過去尊敬現在仍對之深懷情感的江鵬堅是調查局特務 (江臨終前自己坦承)，至於其他辯護律師還有誰是特務，恐怕只能留待日後史料解密方知。 <text:line-break/><text:line-break/>我知道阿扁早年是國民黨人，但他是不是特務我不敢說。我只能說，不管怎麼樣，阿扁好歹參與過黨外運動的發展，貢獻了屬於他的一份心力。但是郭台銘卻只是財大氣粗，有錢有閒就突然跑出來，用盡下三濫手段來從事政治，根本無一絲可取之處。 <text:line-break/><text:line-break/>其所謂龐大事業王國，更是為富不仁，長年違法行事，怙惡不悛，視勞工如畜牲，基本上就是一個對法律與他人生命視若無睹的奸商。我不知道那些仰慕他的人究竟知不知道自己在仰慕什麼？ <text:line-break/><text:line-break/>騙子其實不可怕，可怕的是為數眾多、不斷被騙的腦殘們。我始終覺得，事實性的東西也許很容易透過造謠來騙人，但是，美學性、道德性的東西，那就根本是怎麼騙都騙不了了，因為那涉及一種鑑賞力，簡單說就是判斷人事物善惡美醜的能力。這恐怕才是一個社會長期發展良莠的根本因素。 <text:line-break/><text:line-break/>每次聽到人們紛紛在說誰好棒或哪部電影好棒，我常有一種無語問蒼天的感覺。記得大腸花之亂以及當時柯文哲聯手民進黨對連勝文進行鋪天蓋地的抹黑與嫁禍栽贓時，柯被主流綠媒捧成神明，眾人膜拜；特別是年輕一代，完全就是把他當成偶像，甚至還有朋友熱切地問我要不要趕緊搬回台北，以便能接近偉大的柯文哲。 <text:line-break/><text:line-break/>我不知道大家聽懂不懂我在說什麼，我只能盡力用最粗淺的大白話來表達，但表達能力畢竟很有限。 <text:line-break/><text:line-break/>我其實都不是在講一時一地的什麼選舉或藍綠，我對郭、柯等等這些不值一提的小人物也一點興趣都沒有，我甚至不是真的想談統獨，也不是在講任何一種政治，我要說的恰恰就只是有關大或小，高或低，深或淺，遠或近。至於那些保存期限很短的東西，我其實並沒有很大的興趣。我希望人們能注意那些幾乎不會隨時空而改變的東西，那也許才是生命長存之憑藉。 <text:line-break/><text:line-break/>後記： <text:line-break/><text:line-break/>剛畢業時，原本是想要去日本東京大學念神經生物學或分子遺傳。後來，家破人亡，政治摧毀了兩個家庭，我則因為叛亂案被限制出境，於是只好留下來當了八年醫生，直到政治解嚴，直到我考上公費留學才有盤纏。那時候的我，已經不知不覺走上哲學這條路。 <text:line-break/><text:line-break/>曾經跟劍橋的老師提起我當初其實是想走入實驗室，想把一生投入研究那些肉眼看不見卻足以長久左右生命的東西，例如基因，後來卻走上似乎更加 "根本" 的哲學。 <text:line-break/><text:line-break/>老師問我為何有此巨大轉變？我說某個意義上並沒有轉變，我總是會被那些很根本的東西所吸引，就如同 "1為何是1"、"為何我知道這是一個茶杯？"、"為何我能理解別人"...等等等，對我始終是個謎，我想解開謎底，彷彿生命的一切秘密就藏在裏頭似的。</text:p>
      <text:p text:style-name="P6">林炤育   |  2019.10.01 15:48   |   <text:a xlink:type="simple" xlink:href="http://palinfo.habago.org/Entry?Command=Information_PrintForum&amp;iPage=1#FORUM37947"><text:span text:style-name="T4">#</text:span></text:a></text:p>
      <text:p text:style-name="P7">大音稀聲，還是有人願意跳出來仗義執言。 <text:line-break/><text:line-break/>韓市長8個月完成近5項政見！ --曾經的民進黨員高雄執業醫師黃義霖。 20190929 <text:line-break/>https://youtu.be/LFcmd7-7IGU <text:line-break/><text:line-break/>挺綠"石頭里長"轉挺韓：還給韓一個公道 新聞大白話 20190926 <text:line-break/>https://youtu.be/vfOTaY43O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